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900000152803E3B734E96584A.png" manifest:media-type="image/png"/>
  <manifest:file-entry manifest:full-path="Pictures/10000201000004780000038B8A40826F41671255.png" manifest:media-type="image/png"/>
  <manifest:file-entry manifest:full-path="Pictures/1000020100000490000001EB8AF0F0899DFE435D.png" manifest:media-type="image/png"/>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1CD0000015FBCAE5967193E2767.png" manifest:media-type="image/png"/>
  <manifest:file-entry manifest:full-path="Pictures/10000201000004C10000013F4922753BD3E9F312.png" manifest:media-type="image/png"/>
  <manifest:file-entry manifest:full-path="Pictures/1000020100000320000000DFA237475792DB85B2.png" manifest:media-type="image/png"/>
  <manifest:file-entry manifest:full-path="Pictures/10000201000003F70000025D2DBE1D458EA9A101.png" manifest:media-type="image/png"/>
  <manifest:file-entry manifest:full-path="Pictures/1000020100000400000002409C9B8756BF1EB282.png" manifest:media-type="image/png"/>
  <manifest:file-entry manifest:full-path="Pictures/100002010000041D0000014E1772FCDFDF69FD96.png" manifest:media-type="image/png"/>
  <manifest:file-entry manifest:full-path="Pictures/10000201000005020000011669F3E68410CD9623.png" manifest:media-type="image/png"/>
  <manifest:file-entry manifest:full-path="Pictures/1000020100000341000002460048A9E22DE55884.png" manifest:media-type="image/png"/>
  <manifest:file-entry manifest:full-path="Pictures/100002010000028E00000144AE4F3D228B3E42CB.png" manifest:media-type="image/png"/>
  <manifest:file-entry manifest:full-path="Pictures/10000201000002BC0000018FC746F981F8CA8CB1.png" manifest:media-type="image/png"/>
  <manifest:file-entry manifest:full-path="Pictures/100000000000032000000258A4ACB7522ECEED40.png" manifest:media-type="image/png"/>
  <manifest:file-entry manifest:full-path="Pictures/10000201000003260000019590065851CF03E206.png" manifest:media-type="image/png"/>
  <manifest:file-entry manifest:full-path="Pictures/10000201000002BC0000018C6381649CFE457FCC.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0000000032000000258C1009CD1207AB308.png" manifest:media-type="image/png"/>
  <manifest:file-entry manifest:full-path="Pictures/1000020100000408000002E213E3C55D02B0B833.png" manifest:media-type="image/png"/>
  <manifest:file-entry manifest:full-path="Pictures/100002010000032000000129E5BEE39A15BCC610.png" manifest:media-type="image/png"/>
  <manifest:file-entry manifest:full-path="Pictures/10000201000001470000009A61286A1428EBD72D.png" manifest:media-type="image/png"/>
  <manifest:file-entry manifest:full-path="Pictures/10000000000003200000025892563083B31ABA98.png" manifest:media-type="image/png"/>
  <manifest:file-entry manifest:full-path="Pictures/1000000000000320000002580CE3EDEAB72D5D2F.png" manifest:media-type="image/png"/>
  <manifest:file-entry manifest:full-path="Pictures/10000201000002300000018FAC15967BBF94B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Footer">
      <style:paragraph-properties fo:text-align="end" style:justify-single-word="false" fo:padding="0in" fo:border="none">
        <style:tab-stops>
          <style:tab-stop style:position="2.25in" style:type="center"/>
        </style:tab-stops>
      </style:paragraph-properties>
    </style:style>
    <style:style style:name="P7"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0" style:family="paragraph" style:parent-style-name="Standard">
      <style:text-properties style:font-name="Crimson Text"/>
    </style:style>
    <style:style style:name="P11" style:family="paragraph" style:parent-style-name="Standard">
      <style:text-properties style:font-name="Theano Didot" style:language-asian="zh" style:country-asian="CN"/>
    </style:style>
    <style:style style:name="P12" style:family="paragraph" style:parent-style-name="Standard">
      <style:text-properties fo:language="en" fo:country="non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5"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6"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7" style:family="paragraph" style:parent-style-name="Standard">
      <style:text-properties officeooo:paragraph-rsid="001e56db"/>
    </style:style>
    <style:style style:name="P18" style:family="paragraph" style:parent-style-name="Standard">
      <style:text-properties style:font-name="Crimson Text1" fo:font-weight="normal" officeooo:rsid="003c8b7c" officeooo:paragraph-rsid="003f824f" style:font-weight-asian="normal" style:font-weight-complex="normal"/>
    </style:style>
    <style:style style:name="P19" style:family="paragraph" style:parent-style-name="Text_20_body">
      <style:text-properties officeooo:rsid="000deff6" officeooo:paragraph-rsid="000deff6"/>
    </style:style>
    <style:style style:name="P20" style:family="paragraph" style:parent-style-name="Text_20_body">
      <style:text-properties fo:font-weight="bold" officeooo:rsid="003c8b7c" officeooo:paragraph-rsid="003c8b7c" style:font-weight-asian="bold" style:font-weight-complex="bold"/>
    </style:style>
    <style:style style:name="P21" style:family="paragraph" style:parent-style-name="First_20_Paragraph">
      <style:paragraph-properties fo:margin-top="0in" fo:margin-bottom="0in" loext:contextual-spacing="false" fo:text-align="center" style:justify-single-word="false"/>
    </style:style>
    <style:style style:name="P22" style:family="paragraph" style:parent-style-name="Subtitle">
      <style:text-properties officeooo:rsid="000deff6" officeooo:paragraph-rsid="000deff6"/>
    </style:style>
    <style:style style:name="P23" style:family="paragraph" style:parent-style-name="Subtitle">
      <style:text-properties officeooo:rsid="0013509b" officeooo:paragraph-rsid="0013509b"/>
    </style:style>
    <style:style style:name="P24" style:family="paragraph" style:parent-style-name="Subtitle">
      <style:text-properties fo:font-weight="bold" officeooo:rsid="001d8d62" officeooo:paragraph-rsid="001d8d62" style:font-weight-asian="bold" style:font-weight-complex="bold"/>
    </style:style>
    <style:style style:name="P25" style:family="paragraph" style:parent-style-name="Subtitle">
      <style:text-properties fo:font-weight="bold" officeooo:rsid="001e56db" officeooo:paragraph-rsid="001e56db" style:font-weight-asian="bold" style:font-weight-complex="bold"/>
    </style:style>
    <style:style style:name="P26" style:family="paragraph" style:parent-style-name="Subtitle">
      <style:text-properties fo:font-weight="bold" officeooo:rsid="001e56db" officeooo:paragraph-rsid="00202eea" style:font-weight-asian="bold" style:font-weight-complex="bold"/>
    </style:style>
    <style:style style:name="P27" style:family="paragraph" style:parent-style-name="Subtitle">
      <style:text-properties fo:font-weight="bold" officeooo:rsid="00202eea" officeooo:paragraph-rsid="00202eea" style:font-weight-asian="bold" style:font-weight-complex="bold"/>
    </style:style>
    <style:style style:name="P28" style:family="paragraph" style:parent-style-name="Subtitle">
      <style:text-properties fo:font-weight="bold" officeooo:rsid="00202eea" officeooo:paragraph-rsid="002259d7" style:font-weight-asian="bold" style:font-weight-complex="bold"/>
    </style:style>
    <style:style style:name="P29" style:family="paragraph" style:parent-style-name="Subtitle">
      <style:text-properties fo:font-weight="bold" officeooo:rsid="0027e898" officeooo:paragraph-rsid="0027e898" style:font-weight-asian="bold" style:font-weight-complex="bold"/>
    </style:style>
    <style:style style:name="P30" style:family="paragraph" style:parent-style-name="Subtitle">
      <style:text-properties fo:font-weight="bold" officeooo:rsid="0027e898" officeooo:paragraph-rsid="00321830" style:font-weight-asian="bold" style:font-weight-complex="bold"/>
    </style:style>
    <style:style style:name="P31" style:family="paragraph" style:parent-style-name="Subtitle">
      <style:text-properties fo:font-weight="bold" officeooo:rsid="0027558f" officeooo:paragraph-rsid="0027558f" style:font-weight-asian="bold" style:font-weight-complex="bold"/>
    </style:style>
    <style:style style:name="P32" style:family="paragraph" style:parent-style-name="Subtitle">
      <style:text-properties fo:font-weight="bold" officeooo:rsid="003c8b7c" officeooo:paragraph-rsid="003c8b7c" style:font-weight-asian="bold" style:font-weight-complex="bold"/>
    </style:style>
    <style:style style:name="P33" style:family="paragraph" style:parent-style-name="Subtitle">
      <style:text-properties fo:font-weight="bold" officeooo:rsid="0040f405" officeooo:paragraph-rsid="0040f405" style:font-weight-asian="bold" style:font-weight-complex="bold"/>
    </style:style>
    <style:style style:name="P34" style:family="paragraph" style:parent-style-name="Subtitle">
      <style:text-properties officeooo:rsid="003a6fcb" officeooo:paragraph-rsid="003a6fcb"/>
    </style:style>
    <style:style style:name="P35" style:family="paragraph" style:parent-style-name="titlepage">
      <style:text-properties style:font-name="Crimson Text" style:font-name-complex="Linux Libertine1"/>
    </style:style>
    <style:style style:name="P36" style:family="paragraph" style:parent-style-name="titlepage">
      <style:text-properties style:font-name="Crimson Text" officeooo:rsid="000ecb31" officeooo:paragraph-rsid="000ecb31" style:font-name-complex="Linux Libertine1"/>
    </style:style>
    <style:style style:name="P37" style:family="paragraph" style:parent-style-name="titlepage">
      <style:text-properties officeooo:paragraph-rsid="000ecb31"/>
    </style:style>
    <style:style style:name="P38" style:family="paragraph" style:parent-style-name="firstparagraph">
      <style:text-properties style:font-name="Roboto" fo:letter-spacing="0.0402in" style:font-name-complex="Open Sans1"/>
    </style:style>
    <style:style style:name="P39" style:family="paragraph" style:parent-style-name="firstparagraph">
      <style:text-properties fo:font-weight="bold" style:font-weight-asian="bold" style:font-weight-complex="bold"/>
    </style:style>
    <style:style style:name="P40" style:family="paragraph" style:parent-style-name="firstparagraph">
      <style:text-properties fo:font-weight="bold" officeooo:rsid="002bd7c5" officeooo:paragraph-rsid="002bd7c5" style:font-weight-asian="bold" style:font-weight-complex="bold"/>
    </style:style>
    <style:style style:name="P41" style:family="paragraph" style:parent-style-name="firstparagraph">
      <style:text-properties fo:font-weight="bold" officeooo:rsid="002bd7c5" officeooo:paragraph-rsid="002e025c" style:font-weight-asian="bold" style:font-weight-complex="bold"/>
    </style:style>
    <style:style style:name="P42"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43"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44"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45" style:family="paragraph" style:parent-style-name="firstparagraph">
      <style:text-properties fo:font-weight="bold" officeooo:rsid="002bd7c5" officeooo:paragraph-rsid="002f3302" style:font-weight-asian="bold" style:font-weight-complex="bold"/>
    </style:style>
    <style:style style:name="P46" style:family="paragraph" style:parent-style-name="firstparagraph">
      <style:text-properties fo:font-weight="bold" officeooo:rsid="002bd7c5" officeooo:paragraph-rsid="00309675" style:font-weight-asian="bold" style:font-weight-complex="bold"/>
    </style:style>
    <style:style style:name="P47" style:family="paragraph" style:parent-style-name="firstparagraph">
      <style:text-properties fo:font-weight="bold" officeooo:rsid="002bd7c5" officeooo:paragraph-rsid="0031631b" style:font-weight-asian="bold" style:font-weight-complex="bold"/>
    </style:style>
    <style:style style:name="P48" style:family="paragraph" style:parent-style-name="firstparagraph">
      <style:text-properties fo:font-weight="bold" officeooo:rsid="002bd7c5" officeooo:paragraph-rsid="0034c49b" style:font-weight-asian="bold" style:font-weight-complex="bold"/>
    </style:style>
    <style:style style:name="P49" style:family="paragraph" style:parent-style-name="firstparagraph">
      <style:text-properties fo:font-weight="bold" officeooo:rsid="002bd7c5" officeooo:paragraph-rsid="00355a50" style:font-weight-asian="bold" style:font-weight-complex="bold"/>
    </style:style>
    <style:style style:name="P50" style:family="paragraph" style:parent-style-name="firstparagraph">
      <style:text-properties fo:font-weight="bold" officeooo:rsid="002bd7c5" officeooo:paragraph-rsid="003a6fcb" style:font-weight-asian="bold" style:font-weight-complex="bold"/>
    </style:style>
    <style:style style:name="P51" style:family="paragraph" style:parent-style-name="firstparagraph">
      <style:text-properties fo:font-weight="bold" officeooo:rsid="002bd7c5" officeooo:paragraph-rsid="003b2c11" style:font-weight-asian="bold" style:font-weight-complex="bold"/>
    </style:style>
    <style:style style:name="P52"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53" style:family="paragraph" style:parent-style-name="firstparagraph">
      <style:text-properties fo:font-weight="bold" officeooo:rsid="00309675" officeooo:paragraph-rsid="00309675" style:font-weight-asian="bold" style:font-weight-complex="bold"/>
    </style:style>
    <style:style style:name="P54"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55" style:family="paragraph" style:parent-style-name="firstparagraph">
      <style:text-properties fo:font-weight="bold" officeooo:paragraph-rsid="0013509b" style:font-weight-asian="bold" style:font-weight-complex="bold"/>
    </style:style>
    <style:style style:name="P56" style:family="paragraph" style:parent-style-name="firstparagraph">
      <style:text-properties fo:font-weight="bold" officeooo:rsid="0031631b" officeooo:paragraph-rsid="0031631b" style:font-weight-asian="bold" style:font-weight-complex="bold"/>
    </style:style>
    <style:style style:name="P57" style:family="paragraph" style:parent-style-name="firstparagraph">
      <style:text-properties fo:font-weight="bold" officeooo:rsid="0031631b" officeooo:paragraph-rsid="003a6fcb" style:font-weight-asian="bold" style:font-weight-complex="bold"/>
    </style:style>
    <style:style style:name="P58" style:family="paragraph" style:parent-style-name="firstparagraph">
      <style:text-properties fo:font-weight="bold" officeooo:rsid="00356924" officeooo:paragraph-rsid="00356924" style:font-weight-asian="bold" style:font-weight-complex="bold"/>
    </style:style>
    <style:style style:name="P59" style:family="paragraph" style:parent-style-name="firstparagraph">
      <style:text-properties fo:font-weight="bold" officeooo:paragraph-rsid="00373525" style:font-weight-asian="bold" style:font-weight-complex="bold"/>
    </style:style>
    <style:style style:name="P60" style:family="paragraph" style:parent-style-name="firstparagraph">
      <style:paragraph-properties>
        <style:tab-stops/>
      </style:paragraph-properties>
      <style:text-properties officeooo:paragraph-rsid="00309675"/>
    </style:style>
    <style:style style:name="P61"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62"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63" style:family="paragraph" style:parent-style-name="firstparagraph">
      <style:text-properties officeooo:paragraph-rsid="0031631b"/>
    </style:style>
    <style:style style:name="P64" style:family="paragraph" style:parent-style-name="firstparagraph">
      <style:text-properties fo:font-weight="normal" officeooo:paragraph-rsid="0031631b" style:font-weight-asian="normal" style:font-weight-complex="normal"/>
    </style:style>
    <style:style style:name="P65"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66"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67"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68" style:family="paragraph" style:parent-style-name="firstparagraph">
      <style:text-properties fo:font-weight="normal" officeooo:rsid="00356924" officeooo:paragraph-rsid="00356924" style:font-weight-asian="normal" style:font-weight-complex="normal"/>
    </style:style>
    <style:style style:name="P69" style:family="paragraph" style:parent-style-name="firstparagraph">
      <style:text-properties fo:font-weight="normal" officeooo:paragraph-rsid="003a6fcb" style:font-weight-asian="normal" style:font-weight-complex="normal"/>
    </style:style>
    <style:style style:name="P70" style:family="paragraph" style:parent-style-name="firstparagraph">
      <style:text-properties fo:font-weight="normal" officeooo:rsid="0034c49b" officeooo:paragraph-rsid="003a6fcb" style:font-weight-asian="normal" style:font-weight-complex="normal"/>
    </style:style>
    <style:style style:name="P71"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72" style:family="paragraph" style:parent-style-name="firstparagraph">
      <style:text-properties officeooo:paragraph-rsid="0034c49b"/>
    </style:style>
    <style:style style:name="P73" style:family="paragraph" style:parent-style-name="firstparagraph">
      <style:text-properties officeooo:paragraph-rsid="00355a50"/>
    </style:style>
    <style:style style:name="P74" style:family="paragraph" style:parent-style-name="firstparagraph">
      <style:text-properties officeooo:paragraph-rsid="00373525"/>
    </style:style>
    <style:style style:name="P75" style:family="paragraph" style:parent-style-name="firstparagraph">
      <style:text-properties officeooo:paragraph-rsid="003a6fcb"/>
    </style:style>
    <style:style style:name="P76" style:family="paragraph" style:parent-style-name="firstparagraph">
      <style:text-properties officeooo:paragraph-rsid="003b2c11"/>
    </style:style>
    <style:style style:name="P77" style:family="paragraph" style:parent-style-name="firstparagraph">
      <style:text-properties officeooo:paragraph-rsid="003b3b43"/>
    </style:style>
    <style:style style:name="P78"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79"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80" style:family="paragraph" style:parent-style-name="firstparagraph">
      <style:text-properties officeooo:rsid="0034c49b" officeooo:paragraph-rsid="003b2c11"/>
    </style:style>
    <style:style style:name="P81" style:family="paragraph" style:parent-style-name="Heading_20_1">
      <style:paragraph-properties fo:margin-top="0.6665in" fo:margin-bottom="0in" loext:contextual-spacing="false"/>
      <style:text-properties officeooo:paragraph-rsid="00122ec1"/>
    </style:style>
    <style:style style:name="P82"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83"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84" style:family="paragraph" style:parent-style-name="Heading_20_1">
      <style:text-properties fo:font-size="12pt" fo:letter-spacing="0.0307in" style:font-size-asian="12pt" style:font-size-complex="12pt"/>
    </style:style>
    <style:style style:name="P85" style:family="paragraph" style:parent-style-name="Heading_20_1">
      <style:text-properties officeooo:paragraph-rsid="0013509b"/>
    </style:style>
    <style:style style:name="P86"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87"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88"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89"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90" style:family="paragraph" style:parent-style-name="main_20_body">
      <style:text-properties officeooo:paragraph-rsid="0013509b"/>
    </style:style>
    <style:style style:name="P91" style:family="paragraph" style:parent-style-name="main_20_body">
      <style:text-properties officeooo:rsid="003b2c11" officeooo:paragraph-rsid="003b2c11"/>
    </style:style>
    <style:style style:name="P92" style:family="paragraph" style:parent-style-name="main_20_body">
      <style:text-properties officeooo:paragraph-rsid="003b2c11"/>
    </style:style>
    <style:style style:name="P93" style:family="paragraph" style:parent-style-name="main_20_body">
      <style:paragraph-properties fo:margin-left="0in" fo:margin-right="0in" fo:text-indent="0in" style:auto-text-indent="false"/>
    </style:style>
    <style:style style:name="P94" style:family="paragraph" style:parent-style-name="main_20_body">
      <style:paragraph-properties fo:margin-left="0in" fo:margin-right="0in" fo:text-indent="0in" style:auto-text-indent="false"/>
      <style:text-properties officeooo:paragraph-rsid="0013509b"/>
    </style:style>
    <style:style style:name="P95" style:family="paragraph" style:parent-style-name="First_20_Paragraph">
      <style:text-properties officeooo:rsid="0025ee52" officeooo:paragraph-rsid="0025ee52"/>
    </style:style>
    <style:style style:name="P96" style:family="paragraph" style:parent-style-name="First_20_Paragraph">
      <style:text-properties fo:font-weight="normal" officeooo:rsid="00195a46" officeooo:paragraph-rsid="001b5514" style:font-weight-asian="normal" style:font-weight-complex="normal"/>
    </style:style>
    <style:style style:name="P97" style:family="paragraph" style:parent-style-name="dividers">
      <style:text-properties officeooo:paragraph-rsid="0013509b"/>
    </style:style>
    <style:style style:name="P98" style:family="paragraph" style:parent-style-name="dividers">
      <style:text-properties officeooo:paragraph-rsid="0027e898"/>
    </style:style>
    <style:style style:name="P99" style:family="paragraph" style:parent-style-name="dividers">
      <style:text-properties officeooo:paragraph-rsid="00373525"/>
    </style:style>
    <style:style style:name="P100"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101"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102" style:family="paragraph" style:parent-style-name="BlockQuote">
      <style:text-properties officeooo:paragraph-rsid="0013509b"/>
    </style:style>
    <style:style style:name="P103"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104" style:family="paragraph" style:parent-style-name="FirstP_20_after_20_section_20_break">
      <style:text-properties officeooo:paragraph-rsid="0013509b"/>
    </style:style>
    <style:style style:name="P105" style:family="paragraph" style:parent-style-name="FirstP_20_after_20_section_20_break">
      <style:text-properties officeooo:rsid="001725c5" officeooo:paragraph-rsid="001725c5"/>
    </style:style>
    <style:style style:name="P106" style:family="paragraph" style:parent-style-name="FirstP_20_after_20_section_20_break">
      <style:text-properties fo:font-weight="bold" officeooo:rsid="001725c5" officeooo:paragraph-rsid="001725c5" style:font-weight-asian="bold" style:font-weight-complex="bold"/>
    </style:style>
    <style:style style:name="P107" style:family="paragraph" style:parent-style-name="FirstP_20_after_20_section_20_break">
      <style:text-properties fo:font-weight="bold" officeooo:rsid="001725c5" officeooo:paragraph-rsid="001ab211" style:font-weight-asian="bold" style:font-weight-complex="bold"/>
    </style:style>
    <style:style style:name="P108" style:family="paragraph" style:parent-style-name="FirstP_20_after_20_section_20_break">
      <style:text-properties fo:font-weight="bold" officeooo:rsid="0040f405" officeooo:paragraph-rsid="0040f405" style:font-weight-asian="bold" style:font-weight-complex="bold"/>
    </style:style>
    <style:style style:name="P109" style:family="paragraph" style:parent-style-name="FirstP_20_after_20_section_20_break">
      <style:text-properties fo:font-weight="bold" officeooo:rsid="0042a879" officeooo:paragraph-rsid="0042a879" style:font-weight-asian="bold" style:font-weight-complex="bold"/>
    </style:style>
    <style:style style:name="P110" style:family="paragraph" style:parent-style-name="FirstP_20_after_20_section_20_break">
      <style:text-properties officeooo:paragraph-rsid="001ab211"/>
    </style:style>
    <style:style style:name="P111" style:family="paragraph" style:parent-style-name="FirstP_20_after_20_section_20_break">
      <style:text-properties officeooo:paragraph-rsid="001c8e64"/>
    </style:style>
    <style:style style:name="P112" style:family="paragraph" style:parent-style-name="FirstP_20_after_20_section_20_break">
      <style:text-properties officeooo:paragraph-rsid="001cd90f"/>
    </style:style>
    <style:style style:name="P113" style:family="paragraph" style:parent-style-name="FirstP_20_after_20_section_20_break">
      <style:text-properties officeooo:rsid="001d8d62" officeooo:paragraph-rsid="001d8d62"/>
    </style:style>
    <style:style style:name="P114" style:family="paragraph" style:parent-style-name="FirstP_20_after_20_section_20_break">
      <style:text-properties officeooo:rsid="001e56db" officeooo:paragraph-rsid="00202eea"/>
    </style:style>
    <style:style style:name="P115" style:family="paragraph" style:parent-style-name="FirstP_20_after_20_section_20_break">
      <style:text-properties officeooo:rsid="00202eea" officeooo:paragraph-rsid="00202eea"/>
    </style:style>
    <style:style style:name="P116" style:family="paragraph" style:parent-style-name="FirstP_20_after_20_section_20_break">
      <style:text-properties officeooo:paragraph-rsid="0027558f"/>
    </style:style>
    <style:style style:name="P117" style:family="paragraph" style:parent-style-name="FirstP_20_after_20_section_20_break">
      <style:text-properties officeooo:rsid="0027e898" officeooo:paragraph-rsid="0027e898"/>
    </style:style>
    <style:style style:name="P118" style:family="paragraph" style:parent-style-name="FirstP_20_after_20_section_20_break">
      <style:text-properties officeooo:rsid="0027e898" officeooo:paragraph-rsid="002afe0d"/>
    </style:style>
    <style:style style:name="P119" style:family="paragraph" style:parent-style-name="FirstP_20_after_20_section_20_break">
      <style:text-properties officeooo:rsid="0027e898" officeooo:paragraph-rsid="00321830"/>
    </style:style>
    <style:style style:name="P120" style:family="paragraph" style:parent-style-name="FirstP_20_after_20_section_20_break">
      <style:text-properties officeooo:paragraph-rsid="00321830"/>
    </style:style>
    <style:style style:name="P121" style:family="paragraph" style:parent-style-name="FirstP_20_after_20_section_20_break">
      <style:text-properties fo:font-weight="normal" officeooo:rsid="001ab211" officeooo:paragraph-rsid="001ab211" style:font-weight-asian="normal" style:font-weight-complex="normal"/>
    </style:style>
    <style:style style:name="P122" style:family="paragraph" style:parent-style-name="FirstP_20_after_20_section_20_break">
      <style:text-properties fo:font-weight="normal" officeooo:rsid="00195a46" officeooo:paragraph-rsid="001ab211" style:font-weight-asian="normal" style:font-weight-complex="normal"/>
    </style:style>
    <style:style style:name="P123" style:family="paragraph" style:parent-style-name="FirstP_20_after_20_section_20_break">
      <style:text-properties fo:font-weight="normal" officeooo:rsid="001c8e64" officeooo:paragraph-rsid="001c8e64" style:font-weight-asian="normal" style:font-weight-complex="normal"/>
    </style:style>
    <style:style style:name="P124" style:family="paragraph" style:parent-style-name="FirstP_20_after_20_section_20_break">
      <style:text-properties fo:font-weight="normal" officeooo:rsid="001cd90f" officeooo:paragraph-rsid="001cd90f" style:font-weight-asian="normal" style:font-weight-complex="normal"/>
    </style:style>
    <style:style style:name="P125" style:family="paragraph" style:parent-style-name="FirstP_20_after_20_section_20_break">
      <style:text-properties fo:font-weight="normal" officeooo:rsid="001de33d" officeooo:paragraph-rsid="001d8d62" style:font-weight-asian="normal" style:font-weight-complex="normal"/>
    </style:style>
    <style:style style:name="P126" style:family="paragraph" style:parent-style-name="FirstP_20_after_20_section_20_break">
      <style:text-properties fo:font-weight="normal" officeooo:rsid="00202eea" officeooo:paragraph-rsid="00202eea" style:font-weight-asian="normal" style:font-weight-complex="normal"/>
    </style:style>
    <style:style style:name="P127" style:family="paragraph" style:parent-style-name="FirstP_20_after_20_section_20_break">
      <style:text-properties fo:font-weight="normal" officeooo:rsid="00219c7b" officeooo:paragraph-rsid="00202eea" style:font-weight-asian="normal" style:font-weight-complex="normal"/>
    </style:style>
    <style:style style:name="P128" style:family="paragraph" style:parent-style-name="FirstP_20_after_20_section_20_break">
      <style:text-properties fo:font-weight="normal" officeooo:rsid="003c8b7c" officeooo:paragraph-rsid="003c8b7c" style:font-weight-asian="normal" style:font-weight-complex="normal"/>
    </style:style>
    <style:style style:name="P129" style:family="paragraph" style:parent-style-name="FirstP_20_after_20_section_20_break">
      <style:text-properties fo:font-weight="normal" officeooo:rsid="003c8b7c" officeooo:paragraph-rsid="003f824f" style:font-weight-asian="normal" style:font-weight-complex="normal"/>
    </style:style>
    <style:style style:name="P130" style:family="paragraph" style:parent-style-name="FirstP_20_after_20_section_20_break">
      <style:text-properties fo:font-weight="normal" officeooo:rsid="00447914" officeooo:paragraph-rsid="00447914" style:font-weight-asian="normal" style:font-weight-complex="normal"/>
    </style:style>
    <style:style style:name="P131" style:family="paragraph" style:parent-style-name="FirstP_20_after_20_section_20_break">
      <style:text-properties officeooo:rsid="0027558f" officeooo:paragraph-rsid="0027558f"/>
    </style:style>
    <style:style style:name="P132" style:family="paragraph" style:parent-style-name="FirstP_20_after_20_section_20_break">
      <style:text-properties officeooo:rsid="002afe0d" officeooo:paragraph-rsid="002afe0d"/>
    </style:style>
    <style:style style:name="P133" style:family="paragraph" style:parent-style-name="FirstP_20_after_20_section_20_break">
      <style:text-properties officeooo:rsid="002afe0d" officeooo:paragraph-rsid="00321830"/>
    </style:style>
    <style:style style:name="P134" style:family="paragraph" style:parent-style-name="FirstP_20_after_20_section_20_break">
      <style:text-properties officeooo:paragraph-rsid="003b3b43"/>
    </style:style>
    <style:style style:name="P135" style:family="paragraph" style:parent-style-name="FirstP_20_after_20_section_20_break">
      <style:text-properties officeooo:rsid="003c8b7c" officeooo:paragraph-rsid="003c8b7c"/>
    </style:style>
    <style:style style:name="P136" style:family="paragraph" style:parent-style-name="FirstP_20_after_20_section_20_break">
      <style:text-properties officeooo:rsid="0042a879" officeooo:paragraph-rsid="0042a879"/>
    </style:style>
    <style:style style:name="P137" style:family="paragraph" style:parent-style-name="FirstP_20_after_20_section_20_break">
      <style:text-properties officeooo:rsid="00447914" officeooo:paragraph-rsid="00447914"/>
    </style:style>
    <style:style style:name="P138" style:family="paragraph" style:parent-style-name="FirstP_20_after_20_section_20_break">
      <style:text-properties officeooo:rsid="00477a8e" officeooo:paragraph-rsid="00477a8e"/>
    </style:style>
    <style:style style:name="P139"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140" style:family="paragraph" style:parent-style-name="Contents_20_1">
      <style:paragraph-properties>
        <style:tab-stops>
          <style:tab-stop style:position="4.8in" style:type="right" style:leader-style="dotted" style:leader-text="."/>
        </style:tab-stops>
      </style:paragraph-properties>
    </style:style>
    <style:style style:name="P141" style:family="paragraph" style:parent-style-name="Standard" style:master-page-name="Converted2">
      <style:paragraph-properties style:page-number="auto"/>
      <style:text-properties style:font-name="Crimson Text" style:font-name-complex="Linux Libertine1"/>
    </style:style>
    <style:style style:name="P142" style:family="paragraph" style:parent-style-name="Standard" style:master-page-name="Converted18">
      <style:paragraph-properties style:page-number="auto"/>
      <style:text-properties fo:language="en" fo:country="none"/>
    </style:style>
    <style:style style:name="P143"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officeooo:paragraph-rsid="005da6ac"/>
    </style:style>
    <style:style style:name="P150"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151" style:family="paragraph" style:parent-style-name="Standard">
      <style:text-properties style:font-name="Crimson Text1" fo:font-size="12pt" style:text-underline-style="none" officeooo:rsid="0005ed71" officeooo:paragraph-rsid="00593203" style:font-size-asian="12pt" style:font-size-complex="12pt"/>
    </style:style>
    <style:style style:name="P152"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153"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154"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155"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156"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157"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158"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159"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160"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161"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162"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163"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164"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165"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166"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167"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168"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169"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170"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182"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183"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184"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185"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186"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187" style:family="paragraph" style:parent-style-name="Standard">
      <style:paragraph-properties fo:text-align="center" style:justify-single-word="false"/>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188" style:family="paragraph" style:parent-style-name="Standard">
      <style:text-properties style:font-name="Mesmerize Bk1" fo:font-size="16pt" style:text-underline-style="none" fo:font-weight="normal" officeooo:rsid="0005ed71" officeooo:paragraph-rsid="00593203" style:font-size-asian="16pt" style:font-weight-asian="normal" style:font-size-complex="16pt" style:font-weight-complex="normal"/>
    </style:style>
    <style:style style:name="P189"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190"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191"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192"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193"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194"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195"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196"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197"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198"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199"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200"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201"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202" style:family="paragraph" style:parent-style-name="Standard">
      <style:paragraph-properties fo:text-align="start" style:justify-single-word="false"/>
      <style:text-properties fo:font-size="16pt" fo:font-style="normal" style:text-underline-style="none" fo:font-weight="normal" officeooo:rsid="001a045f" officeooo:paragraph-rsid="005da6ac" style:font-size-asian="14pt" style:font-style-asian="normal" style:font-weight-asian="normal" style:font-size-complex="16pt" style:font-style-complex="normal" style:font-weight-complex="normal"/>
    </style:style>
    <style:style style:name="P203"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04"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05"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206"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207"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208"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09"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10"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211"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212"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213"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214"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215"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21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218"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219" style:family="paragraph" style:parent-style-name="Text_20_body">
      <style:text-properties officeooo:rsid="005b04b5" officeooo:paragraph-rsid="005b04b5"/>
    </style:style>
    <style:style style:name="P220"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221"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222"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223"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224"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225"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226"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227"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228"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229"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230" style:family="paragraph" style:parent-style-name="Footer">
      <style:paragraph-properties fo:padding="0in" fo:border="none">
        <style:tab-stops>
          <style:tab-stop style:position="2.25in" style:type="center"/>
        </style:tab-stops>
      </style:paragraph-properties>
      <style:text-properties style:font-name="Theano Didot"/>
    </style:style>
    <style:style style:name="P231" style:family="paragraph" style:parent-style-name="Footer">
      <style:paragraph-properties fo:padding="0in" fo:border="none">
        <style:tab-stops>
          <style:tab-stop style:position="2.25in" style:type="center"/>
        </style:tab-stops>
      </style:paragraph-properties>
    </style:style>
    <style:style style:name="P232" style:family="paragraph" style:parent-style-name="Subtitle">
      <style:text-properties fo:font-weight="bold" officeooo:rsid="00593203" officeooo:paragraph-rsid="00593203" style:font-weight-asian="bold" style:font-weight-complex="bold"/>
    </style:style>
    <style:style style:name="P233"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234"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235" style:family="paragraph" style:parent-style-name="Subtitle">
      <style:text-properties officeooo:rsid="005b04b5" officeooo:paragraph-rsid="005b04b5"/>
    </style:style>
    <style:style style:name="P236" style:family="paragraph" style:parent-style-name="Subtitle">
      <style:text-properties officeooo:rsid="005b04b5" officeooo:paragraph-rsid="005da6ac"/>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286"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287"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288"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289" style:family="paragraph" style:parent-style-name="Table_20_Contents">
      <style:paragraph-properties fo:text-align="start" style:justify-single-word="false"/>
      <style:text-properties style:font-name="Crimson Text1" fo:font-weight="normal" officeooo:rsid="00506c75" officeooo:paragraph-rsid="00539218" style:font-weight-asian="normal" style:font-weight-complex="normal"/>
    </style:style>
    <style:style style:name="P290" style:family="paragraph" style:parent-style-name="Table_20_Contents">
      <style:paragraph-properties fo:text-align="start" style:justify-single-word="false"/>
      <style:text-properties style:font-name="Crimson Text1" fo:font-weight="normal" officeooo:rsid="00506c75" officeooo:paragraph-rsid="00540cca" style:font-weight-asian="normal" style:font-weight-complex="normal"/>
    </style:style>
    <style:style style:name="P291" style:family="paragraph" style:parent-style-name="Table_20_Contents">
      <style:paragraph-properties fo:text-align="start" style:justify-single-word="false"/>
      <style:text-properties style:font-name="Crimson Text1" fo:font-weight="normal" officeooo:rsid="001b2550" officeooo:paragraph-rsid="005137ce" style:font-weight-asian="normal" style:font-weight-complex="normal"/>
    </style:style>
    <style:style style:name="P292"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293"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294"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295"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296" style:family="paragraph" style:parent-style-name="Table_20_Contents">
      <style:paragraph-properties fo:text-align="start" style:justify-single-word="false"/>
      <style:text-properties style:font-name="Crimson Text1" fo:font-weight="normal" officeooo:rsid="001b2550" officeooo:paragraph-rsid="00548525" style:font-weight-asian="normal" style:font-weight-complex="normal"/>
    </style:style>
    <style:style style:name="P297" style:family="paragraph" style:parent-style-name="Table_20_Contents">
      <style:paragraph-properties fo:text-align="start" style:justify-single-word="false"/>
      <style:text-properties style:font-name="Crimson Text1" fo:font-weight="normal" officeooo:rsid="001b2550" officeooo:paragraph-rsid="005608e3" style:font-weight-asian="normal" style:font-weight-complex="normal"/>
    </style:style>
    <style:style style:name="P298" style:family="paragraph" style:parent-style-name="Table_20_Contents">
      <style:paragraph-properties fo:text-align="start" style:justify-single-word="false"/>
      <style:text-properties style:font-name="Crimson Text1" fo:font-weight="normal" officeooo:rsid="001b2550" officeooo:paragraph-rsid="0056aa21" style:font-weight-asian="normal" style:font-weight-complex="normal"/>
    </style:style>
    <style:style style:name="P299" style:family="paragraph" style:parent-style-name="Table_20_Contents">
      <style:paragraph-properties fo:text-align="start" style:justify-single-word="false"/>
      <style:text-properties style:font-name="Crimson Text1" fo:font-weight="normal" officeooo:rsid="001b2550" officeooo:paragraph-rsid="00572ad9" style:font-weight-asian="normal" style:font-weight-complex="normal"/>
    </style:style>
    <style:style style:name="P300"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301"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302"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303" style:family="paragraph" style:parent-style-name="Table_20_Contents">
      <style:paragraph-properties fo:text-align="start" style:justify-single-word="false"/>
      <style:text-properties style:font-name="Crimson Text1" fo:font-weight="normal" officeooo:rsid="0024a6c7" officeooo:paragraph-rsid="005608e3" style:font-weight-asian="normal" style:font-weight-complex="normal"/>
    </style:style>
    <style:style style:name="P304" style:family="paragraph" style:parent-style-name="Table_20_Contents">
      <style:paragraph-properties fo:text-align="start" style:justify-single-word="false"/>
      <style:text-properties style:font-name="Crimson Text1" fo:font-weight="normal" officeooo:rsid="0024a6c7" officeooo:paragraph-rsid="0056aa21" style:font-weight-asian="normal" style:font-weight-complex="normal"/>
    </style:style>
    <style:style style:name="P305" style:family="paragraph" style:parent-style-name="Table_20_Contents">
      <style:paragraph-properties fo:text-align="start" style:justify-single-word="false"/>
      <style:text-properties style:font-name="Crimson Text1" fo:font-weight="normal" officeooo:rsid="0024a6c7" officeooo:paragraph-rsid="00572ad9" style:font-weight-asian="normal" style:font-weight-complex="normal"/>
    </style:style>
    <style:style style:name="P306" style:family="paragraph" style:parent-style-name="Table_20_Contents">
      <style:paragraph-properties fo:text-align="start" style:justify-single-word="false"/>
      <style:text-properties style:font-name="Crimson Text1" fo:font-weight="bold" officeooo:rsid="001b2550" officeooo:paragraph-rsid="0051b4af" style:font-weight-asian="bold" style:font-weight-complex="bold"/>
    </style:style>
    <style:style style:name="P307" style:family="paragraph" style:parent-style-name="Table_20_Contents">
      <style:paragraph-properties fo:text-align="start" style:justify-single-word="false"/>
      <style:text-properties style:font-name="Crimson Text1" fo:font-weight="bold" officeooo:rsid="001b2550" officeooo:paragraph-rsid="00540cca" style:font-weight-asian="bold" style:font-weight-complex="bold"/>
    </style:style>
    <style:style style:name="P308"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309"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310"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311"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312" style:family="paragraph" style:parent-style-name="FirstP_20_after_20_section_20_break" style:master-page-name="Converted16">
      <style:paragraph-properties style:page-number="auto"/>
    </style:style>
    <style:style style:name="P313"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314"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315"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316" style:family="paragraph" style:parent-style-name="FirstP_20_after_20_section_20_break">
      <style:text-properties fo:font-weight="bold" officeooo:rsid="00506c75" officeooo:paragraph-rsid="00506c75" style:font-weight-asian="bold" style:font-weight-complex="bold"/>
    </style:style>
    <style:style style:name="P317" style:family="paragraph" style:parent-style-name="FirstP_20_after_20_section_20_break">
      <style:text-properties fo:font-weight="bold" officeooo:rsid="00506c75" officeooo:paragraph-rsid="005137ce" style:font-weight-asian="bold" style:font-weight-complex="bold"/>
    </style:style>
    <style:style style:name="P318" style:family="paragraph" style:parent-style-name="FirstP_20_after_20_section_20_break">
      <style:text-properties fo:font-weight="bold" officeooo:rsid="005137ce" officeooo:paragraph-rsid="005137ce" style:font-weight-asian="bold" style:font-weight-complex="bold"/>
    </style:style>
    <style:style style:name="P319" style:family="paragraph" style:parent-style-name="FirstP_20_after_20_section_20_break">
      <style:text-properties fo:font-weight="bold" officeooo:rsid="005137ce" officeooo:paragraph-rsid="0051b4af" style:font-weight-asian="bold" style:font-weight-complex="bold"/>
    </style:style>
    <style:style style:name="P320" style:family="paragraph" style:parent-style-name="FirstP_20_after_20_section_20_break">
      <style:text-properties fo:font-weight="bold" officeooo:rsid="005137ce" officeooo:paragraph-rsid="005388b9" style:font-weight-asian="bold" style:font-weight-complex="bold"/>
    </style:style>
    <style:style style:name="P321" style:family="paragraph" style:parent-style-name="FirstP_20_after_20_section_20_break">
      <style:text-properties fo:font-weight="bold" officeooo:rsid="005137ce" officeooo:paragraph-rsid="00539218" style:font-weight-asian="bold" style:font-weight-complex="bold"/>
    </style:style>
    <style:style style:name="P322" style:family="paragraph" style:parent-style-name="FirstP_20_after_20_section_20_break">
      <style:text-properties fo:font-weight="bold" officeooo:rsid="005137ce" officeooo:paragraph-rsid="00540cca" style:font-weight-asian="bold" style:font-weight-complex="bold"/>
    </style:style>
    <style:style style:name="P323" style:family="paragraph" style:parent-style-name="FirstP_20_after_20_section_20_break">
      <style:text-properties fo:font-weight="bold" officeooo:rsid="005137ce" officeooo:paragraph-rsid="00548525" style:font-weight-asian="bold" style:font-weight-complex="bold"/>
    </style:style>
    <style:style style:name="P324" style:family="paragraph" style:parent-style-name="FirstP_20_after_20_section_20_break">
      <style:text-properties fo:font-weight="bold" officeooo:rsid="005137ce" officeooo:paragraph-rsid="005608e3" style:font-weight-asian="bold" style:font-weight-complex="bold"/>
    </style:style>
    <style:style style:name="P325" style:family="paragraph" style:parent-style-name="FirstP_20_after_20_section_20_break">
      <style:text-properties fo:font-weight="bold" officeooo:rsid="005137ce" officeooo:paragraph-rsid="0056aa21" style:font-weight-asian="bold" style:font-weight-complex="bold"/>
    </style:style>
    <style:style style:name="P326" style:family="paragraph" style:parent-style-name="FirstP_20_after_20_section_20_break">
      <style:text-properties fo:font-weight="bold" officeooo:rsid="005137ce" officeooo:paragraph-rsid="00572ad9" style:font-weight-asian="bold" style:font-weight-complex="bold"/>
    </style:style>
    <style:style style:name="P327" style:family="paragraph" style:parent-style-name="FirstP_20_after_20_section_20_break">
      <style:text-properties style:font-name="Crimson Text1" fo:font-weight="bold" officeooo:rsid="00506c75" officeooo:paragraph-rsid="00506c75" style:font-weight-asian="bold" style:font-weight-complex="bold"/>
    </style:style>
    <style:style style:name="P328" style:family="paragraph" style:parent-style-name="FirstP_20_after_20_section_20_break">
      <style:text-properties style:font-name="Crimson Text1" fo:font-weight="bold" officeooo:rsid="00506c75" officeooo:paragraph-rsid="005137ce" style:font-weight-asian="bold" style:font-weight-complex="bold"/>
    </style:style>
    <style:style style:name="P329" style:family="paragraph" style:parent-style-name="FirstP_20_after_20_section_20_break">
      <style:text-properties style:font-name="Crimson Text1" fo:font-weight="bold" officeooo:rsid="00506c75" officeooo:paragraph-rsid="0051b4af" style:font-weight-asian="bold" style:font-weight-complex="bold"/>
    </style:style>
    <style:style style:name="P330" style:family="paragraph" style:parent-style-name="FirstP_20_after_20_section_20_break">
      <style:text-properties style:font-name="Crimson Text1" officeooo:paragraph-rsid="005388b9"/>
    </style:style>
    <style:style style:name="P331" style:family="paragraph" style:parent-style-name="FirstP_20_after_20_section_20_break">
      <style:text-properties style:font-name="Crimson Text1" officeooo:paragraph-rsid="00539218"/>
    </style:style>
    <style:style style:name="P332" style:family="paragraph" style:parent-style-name="FirstP_20_after_20_section_20_break">
      <style:text-properties style:font-name="Crimson Text1" officeooo:paragraph-rsid="00540cca"/>
    </style:style>
    <style:style style:name="P333" style:family="paragraph" style:parent-style-name="FirstP_20_after_20_section_20_break">
      <style:text-properties style:font-name="Crimson Text1" officeooo:paragraph-rsid="00548525"/>
    </style:style>
    <style:style style:name="P334" style:family="paragraph" style:parent-style-name="FirstP_20_after_20_section_20_break">
      <style:text-properties style:font-name="Crimson Text1" officeooo:paragraph-rsid="005608e3"/>
    </style:style>
    <style:style style:name="P335" style:family="paragraph" style:parent-style-name="FirstP_20_after_20_section_20_break">
      <style:text-properties style:font-name="Crimson Text1" officeooo:paragraph-rsid="0056aa21"/>
    </style:style>
    <style:style style:name="P336" style:family="paragraph" style:parent-style-name="FirstP_20_after_20_section_20_break">
      <style:text-properties style:font-name="Crimson Text1" officeooo:paragraph-rsid="00572ad9"/>
    </style:style>
    <style:style style:name="P337" style:family="paragraph" style:parent-style-name="FirstP_20_after_20_section_20_break">
      <style:text-properties style:font-name="Crimson Text1" fo:font-size="12pt" officeooo:paragraph-rsid="00593203" style:font-size-asian="12pt" style:font-size-complex="12pt"/>
    </style:style>
    <style:style style:name="P338"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339" style:family="paragraph" style:parent-style-name="FirstP_20_after_20_section_20_break">
      <style:text-properties officeooo:paragraph-rsid="003b3b43"/>
    </style:style>
    <style:style style:name="P340" style:family="paragraph" style:parent-style-name="FirstP_20_after_20_section_20_break">
      <style:text-properties officeooo:paragraph-rsid="0051b4af"/>
    </style:style>
    <style:style style:name="P341" style:family="paragraph" style:parent-style-name="FirstP_20_after_20_section_20_break">
      <style:text-properties officeooo:paragraph-rsid="005388b9"/>
    </style:style>
    <style:style style:name="P342" style:family="paragraph" style:parent-style-name="FirstP_20_after_20_section_20_break">
      <style:text-properties officeooo:paragraph-rsid="00539218"/>
    </style:style>
    <style:style style:name="P343" style:family="paragraph" style:parent-style-name="FirstP_20_after_20_section_20_break">
      <style:text-properties officeooo:paragraph-rsid="00540cca"/>
    </style:style>
    <style:style style:name="P344" style:family="paragraph" style:parent-style-name="FirstP_20_after_20_section_20_break">
      <style:text-properties officeooo:paragraph-rsid="00548525"/>
    </style:style>
    <style:style style:name="P345" style:family="paragraph" style:parent-style-name="FirstP_20_after_20_section_20_break">
      <style:text-properties officeooo:paragraph-rsid="005608e3"/>
    </style:style>
    <style:style style:name="P346" style:family="paragraph" style:parent-style-name="FirstP_20_after_20_section_20_break">
      <style:text-properties officeooo:paragraph-rsid="0056aa21"/>
    </style:style>
    <style:style style:name="P347" style:family="paragraph" style:parent-style-name="FirstP_20_after_20_section_20_break">
      <style:text-properties officeooo:paragraph-rsid="00572ad9"/>
    </style:style>
    <style:style style:name="P348" style:family="paragraph" style:parent-style-name="FirstP_20_after_20_section_20_break">
      <style:text-properties officeooo:rsid="00593203" officeooo:paragraph-rsid="00593203"/>
    </style:style>
    <style:style style:name="P349" style:family="paragraph" style:parent-style-name="FirstP_20_after_20_section_20_break">
      <style:text-properties officeooo:paragraph-rsid="00593203"/>
    </style:style>
    <style:style style:name="P350" style:family="paragraph" style:parent-style-name="FirstP_20_after_20_section_20_break">
      <style:text-properties style:font-name="Mesmerize Bk1" fo:font-size="12pt" officeooo:paragraph-rsid="00593203" style:font-size-asian="12pt" style:font-size-complex="12pt"/>
    </style:style>
    <style:style style:name="P351" style:family="paragraph">
      <loext:graphic-properties draw:fill="solid" draw:fill-color="#bfbfbf"/>
      <style:paragraph-properties fo:text-align="start"/>
      <style:text-properties fo:font-size="18pt"/>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fo:font-weight="bold" officeooo:rsid="00572ad9" style:font-weight-asian="bold" style:font-weight-complex="bold"/>
    </style:style>
    <style:style style:name="T35" style:family="text">
      <style:text-properties fo:font-weight="bold" officeooo:rsid="005388b9" style:font-weight-asian="bold" style:font-weight-complex="bold"/>
    </style:style>
    <style:style style:name="T36" style:family="text">
      <style:text-properties fo:font-weight="bold" officeooo:rsid="0021645c" style:font-weight-asian="bold" style:font-weight-complex="bold"/>
    </style:style>
    <style:style style:name="T37" style:family="text">
      <style:text-properties fo:font-weight="bold" officeooo:rsid="0020110c" style:font-weight-asian="bold" style:font-weight-complex="bold"/>
    </style:style>
    <style:style style:name="T38" style:family="text">
      <style:text-properties fo:font-weight="bold" officeooo:rsid="00269aef" style:font-weight-asian="bold" style:font-weight-complex="bold"/>
    </style:style>
    <style:style style:name="T39" style:family="text">
      <style:text-properties fo:font-weight="bold" officeooo:rsid="00540cca" style:font-weight-asian="bold" style:font-weight-complex="bold"/>
    </style:style>
    <style:style style:name="T40" style:family="text">
      <style:text-properties fo:font-weight="bold" officeooo:rsid="0039659b" style:font-weight-asian="bold" style:font-weight-complex="bold"/>
    </style:style>
    <style:style style:name="T41" style:family="text">
      <style:text-properties fo:font-weight="bold" officeooo:rsid="003b086d" style:font-weight-asian="bold" style:font-weight-complex="bold"/>
    </style:style>
    <style:style style:name="T42" style:family="text">
      <style:text-properties fo:font-weight="bold" officeooo:rsid="0057d830" style:font-weight-asian="bold" style:font-weight-complex="bold"/>
    </style:style>
    <style:style style:name="T43" style:family="text">
      <style:text-properties fo:font-weight="bold" officeooo:rsid="005608e3" style:font-weight-asian="bold" style:font-weight-complex="bold"/>
    </style:style>
    <style:style style:name="T44" style:family="text">
      <style:text-properties fo:font-weight="bold" officeooo:rsid="00411076" style:font-weight-asian="bold" style:font-weight-complex="bold"/>
    </style:style>
    <style:style style:name="T45" style:family="text">
      <style:text-properties fo:font-weight="bold" officeooo:rsid="0043f73e" style:font-weight-asian="bold" style:font-weight-complex="bold"/>
    </style:style>
    <style:style style:name="T46" style:family="text">
      <style:text-properties fo:font-weight="bold" officeooo:rsid="0056aa21" style:font-weight-asian="bold" style:font-weight-complex="bold"/>
    </style:style>
    <style:style style:name="T47" style:family="text">
      <style:text-properties fo:font-weight="bold" officeooo:rsid="00475916" style:font-weight-asian="bold" style:font-weight-complex="bold"/>
    </style:style>
    <style:style style:name="T48" style:family="text">
      <style:text-properties fo:font-weight="bold" officeooo:rsid="00593203" style:font-weight-asian="bold" style:font-weight-complex="bold"/>
    </style:style>
    <style:style style:name="T49" style:family="text">
      <style:text-properties fo:font-weight="bold" officeooo:rsid="0007e77c" style:font-weight-asian="bold" style:font-weight-complex="bold"/>
    </style:style>
    <style:style style:name="T50" style:family="text">
      <style:text-properties fo:font-weight="bold" officeooo:rsid="001f19c8" style:font-weight-asian="bold" style:font-weight-complex="bold"/>
    </style:style>
    <style:style style:name="T51" style:family="text">
      <style:text-properties style:font-name="Open Sans" fo:font-size="14pt" fo:letter-spacing="0.0098in" fo:font-weight="bold" style:font-size-asian="14pt" style:font-weight-asian="bold" style:font-name-complex="Open Sans1" style:font-size-complex="12pt"/>
    </style:style>
    <style:style style:name="T52" style:family="text">
      <style:text-properties officeooo:rsid="000ecb31"/>
    </style:style>
    <style:style style:name="T53" style:family="text">
      <style:text-properties officeooo:rsid="0013509b"/>
    </style:style>
    <style:style style:name="T54" style:family="text">
      <style:text-properties officeooo:rsid="0015b2d2"/>
    </style:style>
    <style:style style:name="T55" style:family="text">
      <style:text-properties fo:font-weight="normal" style:font-weight-asian="normal" style:font-weight-complex="normal"/>
    </style:style>
    <style:style style:name="T56" style:family="text">
      <style:text-properties fo:font-weight="normal" officeooo:rsid="00195a46" style:font-weight-asian="normal" style:font-weight-complex="normal"/>
    </style:style>
    <style:style style:name="T57" style:family="text">
      <style:text-properties fo:font-weight="normal" officeooo:rsid="001ab211" style:font-weight-asian="normal" style:font-weight-complex="normal"/>
    </style:style>
    <style:style style:name="T58" style:family="text">
      <style:text-properties fo:font-weight="normal" officeooo:rsid="001b5514" style:font-weight-asian="normal" style:font-weight-complex="normal"/>
    </style:style>
    <style:style style:name="T59" style:family="text">
      <style:text-properties fo:font-weight="normal" officeooo:rsid="001c8e64" style:font-weight-asian="normal" style:font-weight-complex="normal"/>
    </style:style>
    <style:style style:name="T60" style:family="text">
      <style:text-properties fo:font-weight="normal" officeooo:rsid="001cd90f" style:font-weight-asian="normal" style:font-weight-complex="normal"/>
    </style:style>
    <style:style style:name="T61" style:family="text">
      <style:text-properties fo:font-weight="normal" officeooo:rsid="001d8d62" style:font-weight-asian="normal" style:font-weight-complex="normal"/>
    </style:style>
    <style:style style:name="T62" style:family="text">
      <style:text-properties fo:font-weight="normal" officeooo:rsid="001de33d" style:font-weight-asian="normal" style:font-weight-complex="normal"/>
    </style:style>
    <style:style style:name="T63" style:family="text">
      <style:text-properties fo:font-weight="normal" officeooo:rsid="001f8e94" style:font-weight-asian="normal" style:font-weight-complex="normal"/>
    </style:style>
    <style:style style:name="T64" style:family="text">
      <style:text-properties fo:font-weight="normal" officeooo:rsid="00202eea" style:font-weight-asian="normal" style:font-weight-complex="normal"/>
    </style:style>
    <style:style style:name="T65" style:family="text">
      <style:text-properties fo:font-weight="normal" officeooo:rsid="00219c7b" style:font-weight-asian="normal" style:font-weight-complex="normal"/>
    </style:style>
    <style:style style:name="T66" style:family="text">
      <style:text-properties fo:font-weight="normal" officeooo:rsid="002e025c" style:font-weight-asian="normal" style:font-weight-complex="normal"/>
    </style:style>
    <style:style style:name="T67" style:family="text">
      <style:text-properties fo:font-weight="normal" officeooo:rsid="002f3302" style:font-weight-asian="normal" style:font-weight-complex="normal"/>
    </style:style>
    <style:style style:name="T68" style:family="text">
      <style:text-properties fo:font-weight="normal" officeooo:rsid="00309675" style:font-weight-asian="normal" style:font-weight-complex="normal"/>
    </style:style>
    <style:style style:name="T69" style:family="text">
      <style:text-properties fo:font-weight="normal" officeooo:rsid="002bd7c5" style:font-weight-asian="normal" style:font-weight-complex="normal"/>
    </style:style>
    <style:style style:name="T70" style:family="text">
      <style:text-properties fo:font-weight="normal" officeooo:rsid="0031631b" style:font-weight-asian="normal" style:font-weight-complex="normal"/>
    </style:style>
    <style:style style:name="T71" style:family="text">
      <style:text-properties fo:font-weight="normal" officeooo:rsid="0034c49b" style:font-weight-asian="normal" style:font-weight-complex="normal"/>
    </style:style>
    <style:style style:name="T72" style:family="text">
      <style:text-properties fo:font-weight="normal" officeooo:rsid="00373525" style:font-weight-asian="normal" style:font-weight-complex="normal"/>
    </style:style>
    <style:style style:name="T73" style:family="text">
      <style:text-properties fo:font-weight="normal" officeooo:rsid="00356924" style:font-weight-asian="normal" style:font-weight-complex="normal"/>
    </style:style>
    <style:style style:name="T74" style:family="text">
      <style:text-properties fo:font-weight="normal" officeooo:rsid="003b2c11" style:font-weight-asian="normal" style:font-weight-complex="normal"/>
    </style:style>
    <style:style style:name="T75" style:family="text">
      <style:text-properties fo:font-weight="normal" officeooo:rsid="0045e7e5" style:font-weight-asian="normal" style:font-weight-complex="normal"/>
    </style:style>
    <style:style style:name="T76" style:family="text">
      <style:text-properties fo:font-weight="normal" officeooo:rsid="0051b4af" style:font-weight-asian="normal" style:font-weight-complex="normal"/>
    </style:style>
    <style:style style:name="T77" style:family="text">
      <style:text-properties fo:font-weight="normal" officeooo:rsid="000beff3" style:font-weight-asian="normal" style:font-weight-complex="normal"/>
    </style:style>
    <style:style style:name="T78" style:family="text">
      <style:text-properties fo:font-weight="normal" officeooo:rsid="000d38d4" style:font-weight-asian="normal" style:font-weight-complex="normal"/>
    </style:style>
    <style:style style:name="T79" style:family="text">
      <style:text-properties fo:font-weight="normal" officeooo:rsid="000dc6c3" style:font-weight-asian="normal" style:font-weight-complex="normal"/>
    </style:style>
    <style:style style:name="T80" style:family="text">
      <style:text-properties fo:font-weight="normal" officeooo:rsid="000ee8e6" style:font-weight-asian="normal" style:font-weight-complex="normal"/>
    </style:style>
    <style:style style:name="T81" style:family="text">
      <style:text-properties fo:font-weight="normal" officeooo:rsid="0012288b" style:font-weight-asian="normal" style:font-weight-complex="normal"/>
    </style:style>
    <style:style style:name="T82" style:family="text">
      <style:text-properties officeooo:rsid="001ab211"/>
    </style:style>
    <style:style style:name="T83" style:family="text">
      <style:text-properties officeooo:rsid="001c8e64"/>
    </style:style>
    <style:style style:name="T84" style:family="text">
      <style:text-properties officeooo:rsid="002259d7"/>
    </style:style>
    <style:style style:name="T85" style:family="text">
      <style:text-properties officeooo:rsid="002372c3"/>
    </style:style>
    <style:style style:name="T86" style:family="text">
      <style:text-properties officeooo:rsid="0027558f"/>
    </style:style>
    <style:style style:name="T87" style:family="text">
      <style:text-properties officeooo:rsid="0029d49b"/>
    </style:style>
    <style:style style:name="T88" style:family="text">
      <style:text-properties officeooo:rsid="002afe0d"/>
    </style:style>
    <style:style style:name="T89" style:family="text">
      <style:text-properties officeooo:rsid="002e025c"/>
    </style:style>
    <style:style style:name="T90" style:family="text">
      <style:text-properties officeooo:rsid="002f3302"/>
    </style:style>
    <style:style style:name="T91" style:family="text">
      <style:text-properties officeooo:rsid="00309675"/>
    </style:style>
    <style:style style:name="T92" style:family="text">
      <style:text-properties style:font-name="Raven Sans NBP1" fo:font-size="8pt" officeooo:rsid="002bd7c5" style:font-size-asian="8pt" style:font-size-complex="8pt"/>
    </style:style>
    <style:style style:name="T93" style:family="text">
      <style:text-properties style:font-name="Raven Sans NBP1" fo:font-size="8pt" officeooo:rsid="0031631b" style:font-size-asian="8pt" style:font-size-complex="8pt"/>
    </style:style>
    <style:style style:name="T94" style:family="text">
      <style:text-properties style:font-name="Raven Sans NBP1" fo:font-size="8pt" officeooo:rsid="002bd7c5" style:font-size-asian="8pt" style:font-name-complex="Raven Sans NBP2" style:font-size-complex="8pt"/>
    </style:style>
    <style:style style:name="T95"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96" style:family="text">
      <style:text-properties officeooo:rsid="0031631b"/>
    </style:style>
    <style:style style:name="T97" style:family="text">
      <style:text-properties style:font-name-complex="Raven Sans NBP2"/>
    </style:style>
    <style:style style:name="T98" style:family="text">
      <style:text-properties officeooo:rsid="0031631b" style:font-name-complex="Raven Sans NBP2"/>
    </style:style>
    <style:style style:name="T99" style:family="text">
      <style:text-properties officeooo:rsid="00321830"/>
    </style:style>
    <style:style style:name="T100" style:family="text">
      <style:text-properties officeooo:rsid="0034c49b"/>
    </style:style>
    <style:style style:name="T101" style:family="text">
      <style:text-properties officeooo:rsid="00355a50"/>
    </style:style>
    <style:style style:name="T102"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03"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04"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05"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06" style:family="text">
      <style:text-properties style:font-name="Libre Baskerville1" fo:font-weight="bold" officeooo:rsid="002e025c" style:font-weight-asian="bold" style:font-weight-complex="bold"/>
    </style:style>
    <style:style style:name="T107" style:family="text">
      <style:text-properties style:font-name="Libre Baskerville1" fo:font-weight="bold" officeooo:rsid="003f824f" style:font-weight-asian="bold" style:font-weight-complex="bold"/>
    </style:style>
    <style:style style:name="T108" style:family="text">
      <style:text-properties officeooo:rsid="00356924"/>
    </style:style>
    <style:style style:name="T109" style:family="text">
      <style:text-properties officeooo:rsid="00373525"/>
    </style:style>
    <style:style style:name="T110" style:family="text">
      <style:text-properties officeooo:rsid="003b2c11"/>
    </style:style>
    <style:style style:name="T111" style:family="text">
      <style:text-properties officeooo:rsid="003e38cc"/>
    </style:style>
    <style:style style:name="T112" style:family="text">
      <style:text-properties officeooo:rsid="0042a879"/>
    </style:style>
    <style:style style:name="T113" style:family="text">
      <style:text-properties officeooo:rsid="00447914"/>
    </style:style>
    <style:style style:name="T114" style:family="text">
      <style:text-properties officeooo:rsid="00102d2a"/>
    </style:style>
    <style:style style:name="T115" style:family="text">
      <style:text-properties officeooo:rsid="001183d6"/>
    </style:style>
    <style:style style:name="T116" style:family="text">
      <style:text-properties officeooo:rsid="00129fde"/>
    </style:style>
    <style:style style:name="T117" style:family="text">
      <style:text-properties officeooo:rsid="001a214a"/>
    </style:style>
    <style:style style:name="T118" style:family="text">
      <style:text-properties officeooo:rsid="00506c75"/>
    </style:style>
    <style:style style:name="T119" style:family="text">
      <style:text-properties officeooo:rsid="005137ce"/>
    </style:style>
    <style:style style:name="T120" style:family="text">
      <style:text-properties fo:font-size="18pt" officeooo:rsid="005137ce" style:font-size-asian="18pt" style:font-size-complex="18pt"/>
    </style:style>
    <style:style style:name="T121"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22"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23"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24"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25"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26"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27"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28"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29"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30"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31"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32"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33"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34"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officeooo:rsid="00269aef"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style:font-name="Liberation Sans" officeooo:rsid="0040e155"/>
    </style:style>
    <style:style style:name="T157" style:family="text">
      <style:text-properties officeooo:rsid="001b2550"/>
    </style:style>
    <style:style style:name="T158" style:family="text">
      <style:text-properties style:font-name="Crimson Text1"/>
    </style:style>
    <style:style style:name="T159" style:family="text">
      <style:text-properties style:font-name="Crimson Text1" fo:font-weight="bold" style:font-weight-asian="bold" style:font-weight-complex="bold"/>
    </style:style>
    <style:style style:name="T160" style:family="text">
      <style:text-properties style:font-name="Crimson Text1" fo:font-weight="bold" officeooo:rsid="00506c75" style:font-weight-asian="bold" style:font-weight-complex="bold"/>
    </style:style>
    <style:style style:name="T161" style:family="text">
      <style:text-properties style:font-name="Crimson Text1" fo:font-size="18pt" fo:font-weight="bold" officeooo:rsid="0051b4af" style:font-size-asian="18pt" style:font-weight-asian="bold" style:font-size-complex="18pt" style:font-weight-complex="bold"/>
    </style:style>
    <style:style style:name="T162" style:family="text">
      <style:text-properties style:font-name="Crimson Text1" fo:font-size="18pt" fo:font-weight="bold" officeooo:rsid="005388b9" style:font-size-asian="18pt" style:font-weight-asian="bold" style:font-size-complex="18pt" style:font-weight-complex="bold"/>
    </style:style>
    <style:style style:name="T163" style:family="text">
      <style:text-properties style:font-name="Crimson Text1" fo:font-size="18pt" fo:font-weight="bold" officeooo:rsid="00539218" style:font-size-asian="18pt" style:font-weight-asian="bold" style:font-size-complex="18pt" style:font-weight-complex="bold"/>
    </style:style>
    <style:style style:name="T164" style:family="text">
      <style:text-properties style:font-name="Crimson Text1" fo:font-size="18pt" fo:font-weight="bold" officeooo:rsid="00540cca" style:font-size-asian="18pt" style:font-weight-asian="bold" style:font-size-complex="18pt" style:font-weight-complex="bold"/>
    </style:style>
    <style:style style:name="T165" style:family="text">
      <style:text-properties style:font-name="Crimson Text1" fo:font-size="18pt" fo:font-weight="bold" officeooo:rsid="00548525" style:font-size-asian="18pt" style:font-weight-asian="bold" style:font-size-complex="18pt" style:font-weight-complex="bold"/>
    </style:style>
    <style:style style:name="T166" style:family="text">
      <style:text-properties style:font-name="Crimson Text1" fo:font-size="18pt" fo:font-weight="bold" officeooo:rsid="005608e3" style:font-size-asian="18pt" style:font-weight-asian="bold" style:font-size-complex="18pt" style:font-weight-complex="bold"/>
    </style:style>
    <style:style style:name="T167" style:family="text">
      <style:text-properties style:font-name="Crimson Text1" fo:font-size="18pt" fo:font-weight="bold" officeooo:rsid="0056aa21" style:font-size-asian="18pt" style:font-weight-asian="bold" style:font-size-complex="18pt" style:font-weight-complex="bold"/>
    </style:style>
    <style:style style:name="T168" style:family="text">
      <style:text-properties style:font-name="Crimson Text1" fo:font-size="18pt" fo:font-weight="bold" officeooo:rsid="00572ad9" style:font-size-asian="18pt" style:font-weight-asian="bold" style:font-size-complex="18pt" style:font-weight-complex="bold"/>
    </style:style>
    <style:style style:name="T169" style:family="text">
      <style:text-properties style:font-name="Crimson Text1" fo:font-size="12pt" style:font-size-asian="12pt" style:font-size-complex="12pt"/>
    </style:style>
    <style:style style:name="T170" style:family="text">
      <style:text-properties style:font-name="Crimson Text1" fo:font-size="12pt" officeooo:rsid="001ba43d" style:font-size-asian="12pt" style:font-size-complex="12pt"/>
    </style:style>
    <style:style style:name="T171" style:family="text">
      <style:text-properties style:font-name="Crimson Text1" fo:font-size="12pt" officeooo:rsid="001c398b" style:font-size-asian="12pt" style:font-size-complex="12pt"/>
    </style:style>
    <style:style style:name="T172" style:family="text">
      <style:text-properties style:font-name="Crimson Text1" fo:font-size="12pt" officeooo:rsid="005da6ac" style:font-size-asian="12pt" style:font-size-complex="12pt"/>
    </style:style>
    <style:style style:name="T173"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74"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75" style:family="text">
      <style:text-properties officeooo:rsid="005388b9"/>
    </style:style>
    <style:style style:name="T176" style:family="text">
      <style:text-properties officeooo:rsid="0021645c"/>
    </style:style>
    <style:style style:name="T177" style:family="text">
      <style:text-properties officeooo:rsid="0024f714"/>
    </style:style>
    <style:style style:name="T178" style:family="text">
      <style:text-properties officeooo:rsid="00540cca"/>
    </style:style>
    <style:style style:name="T179" style:family="text">
      <style:text-properties officeooo:rsid="00269aef"/>
    </style:style>
    <style:style style:name="T180" style:family="text">
      <style:text-properties officeooo:rsid="0031294b"/>
    </style:style>
    <style:style style:name="T181" style:family="text">
      <style:text-properties officeooo:rsid="00475916"/>
    </style:style>
    <style:style style:name="T182" style:family="text">
      <style:text-properties officeooo:rsid="002e7b23"/>
    </style:style>
    <style:style style:name="T183" style:family="text">
      <style:text-properties officeooo:rsid="0039659b"/>
    </style:style>
    <style:style style:name="T184" style:family="text">
      <style:text-properties officeooo:rsid="003cb856"/>
    </style:style>
    <style:style style:name="T185" style:family="text">
      <style:text-properties officeooo:rsid="005608e3"/>
    </style:style>
    <style:style style:name="T186" style:family="text">
      <style:text-properties officeooo:rsid="00411076"/>
    </style:style>
    <style:style style:name="T187" style:family="text">
      <style:text-properties officeooo:rsid="0043f73e"/>
    </style:style>
    <style:style style:name="T188" style:family="text">
      <style:text-properties officeooo:rsid="0046712b"/>
    </style:style>
    <style:style style:name="T189" style:family="text">
      <style:text-properties officeooo:rsid="00572ad9"/>
    </style:style>
    <style:style style:name="T190" style:family="text">
      <style:text-properties officeooo:rsid="00593203"/>
    </style:style>
    <style:style style:name="T191" style:family="text">
      <style:text-properties officeooo:rsid="0007e77c"/>
    </style:style>
    <style:style style:name="T192" style:family="text">
      <style:text-properties style:text-underline-style="none" fo:font-weight="normal" officeooo:rsid="0007e77c" style:font-weight-asian="normal" style:font-weight-complex="normal"/>
    </style:style>
    <style:style style:name="T193" style:family="text">
      <style:text-properties officeooo:rsid="000a544d"/>
    </style:style>
    <style:style style:name="T194" style:family="text">
      <style:text-properties officeooo:rsid="000beff3"/>
    </style:style>
    <style:style style:name="T195" style:family="text">
      <style:text-properties officeooo:rsid="000d38d4"/>
    </style:style>
    <style:style style:name="T196" style:family="text">
      <style:text-properties officeooo:rsid="000dc6c3"/>
    </style:style>
    <style:style style:name="T197" style:family="text">
      <style:text-properties officeooo:rsid="000ee8e6"/>
    </style:style>
    <style:style style:name="T198" style:family="text">
      <style:text-properties officeooo:rsid="0012288b"/>
    </style:style>
    <style:style style:name="T199" style:family="text">
      <style:text-properties fo:font-size="16pt" style:font-size-asian="16pt" style:font-size-complex="16pt"/>
    </style:style>
    <style:style style:name="T200" style:family="text">
      <style:text-properties fo:font-size="16pt" officeooo:rsid="000a544d" style:font-size-asian="16pt" style:font-size-complex="16pt"/>
    </style:style>
    <style:style style:name="T201" style:family="text">
      <style:text-properties officeooo:rsid="001a045f"/>
    </style:style>
    <style:style style:name="T202" style:family="text">
      <style:text-properties officeooo:rsid="005da6ac"/>
    </style:style>
    <style:style style:name="T203" style:family="text">
      <style:text-properties officeooo:rsid="0018354e"/>
    </style:style>
    <style:style style:name="T204" style:family="text">
      <style:text-properties officeooo:rsid="001ba43d"/>
    </style:style>
    <style:style style:name="T205" style:family="text">
      <style:text-properties officeooo:rsid="001c0948"/>
    </style:style>
    <style:style style:name="T206" style:family="text">
      <style:text-properties officeooo:rsid="001d1c8f"/>
    </style:style>
    <style:style style:name="T207" style:family="text">
      <style:text-properties officeooo:rsid="001f19c8"/>
    </style:style>
    <style:style style:name="T208" style:family="text">
      <style:text-properties officeooo:rsid="00206cbe"/>
    </style:style>
    <style:style style:name="T209" style:family="text">
      <style:text-properties style:font-name="Raven Sans NBP1" fo:font-size="10.5pt" style:font-size-asian="10.5pt" style:font-size-complex="10.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0" text:outline-level="1"><text:bookmark-start text:name="_Toc428025519"/><text:bookmark-start text:name="__RefHeading___Toc2997_1865421729"/><text:bookmark text:name="_GoBack"/>U<text:bookmark-end text:name="_Toc428025519"/>BUNTU &amp; CENTOS <text:s text:c="3"/><text:span text:style-name="T52">SERVER</text:span> ADMINISTRATION<text:bookmark-end text:name="__RefHeading___Toc2997_1865421729"/></text:h>
      <text:p text:style-name="P19"/>
      <text:p text:style-name="P19"/>
      <text:p text:style-name="main_20_body"/>
      <text:p text:style-name="main_20_body"/>
      <text:p text:style-name="P21"><text:span text:style-name="Book_20_Title"><text:span text:style-name="T9">This is the keyword-rich, attention-grabbing subtitle</text:span></text:span></text:p>
      <text:p text:style-name="Subtitle"/>
      <text:p text:style-name="P22">MD. TANVIR RAHMAN</text:p>
      <text:p text:style-name="P8"/>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o my <text:s/>niece <text:s/>Safiyah Nawar <text:s/>and Nujaira <text:s/>Zaynab</text:p>
      <text:p text:style-name="P10"/>
      <text:p text:style-name="P141"/>
      <text:p text:style-name="P35"/>
      <text:p text:style-name="P35"/>
      <text:p text:style-name="P36">UBUNTU &amp; CENTOS SERVER ADMINISTRATION</text:p>
      <text:p text:style-name="P37"><text:span text:style-name="T5">Copyright © 201</text:span><text:span text:style-name="T6">9</text:span><text:span text:style-name="T5"> by </text:span><text:span text:style-name="T6">MD. Tanvir Rahman</text:span><text:span text:style-name="T5">.</text:span></text:p>
      <text:p text:style-name="P35"/>
      <text:p text:style-name="P35"/>
      <text:p text:style-name="P35">For information contact :</text:p>
      <text:p text:style-name="P35">(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5"/>
      <text:p text:style-name="P35"/>
      <text:p text:style-name="titlepage"><text:span text:style-name="T5">First Edition: </text:span><text:span text:style-name="T7">December</text:span><text:span text:style-name="T5"> 201</text:span><text:span text:style-name="T7">9</text:span></text:p>
      <text:p text:style-name="P35"/>
      <text:p text:style-name="P35"/>
      <text:p text:style-name="P10"/>
      <text:p text:style-name="P308"><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0"><text:a xlink:type="simple" xlink:href="#__RefHeading___Toc2997_1865421729" text:style-name="Index_20_Link" text:visited-style-name="Index_20_Link">UBUNTU &amp; CENTOS SERVER ADMINISTRATION<text:tab/>i</text:a></text:p>
          <text:p text:style-name="P140"><text:a xlink:type="simple" xlink:href="#__RefHeading___Toc2999_1865421729" text:style-name="Index_20_Link" text:visited-style-name="Index_20_Link">INTRODUCTION<text:tab/>1</text:a></text:p>
          <text:p text:style-name="P140"><text:a xlink:type="simple" xlink:href="#__RefHeading___Toc3001_1865421729" text:style-name="Index_20_Link" text:visited-style-name="Index_20_Link">VMware Installation<text:tab/>11</text:a></text:p>
          <text:p text:style-name="P140"><text:a xlink:type="simple" xlink:href="#__RefHeading___Toc4721_4001890675" text:style-name="Index_20_Link" text:visited-style-name="Index_20_Link">Ubuntu Server Installation<text:tab/>14</text:a></text:p>
          <text:p text:style-name="P140"><text:a xlink:type="simple" xlink:href="#__RefHeading___Toc1664_3815998092" text:style-name="Index_20_Link" text:visited-style-name="Index_20_Link">CENTOS Server Installation<text:tab/>20</text:a></text:p>
          <text:p text:style-name="P140"><text:a xlink:type="simple" xlink:href="#__RefHeading___Toc3007_1865421729" text:style-name="Index_20_Link" text:visited-style-name="Index_20_Link">5 could be a subtitle<text:tab/>28</text:a></text:p>
          <text:p text:style-name="P140"><text:a xlink:type="simple" xlink:href="#__RefHeading___Toc3009_1865421729" text:style-name="Index_20_Link" text:visited-style-name="Index_20_Link">ABOUT THE AUTHOR<text:tab/>35</text:a></text:p>
          <text:p text:style-name="P140"><text:a xlink:type="simple" xlink:href="#__RefHeading___Toc3011_1865421729" text:style-name="Index_20_Link" text:visited-style-name="Index_20_Link">Acknowledgments<text:tab/>3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221" text:outline-level="1"><text:bookmark-start text:name="__RefHeading___Toc2999_1865421729"/><text:bookmark text:name="_Toc428025520"/>INTRODUCTION<text:bookmark-end text:name="__RefHeading___Toc2999_1865421729"/></text:h>
      <text:p text:style-name="P83">subtitle</text:p>
      <text:p text:style-name="FirstP_20_after_20_section_20_break">An operating system is a <text:span text:style-name="T54">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105">Liunx is just another operating system. Its a rock solid operating system. Linux work both as a server and Desktop operating system.</text:p>
      <text:p text:style-name="P105">Linux operating system is great for a lot of reason . thease are the following </text:p>
      <text:p text:style-name="P105"><text:soft-page-break/></text:p>
      <text:p text:style-name="P106">* Multi user OS: <text:span text:style-name="T55">Linux is a multi user operating system. That means more than one user can work on a <text:s/>system at the same name</text:span></text:p>
      <text:p text:style-name="P106">* Multi tasking OS: <text:span text:style-name="T55">Linux is a multi taking operating system </text:span><text:span text:style-name="T56">you can run multiple program at once .this allows the operating system to run several process all at once.</text:span></text:p>
      <text:p text:style-name="P107">* Multi <text:span text:style-name="T82">Platform OS</text:span>: <text:span text:style-name="T56"><text:s/></text:span><text:span text:style-name="T57">Linux can run currently more that 24 types of platform and 64-bit Intel based personal computer .All variants of Apple mac,Sun Spark and ipod ,even the Microsoft xbox.</text:span></text:p>
      <text:p text:style-name="P121"/>
      <text:p text:style-name="P110"><text:span text:style-name="T57">*</text:span><text:span text:style-name="T18"> Interoprable </text:span><text:span text:style-name="T19">OS</text:span><text:span text:style-name="T57">: </text:span><text:span text:style-name="T58">Linux can operate with most network protocols and also most Language it can </text:span><text:span text:style-name="T61">e</text:span><text:span text:style-name="T58">asily interact with Windows OS,NOVEL,UNIX and other operating system that has a smaller market</text:span></text:p>
      <text:p text:style-name="P122"/>
      <text:p text:style-name="P111"><text:span text:style-name="T57">*</text:span><text:span text:style-name="T18"> </text:span><text:span text:style-name="T19">Scalabel</text:span><text:span text:style-name="T18"> </text:span><text:span text:style-name="T19">OS</text:span><text:span text:style-name="T57">: </text:span><text:span text:style-name="T58">Linux operating system has support for even Raspberry pi which is a </text:span><text:span text:style-name="T59">credit</text:span><text:span text:style-name="T58"> card size computer to Very powerful Server. Most of the server of the world is running Linux </text:span><text:span text:style-name="T59">OS</text:span><text:span text:style-name="T58">. They have also run in low </text:span><text:span text:style-name="T59">power computer</text:span></text:p>
      <text:p text:style-name="P123"/>
      <text:p text:style-name="P111"><text:soft-page-break/><text:span text:style-name="T57">*</text:span><text:span text:style-name="T18"> </text:span><text:span text:style-name="T20">Portable</text:span><text:span text:style-name="T18"> </text:span><text:span text:style-name="T19">OS</text:span><text:span text:style-name="T57">: </text:span><text:span text:style-name="T59">Linux is portable operating system. Linux is mostly written in C programming language .C is a language that is specially for writing operating system level software. And it can be ported to run on a new computer. </text:span></text:p>
      <text:p text:style-name="P111"><text:span text:style-name="T57">*</text:span><text:span text:style-name="T18"> </text:span><text:span text:style-name="T20">Flexible</text:span><text:span text:style-name="T18"> </text:span><text:span text:style-name="T19">OS</text:span><text:span text:style-name="T57">: </text:span><text:span text:style-name="T59">Linux operating system can be used to make a router,graphical workstation,home entertainment computer,file server,web server,mail server,cluster, just any computing purpose.</text:span></text:p>
      <text:p text:style-name="P111"><text:span text:style-name="T57">*</text:span><text:span text:style-name="T18"> </text:span><text:span text:style-name="T20">Stable</text:span><text:span text:style-name="T57">: </text:span><text:span text:style-name="T59">Linux kernel is very mature. For being stable it is used for most of the server in the world.</text:span></text:p>
      <text:p text:style-name="P123"/>
      <text:p text:style-name="P111"><text:span text:style-name="T57">*</text:span><text:span text:style-name="T18"> </text:span><text:span text:style-name="T20">Efficient</text:span><text:span text:style-name="T57">: </text:span><text:span text:style-name="T59">The design of the Linux enables you to include on only the thing you needed thats why it can run on both raspberry pi to a big server.</text:span></text:p>
      <text:p text:style-name="P123"/>
      <text:p text:style-name="P112"><text:span text:style-name="T57">*</text:span><text:span text:style-name="T18"> </text:span><text:span text:style-name="T21">Free </text:span><text:span text:style-name="T57">: </text:span><text:span text:style-name="T60">Linux is a Free operating system.</text:span></text:p>
      <text:p text:style-name="P124"/>
      <text:p text:style-name="P124"/>
      <text:p text:style-name="P124"/>
      <text:p text:style-name="P124"/>
      <text:p text:style-name="P123"><text:soft-page-break/><text:s/></text:p>
      <text:p text:style-name="P24"><text:span text:style-name="T83">G</text:span>NU PROJECT</text:p>
      <text:p text:style-name="P113"><text:span text:style-name="T59">G</text:span><text:span text:style-name="T55">NU Stands for (GNU is NOT UNIX). To make a free clone of the UNIX OS GNU project started 1984.To maintain the free software FSF(Free Software Foundation) is created. It Creates the GNU C compiler ,EMACS Text editor and many other software.</text:span></text:p>
      <text:p text:style-name="P113"><text:span text:style-name="T55">The GNU General Public License (GPL) is a very creative license that used to copyright to protected the freedom of the software user. When a software is licensed under the GPL </text:span><text:span text:style-name="T62">recipients are bound by the copyright to respect freedom of anyone to use and share the software and also change the source code if necessary.</text:span></text:p>
      <text:p text:style-name="P125"/>
      <text:p text:style-name="P125"/>
      <text:p text:style-name="P123"/>
      <text:p text:style-name="P96"/>
      <text:p text:style-name="P17"/>
      <text:p text:style-name="P25"><text:soft-page-break/></text:p>
      <text:p text:style-name="P25">HISTORY OF LINUX</text:p>
      <text:p text:style-name="P114"><text:span text:style-name="T55">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3">which can communicate with the hardware </text:span><text:span text:style-name="T55">.They took the linux </text:span><text:span text:style-name="T63">kernel and add the GNU software on top of the kernel and made the GNU/LINUX Operating system.</text:span></text:p>
      <text:p text:style-name="P114"><text:span text:style-name="T64">Linux Trovalds is still considered as the dictator of the Linux kernel. He ultimately determines which feature will be added in the linux kernel and what features are not.</text:span><text:span text:style-name="T63"> </text:span></text:p>
      <text:p text:style-name="First_20_Paragraph"/>
      <text:p text:style-name="First_20_Paragraph"/>
      <text:p text:style-name="P26"><text:soft-page-break/></text:p>
      <text:p text:style-name="P27">Packaging Linux:Distribution</text:p>
      <text:p text:style-name="P126">A complete linux system is called distribution. A linux distribution contains the Linux kernel and the GNU project Tools and any number of software that can make the OS diverse functionality.</text:p>
      <text:p text:style-name="P126">There are a lot of distribution on linux .Some of them specifically for servers and some of them are Desktop. Every customized distribution includes software packages for different users.</text:p>
      <text:p text:style-name="P126">A single linux distribution often appears in different version .For example CENTOS distribution comes with a full core distribution and a LIVE CD version.</text:p>
      <text:p text:style-name="P115"><text:span text:style-name="T55">Ubuntu is based on Debian Distribution <text:s/></text:span><text:span text:style-name="T65">And Centos is community version of the Commercial RED HAT linux distribution.</text:span></text:p>
      <text:p text:style-name="P127"/>
      <text:p text:style-name="First_20_Paragraph"/>
      <text:p text:style-name="P28"><text:soft-page-break/><text:span text:style-name="T84">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85">Red Hat linux</text:span></text:p>
      <text:p text:style-name="firstparagraph">* <text:span text:style-name="T85">Fedora Core</text:span></text:p>
      <text:p text:style-name="firstparagraph">* <text:span text:style-name="T85">Centos Linux</text:span></text:p>
      <text:p text:style-name="firstparagraph">* <text:span text:style-name="T85">SUSE linux</text:span></text:p>
      <text:p text:style-name="firstparagraph">* <text:span text:style-name="T85">Ubuntu Linux</text:span></text:p>
      <text:p text:style-name="firstparagraph">* <text:span text:style-name="T85">Gentoo Linux</text:span></text:p>
      <text:p text:style-name="firstparagraph">* <text:span text:style-name="T85">Debian Linux</text:span></text:p>
      <text:p text:style-name="firstparagraph">* <text:span text:style-name="T85">Slackware Linux</text:span></text:p>
      <text:p text:style-name="firstparagraph">* <text:span text:style-name="T85">Mandriva Linux</text:span></text:p>
      <text:p text:style-name="firstparagraph">* <text:span text:style-name="T85">Turbo Linux</text:span></text:p>
      <text:p text:style-name="firstparagraph">* <text:span text:style-name="T85">Puppy Linux</text:span></text:p>
      <text:p text:style-name="P95">we use the<text:span text:style-name="T17"> UBUNTU</text:span> <text:span text:style-name="T17">linux</text:span> and the <text:span text:style-name="T17">CENTOS linux </text:span><text:span text:style-name="T55">to illustrate how the <text:s/>servers work.</text:span></text:p>
      <text:p text:style-name="Subtitle"/>
      <text:p text:style-name="Subtitle"><text:soft-page-break/></text:p>
      <text:p text:style-name="P31">PRINCIPLE OF LINUX </text:p>
      <text:p text:style-name="FirstP_20_after_20_section_20_break"/>
      <text:p text:style-name="P116">* <text:span text:style-name="T86">Everything works as a file , even the system hardware</text:span></text:p>
      <text:p text:style-name="P131">* Small work is done by the individual program</text:p>
      <text:p text:style-name="P131">* Any complected work will be divided into smaller part and then process this by different different module.</text:p>
      <text:p text:style-name="P131">* All the configuration will be stored in a text file</text:p>
      <text:p text:style-name="P131">* linux OS use a standard hierarchical <text:s/>file structure in which the files/user files are arranged </text:p>
      <text:p text:style-name="FirstP_20_after_20_section_20_break"/>
      <text:p text:style-name="P98">***</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29">UBUNTU SERVER</text:p>
      <text:p text:style-name="FirstP_20_after_20_section_20_break"/>
      <text:p text:style-name="FirstP_20_after_20_section_20_break"/>
      <text:p text:style-name="P118">Ubuntu is built on the <text:span text:style-name="T88">D</text:span>ebian architecture and <text:span text:style-name="T88">comprised</text:span> linux server and Dsktop. Ubuntu release updates every six months <text:span text:style-name="T87">Ubuntu packages</text:span> <text:span text:style-name="T88">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2">https://ubuntu.com/download/server</text:p>
      <text:p text:style-name="P117"/>
      <text:p text:style-name="main_20_body"/>
      <text:p text:style-name="dividers"/>
      <text:p text:style-name="dividers"/>
      <text:p text:style-name="dividers"/>
      <text:p text:style-name="P30"><text:soft-page-break/><text:span text:style-name="T99">CENTOS</text:span> SERVER</text:p>
      <text:p text:style-name="P120"/>
      <text:p text:style-name="P120"/>
      <text:p text:style-name="P119">Ubuntu is built on the <text:span text:style-name="T88">D</text:span>ebian architecture and <text:span text:style-name="T88">comprised</text:span> linux server and Dsktop. Ubuntu release updates every six months <text:span text:style-name="T87">Ubuntu packages</text:span> <text:span text:style-name="T88">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3">https://ubuntu.com/download/server</text:p>
      <text:p text:style-name="dividers"/>
      <text:p text:style-name="dividers"/>
      <text:p text:style-name="dividers"/>
      <text:p text:style-name="dividers"/>
      <text:p text:style-name="dividers"/>
      <text:p text:style-name="dividers"/>
      <text:p text:style-name="dividers"><text:soft-page-break/></text:p>
      <text:h text:style-name="P81" text:outline-level="1"><text:bookmark-start text:name="__RefHeading___Toc3001_1865421729"/><text:span text:style-name="T16">VMware</text:span><text:span text:style-name="T15"> Installation </text:span><text:bookmark-end text:name="__RefHeading___Toc3001_1865421729"/></text:h>
      <text:p text:style-name="P39"/>
      <text:p text:style-name="P40">Step 1:</text:p>
      <text:p text:style-name="P40"><text:tab/><text:span text:style-name="T66">install the required build packages</text:span></text:p>
      <text:p text:style-name="P40"><text:tab/><text:span text:style-name="T89">=&gt; sudo apt install build-essential</text:span></text:p>
      <text:p text:style-name="P40"/>
      <text:p text:style-name="P41">Step <text:span text:style-name="T89">2</text:span>:</text:p>
      <text:p text:style-name="P42"><text:tab/><text:span text:style-name="T67">Download VMware workstation player</text:span><text:tab/><text:span text:style-name="T66"> </text:span><text:span text:style-name="T68">from the </text:span></text:p>
      <text:p text:style-name="P52"><text:span text:style-name="T68">w</text:span><text:span text:style-name="T55">ebsite.</text:span></text:p>
      <text:p text:style-name="P41"><text:tab/></text:p>
      <text:p text:style-name="P41"><draw:frame draw:style-name="fr1" draw:name="Image2" text:anchor-type="paragraph" svg:width="4.8in" svg:height="1.7819in" draw:z-index="1"><draw:image xlink:href="Pictures/100002010000032000000129E5BEE39A15BCC610.png" xlink:type="simple" xlink:show="embed" xlink:actuate="onLoad" loext:mime-type="image/png"/></draw:frame></text:p>
      <text:p text:style-name="P45"/>
      <text:p text:style-name="P45">Step <text:span text:style-name="T90">3</text:span>:</text:p>
      <text:p text:style-name="P43"><text:tab/><text:span text:style-name="T68">go to the installed directory make the file executable</text:span></text:p>
      <text:p text:style-name="P45"><text:tab/><text:span text:style-name="T89">=&gt; chmod 777 Vmware-Player*</text:span></text:p>
      <text:p text:style-name="P53">[we will talk about the chmod 777 later for now just use it]</text:p>
      <text:p text:style-name="P53"><text:soft-page-break/></text:p>
      <text:p text:style-name="P46">Step <text:span text:style-name="T91">4</text:span>:</text:p>
      <text:p text:style-name="P44"><text:tab/><text:span text:style-name="T68">execute the program with </text:span><text:span text:style-name="T91">sudo</text:span></text:p>
      <text:p text:style-name="P44"><text:span text:style-name="T68"><text:tab/></text:span><text:span text:style-name="T91">=&gt;sudo ./Vmware-Player*</text:span><text:span text:style-name="T68"> </text:span></text:p>
      <text:p text:style-name="P65"/>
      <text:p text:style-name="P65"/>
      <text:p text:style-name="P65"><draw:frame draw:style-name="fr2" draw:name="Image3" text:anchor-type="paragraph" svg:x="0in" svg:y="-0.0339in" svg:width="4.8in" svg:height="2.7354in" draw:z-index="2"><draw:image xlink:href="Pictures/10000201000002BC0000018FC746F981F8CA8CB1.png" xlink:type="simple" xlink:show="embed" xlink:actuate="onLoad" loext:mime-type="image/png"/></draw:frame></text:p>
      <text:p text:style-name="P44"/>
      <text:p text:style-name="P52">[no license key is required .If you want to install vmware workstation instead of vmware player you need to have the license key]</text:p>
      <text:p text:style-name="P65"/>
      <text:p text:style-name="P65"/>
      <text:p text:style-name="P66"/>
      <text:p text:style-name="P54"><text:span text:style-name="T68">a</text:span><text:span text:style-name="T55">fter a successful installation screen will show to you</text:span></text:p>
      <text:p text:style-name="P67"/>
      <text:p text:style-name="P65"/>
      <text:p text:style-name="P65"/>
      <text:p text:style-name="P60"><draw:frame draw:style-name="fr1" draw:name="Image4" text:anchor-type="paragraph" svg:width="4.8in" svg:height="2.7154in" draw:z-index="3"><draw:image xlink:href="Pictures/10000201000002BC0000018C6381649CFE457FCC.png" xlink:type="simple" xlink:show="embed" xlink:actuate="onLoad" loext:mime-type="image/png"/></draw:frame><text:soft-page-break/></text:p>
      <text:p text:style-name="P93"/>
      <text:p text:style-name="dividers">***</text:p>
      <text:p text:style-name="FirstP_20_after_20_section_20_break"/>
      <text:h text:style-name="P222" text:outline-level="1"><text:bookmark-start text:name="__RefHeading___Toc4721_4001890675"/><text:span text:style-name="T53">Ubuntu Server</text:span> Installation <text:bookmark-end text:name="__RefHeading___Toc4721_4001890675"/></text:h>
      <text:p text:style-name="P23">Ubuntu</text:p>
      <text:p text:style-name="P55"/>
      <text:p text:style-name="P86"><text:span text:style-name="T98">Requirements</text:span><text:span text:style-name="T97">:</text:span></text:p>
      <text:p text:style-name="P61"><text:tab/><text:span text:style-name="T69">1)Host PC with </text:span><text:span text:style-name="T72">at least</text:span><text:span text:style-name="T69"> 4GB of ram</text:span></text:p>
      <text:p text:style-name="P64"><text:span text:style-name="T92"><text:tab/>2)VMware Workstation/Virtualbo</text:span><text:span text:style-name="T93">x</text:span></text:p>
      <text:p text:style-name="P63"><text:span text:style-name="T95"><text:tab/></text:span><text:span text:style-name="T3">3)Ubuntu server ISO image</text:span></text:p>
      <text:p text:style-name="P71"/>
      <text:p text:style-name="P47">Step 1:</text:p>
      <text:p text:style-name="P47"><text:tab/><text:span text:style-name="T70">Lunch VMware Workstation New Virtual Machine Wizard</text:span></text:p>
      <text:p text:style-name="P89"><draw:frame draw:style-name="fr1" draw:name="Image5" text:anchor-type="paragraph" svg:width="4.8in" svg:height="2.7in" draw:z-index="4"><draw:image xlink:href="Pictures/1000020100000400000002409C9B8756BF1EB282.png" xlink:type="simple" xlink:show="embed" xlink:actuate="onLoad" loext:mime-type="image/png"/></draw:frame><text:soft-page-break/><text:tab/></text:p>
      <text:p text:style-name="P47">Step <text:span text:style-name="T96">2</text:span>:</text:p>
      <text:p text:style-name="P56"><text:span text:style-name="T55"><text:s text:c="7"/>Select the installation media or source </text:span><text:span text:style-name="T71">and choose the disk size.</text:span></text:p>
      <text:p text:style-name="P88"><draw:frame draw:style-name="fr2" draw:name="Image6" text:anchor-type="paragraph" svg:x="-0.0626in" svg:y="0.1417in" svg:width="4.8in" svg:height="2.5717in" draw:z-index="5"><draw:image xlink:href="Pictures/10000201000001CD0000015FBCAE5967193E2767.png" xlink:type="simple" xlink:show="embed" xlink:actuate="onLoad" loext:mime-type="image/png"/></draw:frame></text:p>
      <text:p text:style-name="P48"/>
      <text:p text:style-name="P48"><text:soft-page-break/></text:p>
      <text:p text:style-name="P48"/>
      <text:p text:style-name="P48">Step <text:span text:style-name="T100">3</text:span>:</text:p>
      <text:p text:style-name="P72"><text:span text:style-name="T4"><text:tab/></text:span><text:span text:style-name="T100">final configuration of the Vmware will be like this</text:span></text:p>
      <text:p text:style-name="P72"><draw:frame draw:style-name="fr2" draw:name="Image7" text:anchor-type="paragraph" svg:x="0in" svg:y="0.1209in" svg:width="4.8in" svg:height="3.3535in" draw:z-index="6"><draw:image xlink:href="Pictures/1000020100000341000002460048A9E22DE55884.png" xlink:type="simple" xlink:show="embed" xlink:actuate="onLoad" loext:mime-type="image/png"/></draw:frame></text:p>
      <text:p text:style-name="P72"/>
      <text:p text:style-name="P72"/>
      <text:p text:style-name="P72"><text:s/></text:p>
      <text:p text:style-name="P72"/>
      <text:p text:style-name="P72"/>
      <text:p text:style-name="P72"/>
      <text:p text:style-name="P72"/>
      <text:p text:style-name="P72"/>
      <text:p text:style-name="P72"/>
      <text:p text:style-name="P72"/>
      <text:p text:style-name="P72"/>
      <text:p text:style-name="P48"><text:soft-page-break/></text:p>
      <text:p text:style-name="P48">Step <text:span text:style-name="T100">4</text:span>:</text:p>
      <text:p text:style-name="P72"><text:span text:style-name="T4"><text:tab/></text:span><text:span text:style-name="T100">start the installation ,first <text:s/>set the language </text:span></text:p>
      <text:p text:style-name="P72"/>
      <text:p text:style-name="P72"><draw:frame draw:style-name="fr2" draw:name="Image8" text:anchor-type="paragraph" svg:x="-0.052in" svg:y="-0.0563in" svg:width="4.8in" svg:height="2.4118in" draw:z-index="7"><draw:image xlink:href="Pictures/10000201000003260000019590065851CF03E206.png" xlink:type="simple" xlink:show="embed" xlink:actuate="onLoad" loext:mime-type="image/png"/></draw:frame></text:p>
      <text:p text:style-name="P49">Step <text:span text:style-name="T101">5</text:span>:</text:p>
      <text:p text:style-name="P73"><text:span text:style-name="T4"><text:tab/></text:span><text:span text:style-name="T102">select DHCP for network for now .we change the ip address of the server later</text:span></text:p>
      <text:p text:style-name="P78"><draw:frame draw:style-name="fr2" draw:name="Image9" text:anchor-type="paragraph" svg:x="-0.052in" svg:y="0.2398in" svg:width="4.8in" svg:height="2.2402in" draw:z-index="8"><draw:image xlink:href="Pictures/1000020100000320000000DFA237475792DB85B2.png" xlink:type="simple" xlink:show="embed" xlink:actuate="onLoad" loext:mime-type="image/png"/></draw:frame></text:p>
      <text:p text:style-name="P73"/>
      <text:p text:style-name="P72"/>
      <text:p text:style-name="P72"><text:soft-page-break/></text:p>
      <text:p text:style-name="P72"/>
      <text:p text:style-name="P49">Step <text:span text:style-name="T101">5</text:span>:</text:p>
      <text:p text:style-name="P73"><text:span text:style-name="T4"><text:tab/></text:span><text:span text:style-name="T102">Select “install openSSH server” so we can connect to the computer with our hosts</text:span></text:p>
      <text:p text:style-name="P78"><draw:frame draw:style-name="fr2" draw:name="Image10" text:anchor-type="paragraph" svg:x="0in" svg:y="0.1209in" svg:width="4.8in" svg:height="2.1398in" draw:z-index="9"><draw:image xlink:href="Pictures/100002010000032D000001467AE779D661159FC8.png" xlink:type="simple" xlink:show="embed" xlink:actuate="onLoad" loext:mime-type="image/png"/></draw:frame></text:p>
      <text:p text:style-name="P49">Step <text:span text:style-name="T101">6</text:span>:</text:p>
      <text:p text:style-name="P58">There are three types of partition</text:p>
      <text:p text:style-name="P58"/>
      <text:p text:style-name="P58">* Guided :<text:span text:style-name="T55"> use entire disk : it use the entire disk with guided partition system</text:span></text:p>
      <text:p text:style-name="P58"/>
      <text:p text:style-name="P58">* Manual : <text:span text:style-name="T55">I</text:span><text:span text:style-name="T72">n</text:span><text:span text:style-name="T55"> manual partition user have to allocate the <text:s/>space manually.</text:span></text:p>
      <text:p text:style-name="P68">For minimal settings three partition is a mandatory</text:p>
      <text:p text:style-name="P58"><text:tab/>1) /boot</text:p>
      <text:p text:style-name="P58"><text:s/><text:tab/>2) /swap</text:p>
      <text:p text:style-name="P58"><text:tab/>3) /root</text:p>
      <text:p text:style-name="P49">* <text:span text:style-name="T108">Guided : </text:span><text:span text:style-name="T73">on LVM :this option allow user to set a LVM based partition</text:span></text:p>
      <text:p text:style-name="P49"/>
      <text:p text:style-name="P73"><text:soft-page-break/><text:span text:style-name="T4"><text:tab/></text:span><text:span text:style-name="T102">Select the entire disk for installation .</text:span><text:span text:style-name="T103">we select the Entire disk guided partition will talk about the other boot system later.</text:span></text:p>
      <text:p text:style-name="P78"/>
      <text:p text:style-name="P78"><draw:frame draw:style-name="fr3" draw:name="Image11" text:anchor-type="paragraph" svg:width="4.8in" svg:height="2.4472in" draw:z-index="10"><draw:image xlink:href="Pictures/1000020100000338000000F88A3B14851DA99560.png" xlink:type="simple" xlink:show="embed" xlink:actuate="onLoad" loext:mime-type="image/png"/></draw:frame></text:p>
      <text:p text:style-name="P72"/>
      <text:p text:style-name="P49">Step <text:span text:style-name="T101">7</text:span>:</text:p>
      <text:p text:style-name="P73"><text:span text:style-name="T4"><text:tab/></text:span><text:span text:style-name="T102">login to the system with your credential .</text:span></text:p>
      <text:p text:style-name="P78"/>
      <text:p text:style-name="P78"/>
      <text:p text:style-name="P74"><text:span text:style-name="T22">SUMMARY</text:span><text:span text:style-name="T23">:</text:span></text:p>
      <text:p text:style-name="P74"><text:span text:style-name="T4"><text:tab/></text:span><text:span text:style-name="T104">we learn how to set up a ubuntu server on Vmware Virtual machine with a dhcp network. Using guided partition.</text:span></text:p>
      <text:p text:style-name="P99"/>
      <text:p text:style-name="P99">***</text:p>
      <text:p text:style-name="P72"/>
      <text:p text:style-name="P72"/>
      <text:h text:style-name="P223" text:outline-level="1"><text:bookmark-start text:name="__RefHeading___Toc1664_3815998092"/><text:span text:style-name="T109">CENTOS Server</text:span> Installation <text:bookmark-end text:name="__RefHeading___Toc1664_3815998092"/></text:h>
      <text:p text:style-name="P34">Centos</text:p>
      <text:p text:style-name="P59"/>
      <text:p text:style-name="P87"><text:span text:style-name="T98">Requirements</text:span><text:span text:style-name="T97">:</text:span></text:p>
      <text:p text:style-name="P62"><text:tab/><text:span text:style-name="T69">1)Host PC with </text:span><text:span text:style-name="T72">at least</text:span><text:span text:style-name="T69"> 4GB of ram</text:span></text:p>
      <text:p text:style-name="P69"><text:span text:style-name="T92"><text:tab/>2)VMwareWorkstation/Virtualbo</text:span><text:span text:style-name="T93">x</text:span><text:span text:style-name="T94"><text:tab/></text:span><text:span text:style-name="T1">3)</text:span><text:span text:style-name="T2">CENTOS7 </text:span><text:span text:style-name="T1"><text:s/>server ISO image</text:span></text:p>
      <text:p text:style-name="P72"><text:tab/></text:p>
      <text:p text:style-name="P72"/>
      <text:p text:style-name="P72"/>
      <text:p text:style-name="P50">Step 1:</text:p>
      <text:p text:style-name="P50"><text:tab/><text:span text:style-name="T70">Lunch VMware Workstation New Virtual Machine Wizard</text:span></text:p>
      <text:p text:style-name="P50"/>
      <text:p text:style-name="P50">Step <text:span text:style-name="T96">2</text:span>:</text:p>
      <text:p text:style-name="P57"><text:span text:style-name="T55"><text:s text:c="7"/>Select the installation media or source </text:span><text:span text:style-name="T71">and choose the disk size.</text:span></text:p>
      <text:p text:style-name="P70"/>
      <text:p text:style-name="P50">Step <text:span text:style-name="T100">3</text:span>:</text:p>
      <text:p text:style-name="P75"><text:span text:style-name="T4"><text:tab/></text:span><text:span text:style-name="T71">final configuration of the Vmware will be like this</text:span></text:p>
      <text:p text:style-name="P90"><draw:frame draw:style-name="fr2" draw:name="Image1" text:anchor-type="paragraph" svg:x="0in" svg:y="0.1209in" svg:width="4.8in" svg:height="2.8327in" draw:z-index="11"><draw:image xlink:href="Pictures/1000020100000341000002460048A9E22DE55884.png" xlink:type="simple" xlink:show="embed" xlink:actuate="onLoad" loext:mime-type="image/png"/></draw:frame><text:soft-page-break/></text:p>
      <text:p text:style-name="P50">Step <text:span text:style-name="T100">4</text:span>:</text:p>
      <text:p text:style-name="P75"><text:span text:style-name="T4"><text:tab/></text:span><text:span text:style-name="T100">start the installation , First set the language </text:span></text:p>
      <text:p text:style-name="P90"><draw:frame draw:style-name="fr2" draw:name="Image12" text:anchor-type="paragraph" svg:x="0.0937in" svg:y="0.0319in" svg:width="4.8in" svg:height="3.6in" draw:z-index="12"><draw:image xlink:href="Pictures/100000000000032000000258C1009CD1207AB308.png" xlink:type="simple" xlink:show="embed" xlink:actuate="onLoad" loext:mime-type="image/png"/></draw:frame></text:p>
      <text:p text:style-name="P51"><text:soft-page-break/>Step <text:span text:style-name="T110">5</text:span>:</text:p>
      <text:p text:style-name="P76"><text:span text:style-name="T4"><text:tab/></text:span><text:span text:style-name="T100">From the </text:span><text:span text:style-name="T24">software selection </text:span><text:span text:style-name="T74">select server with a GUI</text:span></text:p>
      <text:p text:style-name="P80"><draw:frame draw:style-name="fr2" draw:name="Image13" text:anchor-type="paragraph" svg:x="-0.052in" svg:y="0.1756in" svg:width="4.8in" svg:height="3.6in" draw:z-index="13"><draw:image xlink:href="Pictures/100000000000032000000258A4ACB7522ECEED40.png" xlink:type="simple" xlink:show="embed" xlink:actuate="onLoad" loext:mime-type="image/png"/></draw:frame><text:s text:c="2"/></text:p>
      <text:p text:style-name="P90"/>
      <text:p text:style-name="P90"/>
      <text:p text:style-name="P90"/>
      <text:p text:style-name="P90"/>
      <text:p text:style-name="P90"/>
      <text:p text:style-name="P90"/>
      <text:p text:style-name="P90"/>
      <text:p text:style-name="P90"/>
      <text:p text:style-name="P90"/>
      <text:p text:style-name="P90"/>
      <text:p text:style-name="P90"/>
      <text:p text:style-name="P51"><text:soft-page-break/>Step <text:span text:style-name="T110">6</text:span>:</text:p>
      <text:p text:style-name="P76"><text:span text:style-name="T4"><text:tab/></text:span><text:span text:style-name="T110">Select the volume for installing .in this installation we go for the entire disk guided partition</text:span></text:p>
      <text:p text:style-name="P91"/>
      <text:p text:style-name="P91"/>
      <text:p text:style-name="P90"/>
      <text:p text:style-name="P90"/>
      <text:p text:style-name="P90"/>
      <text:p text:style-name="P90"/>
      <text:p text:style-name="P90"><draw:frame draw:style-name="fr2" draw:name="Image14" text:anchor-type="paragraph" svg:x="-0.0626in" svg:y="-0.0209in" svg:width="4.8in" svg:height="3.6in" draw:z-index="14"><draw:image xlink:href="Pictures/1000000000000320000002580CE3EDEAB72D5D2F.png" xlink:type="simple" xlink:show="embed" xlink:actuate="onLoad" loext:mime-type="image/png"/></draw:frame></text:p>
      <text:p text:style-name="P90"/>
      <text:p text:style-name="P90"/>
      <text:p text:style-name="P94"/>
      <text:p text:style-name="P94"/>
      <text:p text:style-name="P94"><text:soft-page-break/></text:p>
      <text:p text:style-name="P51">Step <text:span text:style-name="T110">7 </text:span>:</text:p>
      <text:p text:style-name="P76"><text:span text:style-name="T4"><text:tab/></text:span><text:span text:style-name="T110">Enter the root password and confirm it. and create a user and set password for the user</text:span></text:p>
      <text:p text:style-name="P92"/>
      <text:p text:style-name="P90"/>
      <text:p text:style-name="P90"><draw:frame draw:style-name="fr1" draw:name="Image15" text:anchor-type="paragraph" svg:width="4.8in" svg:height="3.6in" draw:z-index="15"><draw:image xlink:href="Pictures/10000000000003200000025892563083B31ABA98.png" xlink:type="simple" xlink:show="embed" xlink:actuate="onLoad" loext:mime-type="image/png"/></draw:frame></text:p>
      <text:p text:style-name="P90"/>
      <text:p text:style-name="P90"/>
      <text:p text:style-name="P51">Step <text:span text:style-name="T110">7 </text:span>:</text:p>
      <text:p text:style-name="P76"><text:span text:style-name="T4"><text:tab/></text:span><text:span text:style-name="T110">wait for the installation to finished. After that reboot the system</text:span></text:p>
      <text:p text:style-name="P76"/>
      <text:p text:style-name="P76"/>
      <text:p text:style-name="P76"/>
      <text:p text:style-name="P76"><text:soft-page-break/></text:p>
      <text:p text:style-name="P51">Step <text:span text:style-name="T110">8 </text:span>:</text:p>
      <text:p text:style-name="P76"><text:span text:style-name="T4"><text:tab/></text:span><text:span text:style-name="T110">login with root credentials </text:span></text:p>
      <text:p text:style-name="P104"/>
      <text:p text:style-name="P77"><text:span text:style-name="T22">SUMMARY</text:span><text:span text:style-name="T23">:</text:span></text:p>
      <text:p text:style-name="P77"><text:span text:style-name="T4"><text:tab/></text:span><text:span text:style-name="T104">we learn how to set up a </text:span><text:span text:style-name="T105">Centos</text:span><text:span text:style-name="T104"> server on Vmware Virtual machine with <text:s/>Using guided partition.</text:span></text:p>
      <text:p text:style-name="P79"/>
      <text:p text:style-name="P77"/>
      <text:p text:style-name="P100">***</text:p>
      <text:p text:style-name="P104"/>
      <text:p text:style-name="P104"/>
      <text:p text:style-name="P134"/>
      <text:p text:style-name="P134"/>
      <text:p text:style-name="P134"/>
      <text:p text:style-name="P134"/>
      <text:p text:style-name="P134"/>
      <text:p text:style-name="P134"/>
      <text:p text:style-name="P134"/>
      <text:p text:style-name="P134"/>
      <text:h text:style-name="P224" text:outline-level="1">COMMAND LINE IN LINUX</text:h>
      <text:p text:style-name="P135">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134"/>
      <text:p text:style-name="P134"/>
      <text:p text:style-name="P32">WORKING AS ROOT</text:p>
      <text:p text:style-name="P20"/>
      <text:p text:style-name="P128">By default every linux OS creates a user root.Many operating system like CENTOS ask for a root password .<text:span text:style-name="T111">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11">root</text:span> .<text:span text:style-name="T111">Thats why in ubuntu server every time you do anything that need superuser privileges you use the command ‘</text:span><text:span text:style-name="T25">sudo</text:span><text:span text:style-name="T111">’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129"><text:tab/><text:span text:style-name="T106">=&gt; </text:span><text:span text:style-name="T107">sudo su</text:span></text:p>
      <text:p text:style-name="P139"/>
      <text:p text:style-name="P18"><text:span text:style-name="T111">But it is not recommended to work with the root shell .Do not use the root shell unless it is absolutely necessary . work with sudo if you need superuser privilege. </text:span><text:tab/></text:p>
      <text:p text:style-name="P139"/>
      <text:p text:style-name="P33"/>
      <text:p text:style-name="P33"/>
      <text:p text:style-name="P33"/>
      <text:p text:style-name="P33"/>
      <text:p text:style-name="P33"/>
      <text:p text:style-name="P33"><text:soft-page-break/></text:p>
      <text:p text:style-name="P33">TERMINAL &amp; SHELL</text:p>
      <text:p text:style-name="P134"/>
      <text:p text:style-name="P108">What is Terminal:</text:p>
      <text:p text:style-name="P134"><text:tab/><text:span text:style-name="T112">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109">What is shell :</text:p>
      <text:p text:style-name="P136">Shell itself is a <text:span text:style-name="T113">program</text:span> that takes command from the <text:span text:style-name="T113">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137">there are different types of shell</text:p>
      <text:p text:style-name="P137">*<text:span text:style-name="T17"> tsh → <text:s/>tsh </text:span><text:span text:style-name="T55">is a shell with a scripting language similar to the C programming language</text:span></text:p>
      <text:p text:style-name="P137">*<text:span text:style-name="T17"> sash → <text:s/></text:span><text:span text:style-name="T55">stand alone shell .its a very minimal shell runs almo</text:span><text:span text:style-name="T76">s</text:span><text:span text:style-name="T55">t </text:span><text:soft-page-break/><text:span text:style-name="T55">every system .it is </text:span><text:span text:style-name="T75">basically</text:span><text:span text:style-name="T55"> popular for troubleshooting the system</text:span></text:p>
      <text:p text:style-name="P137">*<text:span text:style-name="T17"> zsh → <text:s/>zsh </text:span><text:span text:style-name="T55">is a shell which is compatible with bash but has a lot of extra functionality</text:span></text:p>
      <text:p text:style-name="P137">*<text:span text:style-name="T17"> fish → <text:s/>fish </text:span><text:span text:style-name="T55">stands for friendly interactive shell .mostly popuar in desktop. It has a very good auto completion feature <text:s/></text:span></text:p>
      <text:p text:style-name="P137">*<text:span text:style-name="T17"> Bash → <text:s/>bash </text:span><text:span text:style-name="T55">stands for Bourne Again Shell that is the enhanced version of the original UNIX program </text:span><text:span text:style-name="T17">sh</text:span><text:span text:style-name="T55"> .it is written by the Steve Bourne. It is the most populer shell and the default shell of the most linux operating system.</text:span></text:p>
      <text:p text:style-name="P130"><text:tab/>We will use the Bash all over the example.</text:p>
      <text:p text:style-name="P130"/>
      <text:p text:style-name="P130"/>
      <text:p text:style-name="P101">***</text:p>
      <text:p text:style-name="P134"/>
      <text:p text:style-name="P134"/>
      <text:p text:style-name="P134"/>
      <text:p text:style-name="P134"/>
      <text:p text:style-name="P134"/>
      <text:h text:style-name="P225" text:outline-level="1">BASIC LINUX COMMANDS</text:h>
      <text:p text:style-name="P134"/>
      <text:p text:style-name="P134"/>
      <text:p text:style-name="P138">These are the basic <text:s/>command to operate a linux operating system</text:p>
      <text:p text:style-name="P138"/>
      <text:p text:style-name="P138"><text:s/></text:p>
      <text:p text:style-name="P314">Command name: <text:s/><text:span text:style-name="T120">ls</text:span></text:p>
      <text:p text:style-name="P328">description:</text:p>
      <text:p text:style-name="P246"><text:s text:c="3"/><text:tab/> <text:span text:style-name="T114">ls <text:s/>command used to see the files and folder inside a <text:tab/>directory . it is the most used command in linux.</text:span></text:p>
      <text:p text:style-name="P327">syntax:</text:p>
      <text:p text:style-name="P244"><text:span text:style-name="T115"><text:tab/></text:span><text:span text:style-name="T28">l</text:span><text:span text:style-name="T17">s -[option] <text:s/></text:span><text:span text:style-name="T28">&lt;</text:span><text:span text:style-name="T17">directory</text:span><text:span text:style-name="T28">&gt;</text:span></text:p>
      <text:p text:style-name="P245"/>
      <text:p text:style-name="P245"><text:tab/>1)<text:span text:style-name="T17"> ls -m <text:s/></text:span>will show the files and folder with comma</text:p>
      <text:p text:style-name="P245"/>
      <text:p text:style-name="P245"><text:tab/>2) <text:span text:style-name="T17">ls -a</text:span> <text:s/>show the hidden files also</text:p>
      <text:p text:style-name="P245"><text:soft-page-break/></text:p>
      <text:p text:style-name="P245"><text:tab/>3) <text:span text:style-name="T17">ls <text:s/>-l</text:span> <text:s/>will show the files and folder in a listing format</text:p>
      <text:p text:style-name="P245"/>
      <text:p text:style-name="P245"><text:tab/>4) <text:span text:style-name="T17">ls -lh</text:span> will show the file with listing and size</text:p>
      <text:p text:style-name="P245"/>
      <text:p text:style-name="P245"><text:tab/>5) <text:span text:style-name="T17">ls -i</text:span> will show the list of files and folders with Inode</text:p>
      <text:p text:style-name="P245"/>
      <text:p text:style-name="P245"><text:tab/>6) <text:span text:style-name="T26">ls -t</text:span><text:span text:style-name="T116"> will show the modification time with directory <text:tab/>listing</text:span></text:p>
      <text:p text:style-name="P245"/>
      <text:p text:style-name="P245"/>
      <text:p text:style-name="P316">example:</text:p>
      <text:p text:style-name="P318">[pic]</text:p>
      <text:p text:style-name="P318"/>
      <text:p text:style-name="P315">Command name: <text:s/><text:span text:style-name="T120">more</text:span></text:p>
      <text:p text:style-name="P328">description:</text:p>
      <text:p text:style-name="P246"><text:s text:c="3"/><text:tab/> </text:p>
      <text:p text:style-name="P247"><text:span text:style-name="T117">It works like the more command .it also give scrolling options</text:span></text:p>
      <text:p text:style-name="P237"/>
      <text:p text:style-name="P328">syntax:</text:p>
      <text:p text:style-name="P244"><text:span text:style-name="T115"><text:tab/></text:span><text:span text:style-name="T28"> </text:span><text:span text:style-name="T26">More &lt;options&gt; &lt;file_name&gt;</text:span></text:p>
      <text:p text:style-name="P247"/>
      <text:p text:style-name="P247"><text:span text:style-name="T117"><text:tab/>1) </text:span><text:span text:style-name="T29">less </text:span><text:span text:style-name="T17">-E </text:span>: automatically exit the first time it reaches end <text:soft-page-break/><text:tab/>of file.<text:line-break/><text:tab/><text:span text:style-name="T119">2)</text:span><text:span text:style-name="T30"> </text:span><text:span text:style-name="T34">l</text:span><text:span text:style-name="T30">ess </text:span><text:span text:style-name="T17">-f</text:span> : forces non-regular file to open.<text:line-break/><text:tab/><text:span text:style-name="T119">3) </text:span><text:span text:style-name="T30">less </text:span><text:span text:style-name="T17">-F</text:span> : exit if entire file can be displayed on first <text:tab/>screen<text:line-break/><text:tab/><text:span text:style-name="T119">4) </text:span><text:span text:style-name="T30">less </text:span><text:span text:style-name="T17">-g</text:span> : highlight the string which was found by last <text:tab/>search command<text:line-break/><text:tab/><text:span text:style-name="T117">5) </text:span><text:span text:style-name="T29">less </text:span><text:span text:style-name="T17">-G</text:span> : suppresses all highlighting of strings found by <text:tab/>search commands<text:line-break/><text:tab/><text:span text:style-name="T119">6) </text:span><text:span text:style-name="T30">less </text:span><text:span text:style-name="T17">-i</text:span> : cause sears line numbers</text:p>
      <text:p text:style-name="P247"><text:span text:style-name="T119"><text:tab/>7) </text:span><text:span text:style-name="T30">less </text:span><text:span text:style-name="T17">-p </text:span><text:span text:style-name="T29">&lt;</text:span><text:span text:style-name="T17">pattern</text:span><text:span text:style-name="T29">&gt;</text:span> : it tells less to start at the first <text:tab/>occurrence of pattern in the file</text:p>
      <text:p text:style-name="P247"><text:span text:style-name="T119"><text:tab/>8) </text:span><text:span text:style-name="T30">less </text:span><text:span text:style-name="T17">-s</text:span> : <text:s/>causes consecutive blank lines to be squeezed <text:tab/>into a single blank line <text:s/>to ignore case<text:line-break/><text:tab/><text:span text:style-name="T119">9) </text:span><text:span text:style-name="T30">less </text:span><text:span text:style-name="T17">-n</text:span> : suppresses line numbers<text:line-break/><text:tab/><text:span text:style-name="T119">10) </text:span><text:span text:style-name="T30">less </text:span><text:span text:style-name="T17">-p </text:span><text:span text:style-name="T29">&lt;</text:span><text:span text:style-name="T17">pattern</text:span><text:span text:style-name="T29">&gt;</text:span> : it tells less to start at the first <text:tab/>occurrence of pattern in the file<text:line-break/><text:tab/><text:span text:style-name="T117">11) </text:span><text:span text:style-name="T29">less </text:span><text:span text:style-name="T17">-s</text:span> : <text:s/>causes consecutive blank lines to be squeezed</text:p>
      <text:p text:style-name="P247"><text:span text:style-name="T29"><text:tab/></text:span><text:span text:style-name="T119">12)</text:span><text:span text:style-name="T30"> </text:span><text:span text:style-name="T29">less -N</text:span><text:span text:style-name="T117"> : shows line number</text:span></text:p>
      <text:p text:style-name="P245"/>
      <text:p text:style-name="P245"/>
      <text:p text:style-name="P317">example:</text:p>
      <text:p text:style-name="P318">[pic]</text:p>
      <text:p text:style-name="P316"/>
      <text:p text:style-name="P134"/>
      <text:p text:style-name="P315"><text:soft-page-break/>Command name: <text:s/><text:span text:style-name="T120">strings</text:span></text:p>
      <text:p text:style-name="P328">description:</text:p>
      <text:p text:style-name="P246"><text:s text:c="3"/><text:tab/><text:span text:style-name="T157">To display the content of the file</text:span></text:p>
      <text:p text:style-name="P328">syntax:</text:p>
      <text:p text:style-name="P244"><text:span text:style-name="T115"><text:tab/></text:span><text:span text:style-name="T27">strings &lt;filename&gt;</text:span><text:span text:style-name="T115"><text:tab/></text:span></text:p>
      <text:p text:style-name="P317">example:</text:p>
      <text:p text:style-name="P318">[pic]</text:p>
      <text:p text:style-name="P315"/>
      <text:p text:style-name="P328">Command name: <text:s/><text:span text:style-name="T120">tree</text:span></text:p>
      <text:p text:style-name="P328">description:</text:p>
      <text:p text:style-name="P246"><text:s text:c="3"/><text:tab/><text:span text:style-name="T157">To display the Directory stricture in a tree format </text:span></text:p>
      <text:p text:style-name="P328">syntax:</text:p>
      <text:p text:style-name="P244"><text:span text:style-name="T115"><text:tab/></text:span><text:span text:style-name="T28">Tree &lt;directory&gt;</text:span><text:span text:style-name="T115"> </text:span></text:p>
      <text:p text:style-name="P248"><text:tab/>[you may have to tool with package manager]</text:p>
      <text:p text:style-name="P238"/>
      <text:p text:style-name="P317">example:</text:p>
      <text:p text:style-name="P318">[pic]</text:p>
      <text:p text:style-name="P328">Command name: <text:s/><text:span text:style-name="T120">dir</text:span></text:p>
      <text:p text:style-name="P328"><text:soft-page-break/>description:</text:p>
      <text:p text:style-name="P286"><text:span text:style-name="T122"><text:s text:c="3"/><text:tab/></text:span><text:span text:style-name="T123">To display the </text:span><text:span text:style-name="T140">f</text:span><text:span text:style-name="T123">iles and folder inside the directory</text:span></text:p>
      <text:p text:style-name="P286"><text:span text:style-name="T17">syntax:</text:span></text:p>
      <text:p text:style-name="P143"><text:tab/><text:span text:style-name="T34">d</text:span><text:span text:style-name="T17">ir &lt;directory_name&gt; </text:span></text:p>
      <text:p text:style-name="P291"><text:span text:style-name="T122"><text:tab/>[you have to install ‘tree’ tools before using this command]</text:span></text:p>
      <text:p text:style-name="P291"><text:span text:style-name="T31">example:</text:span></text:p>
      <text:p text:style-name="P318">[pic]</text:p>
      <text:p text:style-name="P340"><text:span text:style-name="T160">Command name: <text:s/></text:span><text:span text:style-name="T161">cal</text:span></text:p>
      <text:p text:style-name="P329">description:</text:p>
      <text:p text:style-name="P287"><text:span text:style-name="T122"><text:s text:c="3"/><text:tab/></text:span><text:span text:style-name="T123">To display the </text:span><text:span text:style-name="T124">calendar</text:span></text:p>
      <text:p text:style-name="P287"><text:span text:style-name="T17">syntax:</text:span></text:p>
      <text:p text:style-name="P249"><text:tab/><text:span text:style-name="T17">Cal</text:span></text:p>
      <text:p text:style-name="P283"><text:tab/>cal &lt;year&gt;</text:p>
      <text:p text:style-name="P306"><text:span text:style-name="T122"><text:tab/>cal &lt;month&gt; &lt;year&gt; command]</text:span></text:p>
      <text:p text:style-name="P292"><text:span text:style-name="T31">example:</text:span></text:p>
      <text:p text:style-name="P319">[pic]</text:p>
      <text:p text:style-name="P340"><text:span text:style-name="T160">Command name: <text:s/></text:span><text:span text:style-name="T161">clear</text:span></text:p>
      <text:p text:style-name="P340"><text:span text:style-name="T160">description:</text:span></text:p>
      <text:p text:style-name="P287"><text:span text:style-name="T122"><text:s text:c="3"/><text:tab/></text:span><text:span text:style-name="T124">clear the screen</text:span></text:p>
      <text:p text:style-name="P287"><text:span text:style-name="T17">syntax:</text:span></text:p>
      <text:p text:style-name="P292"><text:span text:style-name="T122"><text:tab/></text:span><text:span text:style-name="T142">clear</text:span></text:p>
      <text:p text:style-name="P292"><text:span text:style-name="T31">example:</text:span></text:p>
      <text:p text:style-name="P319"><text:soft-page-break/>[pic]</text:p>
      <text:p text:style-name="P340"><text:span text:style-name="T160">Command name: <text:s/></text:span><text:span text:style-name="T161">bc</text:span></text:p>
      <text:p text:style-name="P340"><text:span text:style-name="T160">description:</text:span></text:p>
      <text:p text:style-name="P287"><text:span text:style-name="T122"><text:s text:c="3"/><text:tab/></text:span><text:span text:style-name="T124">basic calculator</text:span></text:p>
      <text:p text:style-name="P287"><text:span text:style-name="T17">syntax:</text:span></text:p>
      <text:p text:style-name="P292"><text:span text:style-name="T122"><text:tab/></text:span><text:span text:style-name="T142">bc</text:span></text:p>
      <text:p text:style-name="P292"><text:span text:style-name="T31">example:</text:span></text:p>
      <text:p text:style-name="P319">[pic]</text:p>
      <text:p text:style-name="P341"><text:span text:style-name="T160">Command name: <text:s/></text:span><text:span text:style-name="T162">mkdir</text:span></text:p>
      <text:p text:style-name="P341"><text:span text:style-name="T160">description:</text:span></text:p>
      <text:p text:style-name="P288"><text:span text:style-name="T122"><text:s text:c="3"/><text:tab/></text:span><text:span text:style-name="T125">making directory</text:span></text:p>
      <text:p text:style-name="P288"><text:span text:style-name="T17">syntax:</text:span></text:p>
      <text:p text:style-name="P293"><text:span text:style-name="T122"><text:tab/></text:span><text:span text:style-name="T143">mkdir &lt;directory&gt;</text:span><text:span text:style-name="T126"> : for making single directory</text:span></text:p>
      <text:p text:style-name="P250"><text:tab/><text:span text:style-name="T17">mkdir -p &lt;directory/directory&gt;</text:span>:</text:p>
      <text:p text:style-name="P250"><text:span text:style-name="T124"><text:tab/>for making recursive directory</text:span></text:p>
      <text:p text:style-name="P293"><text:span text:style-name="T31">example:</text:span></text:p>
      <text:p text:style-name="P320">[pic]</text:p>
      <text:p text:style-name="P341"><text:span text:style-name="T160">Command name: <text:s/></text:span><text:span text:style-name="T162">rmdir</text:span></text:p>
      <text:p text:style-name="P330"><text:span text:style-name="T31">description:</text:span></text:p>
      <text:p text:style-name="P288"><text:span text:style-name="T122"><text:s/><text:tab/></text:span><text:span text:style-name="T127">Remove empty directory</text:span></text:p>
      <text:p text:style-name="P251"><text:span text:style-name="T125"><text:tab/>[you cant remove any directory which has file in it with </text:span><text:soft-page-break/><text:span text:style-name="T125"><text:tab/>this command]</text:span></text:p>
      <text:p text:style-name="P288"><text:span text:style-name="T17">syntax:</text:span></text:p>
      <text:p text:style-name="P293"><text:span text:style-name="T122"><text:tab/></text:span><text:span text:style-name="T144">r</text:span><text:span text:style-name="T145">mdir &lt;empty_directory&gt;</text:span></text:p>
      <text:p text:style-name="P293"><text:span text:style-name="T31">example:</text:span></text:p>
      <text:p text:style-name="P320">[pic]</text:p>
      <text:p text:style-name="P341"><text:span text:style-name="T160">Command name: <text:s/></text:span><text:span text:style-name="T162">file</text:span></text:p>
      <text:p text:style-name="P330"><text:span text:style-name="T31">description:</text:span></text:p>
      <text:p text:style-name="P288"><text:span text:style-name="T122"><text:s/><text:tab/></text:span><text:span text:style-name="T125">display the file type</text:span></text:p>
      <text:p text:style-name="P288"><text:span text:style-name="T17">syntax:</text:span></text:p>
      <text:p text:style-name="P293"><text:span text:style-name="T122"><text:tab/></text:span><text:span text:style-name="T146">file &lt;filename&gt;</text:span></text:p>
      <text:p text:style-name="P293"><text:span text:style-name="T31">example:</text:span></text:p>
      <text:p text:style-name="P320">[pic]</text:p>
      <text:p text:style-name="P341"><text:span text:style-name="T160">Command name: <text:s/></text:span><text:span text:style-name="T162">ln</text:span></text:p>
      <text:p text:style-name="P330"><text:span text:style-name="T31">description:</text:span></text:p>
      <text:p text:style-name="P288"><text:span text:style-name="T122"><text:s/><text:tab/></text:span><text:span text:style-name="T127">Create a link of the source filename.</text:span><text:span text:style-name="T128">I</text:span><text:span text:style-name="T127">n case </text:span><text:span text:style-name="T128">in</text:span><text:span text:style-name="T127"> hard link </text:span><text:span text:style-name="T128">if you delete the main file link wont remove </text:span><text:span text:style-name="T125">but in case of </text:span><text:span text:style-name="T128">the </text:span><text:span text:style-name="T125">soft link if you delete the </text:span><text:span text:style-name="T128">main file the the linked file will be removed</text:span><text:span text:style-name="T125"> </text:span></text:p>
      <text:p text:style-name="P288"><text:span text:style-name="T125"/></text:p>
      <text:p text:style-name="P288"><text:span text:style-name="T17">syntax:</text:span></text:p>
      <text:p text:style-name="P293"><text:span text:style-name="T122"><text:tab/></text:span><text:span text:style-name="T145">ln &lt;option&gt; &lt;source_file&gt; &lt;shortcut_file&gt;</text:span></text:p>
      <text:p text:style-name="P251"><text:tab/><text:span text:style-name="T17">ln -s</text:span> : for creating soft link</text:p>
      <text:p text:style-name="P251"><text:span text:style-name="T175"><text:s text:c="2"/><text:tab/></text:span><text:span text:style-name="T35">ln -P</text:span><text:span text:style-name="T175"> : for creating hard link</text:span></text:p>
      <text:p text:style-name="P251"><text:soft-page-break/><text:span text:style-name="T125"/></text:p>
      <text:p text:style-name="P293"><text:span text:style-name="T31">example:</text:span></text:p>
      <text:p text:style-name="P320">[pic]</text:p>
      <text:p text:style-name="P341"><text:span text:style-name="T160">Command name: <text:s/></text:span><text:span text:style-name="T162">history</text:span></text:p>
      <text:p text:style-name="P330"><text:span text:style-name="T31">description:</text:span></text:p>
      <text:p text:style-name="P288"><text:span text:style-name="T122"><text:s/><text:tab/></text:span><text:span text:style-name="T129">Shows users command history it will show the last 1000 command of the user </text:span><text:span text:style-name="T125">you can set the limit if you like</text:span></text:p>
      <text:p text:style-name="P288"><text:span text:style-name="T125"/></text:p>
      <text:p text:style-name="P288"><text:span text:style-name="T17">syntax:</text:span></text:p>
      <text:p text:style-name="P293"><text:span text:style-name="T122"><text:tab/></text:span><text:span text:style-name="T146">history</text:span></text:p>
      <text:p text:style-name="P251"><text:span text:style-name="T125"/></text:p>
      <text:p text:style-name="P293"><text:span text:style-name="T31">example:</text:span></text:p>
      <text:p text:style-name="P320">[pic]</text:p>
      <text:p text:style-name="P341"><text:span text:style-name="T160">Command name: <text:s/></text:span><text:span text:style-name="T162">locate</text:span></text:p>
      <text:p text:style-name="P330"><text:span text:style-name="T31">description:</text:span></text:p>
      <text:p text:style-name="P288"><text:span text:style-name="T122"><text:s/><text:tab/></text:span><text:span text:style-name="T130">It will search the entire system for that file <text:s/></text:span><text:span text:style-name="T125">[you need to apply the command ‘</text:span><text:span text:style-name="T146">updatedb</text:span><text:span text:style-name="T125">’ for getting l</text:span><text:span text:style-name="T141">a</text:span><text:span text:style-name="T125">test</text:span><text:span text:style-name="T121"> entry]</text:span></text:p>
      <text:p text:style-name="P288"><text:span text:style-name="T125"/></text:p>
      <text:p text:style-name="P288"><text:span text:style-name="T17">syntax:</text:span></text:p>
      <text:p text:style-name="P293"><text:span text:style-name="T122"><text:tab/></text:span><text:span text:style-name="T147">Locate &lt;file_name&gt; </text:span></text:p>
      <text:p text:style-name="P251"><text:span text:style-name="T125"/></text:p>
      <text:p text:style-name="P293"><text:span text:style-name="T31">example:</text:span></text:p>
      <text:p text:style-name="P320"><text:soft-page-break/>[pic]</text:p>
      <text:p text:style-name="P341"><text:span text:style-name="T160">Command name: <text:s/></text:span><text:span text:style-name="T162">uname</text:span></text:p>
      <text:p text:style-name="P330"><text:span text:style-name="T31">description:</text:span></text:p>
      <text:p text:style-name="P288"><text:span text:style-name="T122"><text:s/><text:tab/></text:span><text:span text:style-name="T131">Show all the information about the kernel , OS and hardware-platform</text:span></text:p>
      <text:p text:style-name="P288"><text:span text:style-name="T17">syntax:</text:span></text:p>
      <text:p text:style-name="P293"><text:span text:style-name="T131"><text:tab/></text:span><text:span text:style-name="T148">uname </text:span><text:span text:style-name="T145">-a</text:span><text:span text:style-name="T127"> : all information, in the following order</text:span></text:p>
      <text:p text:style-name="P251"><text:span text:style-name="T176"><text:tab/></text:span><text:span text:style-name="T36">uname</text:span><text:span text:style-name="T17"> <text:s/>-s</text:span> :print the kernel name</text:p>
      <text:p text:style-name="P251"><text:span text:style-name="T176"><text:tab/></text:span><text:span text:style-name="T36">uname</text:span><text:span text:style-name="T17"> -n </text:span>: <text:span text:style-name="T176">print </text:span><text:s/>host name</text:p>
      <text:p text:style-name="P251"><text:span text:style-name="T176"><text:tab/></text:span><text:span text:style-name="T36">uname</text:span><text:span text:style-name="T17"> -r </text:span>: <text:s/>print the kernel release</text:p>
      <text:p text:style-name="P251"><text:span text:style-name="T176"><text:tab/></text:span><text:span text:style-name="T36">uname</text:span><text:span text:style-name="T17"> -v </text:span>: print the kernel version</text:p>
      <text:p text:style-name="P251"><text:span text:style-name="T176"><text:tab/></text:span><text:span text:style-name="T36">uname</text:span><text:span text:style-name="T17"> -m</text:span> : print the machine hardware name</text:p>
      <text:p text:style-name="P251"><text:span text:style-name="T176"><text:tab/></text:span><text:span text:style-name="T36">uname</text:span><text:span text:style-name="T17"> -p </text:span>: print the processor type</text:p>
      <text:p text:style-name="P251"><text:span text:style-name="T176"><text:tab/></text:span><text:span text:style-name="T36">uname</text:span><text:span text:style-name="T17"> -i </text:span>: <text:s/>print the hardware platform</text:p>
      <text:p text:style-name="P293"><text:span text:style-name="T131"><text:tab/></text:span><text:span text:style-name="T148">uname</text:span><text:span text:style-name="T145"> <text:s/>-o</text:span><text:span text:style-name="T127"> : print the operating system</text:span><text:span text:style-name="T130"> </text:span></text:p>
      <text:p text:style-name="P251"><text:span text:style-name="T125"/></text:p>
      <text:p text:style-name="P293"><text:span text:style-name="T31">example:</text:span></text:p>
      <text:p text:style-name="P320">[pic]</text:p>
      <text:p text:style-name="P341"><text:span text:style-name="T160">Command name: <text:s/></text:span><text:span text:style-name="T162">tar</text:span></text:p>
      <text:p text:style-name="P330"><text:span text:style-name="T31">description:</text:span></text:p>
      <text:p text:style-name="P288"><text:span text:style-name="T122"><text:s/><text:tab/></text:span><text:span text:style-name="T125">F</text:span><text:span text:style-name="T132">or creating archive and extracting archive</text:span><text:span text:style-name="T131"> hardware-platform</text:span></text:p>
      <text:p text:style-name="P288"><text:span text:style-name="T17">syntax:</text:span></text:p>
      <text:p text:style-name="P294"><text:span text:style-name="T131"><text:tab/></text:span><text:span text:style-name="T149">t</text:span><text:span text:style-name="T148">ar -cvf &lt;archive_name&gt; &lt;source&gt;</text:span><text:span text:style-name="T131"> : </text:span><text:span text:style-name="T133">for creating archive </text:span></text:p>
      <text:p text:style-name="P255"><text:soft-page-break/><text:span text:style-name="T130"><text:tab/></text:span><text:span text:style-name="T37">tar -xvf </text:span><text:span text:style-name="T130">: for extracting archive</text:span></text:p>
      <text:p text:style-name="P251"><text:span text:style-name="T125"/></text:p>
      <text:p text:style-name="P293"><text:span text:style-name="T31">example:</text:span></text:p>
      <text:p text:style-name="P320">[pic]</text:p>
      <text:p text:style-name="P134"/>
      <text:p text:style-name="P342"><text:span text:style-name="T160">Command name: <text:s/></text:span><text:span text:style-name="T163">gzip</text:span></text:p>
      <text:p text:style-name="P331"><text:span text:style-name="T31">description:</text:span></text:p>
      <text:p text:style-name="P256"><text:span text:style-name="T131"><text:tab/>For compressing normal file or archive file</text:span></text:p>
      <text:p text:style-name="P289"><text:span text:style-name="T17">syntax:</text:span></text:p>
      <text:p text:style-name="P294"><text:span text:style-name="T131"><text:tab/></text:span><text:span text:style-name="T149">gzip &lt;file_name&gt;</text:span></text:p>
      <text:p text:style-name="P252"><text:span text:style-name="T125"/></text:p>
      <text:p text:style-name="P294"><text:span text:style-name="T31">example:</text:span></text:p>
      <text:p text:style-name="P321">[pic]</text:p>
      <text:p text:style-name="P134"/>
      <text:p text:style-name="P342"><text:span text:style-name="T160">Command name: <text:s/></text:span><text:span text:style-name="T163">gunzip</text:span></text:p>
      <text:p text:style-name="P331"><text:span text:style-name="T31">description:</text:span></text:p>
      <text:p text:style-name="P256"><text:span text:style-name="T176"><text:tab/></text:span>It is used for uncompromising a compressed fi<text:span text:style-name="T177">l</text:span>e</text:p>
      <text:p text:style-name="P240"/>
      <text:p text:style-name="P289"><text:span text:style-name="T17">syntax:</text:span></text:p>
      <text:p text:style-name="P294"><text:span text:style-name="T131"><text:tab/></text:span><text:span text:style-name="T149">gunzip &lt;compressed_file&gt;</text:span></text:p>
      <text:p text:style-name="P252"><text:span text:style-name="T125"/></text:p>
      <text:p text:style-name="P294"><text:span text:style-name="T31">example:</text:span></text:p>
      <text:p text:style-name="P321"><text:soft-page-break/>[pic]</text:p>
      <text:p text:style-name="P343"><text:span text:style-name="T160">Command name: <text:s/></text:span><text:span text:style-name="T164">lsmod</text:span></text:p>
      <text:p text:style-name="P332"><text:span text:style-name="T31">description:</text:span></text:p>
      <text:p text:style-name="P257"><text:span text:style-name="T176"><text:tab/></text:span>Show a list of the modules used by the kernel</text:p>
      <text:p text:style-name="P290"><text:span text:style-name="T17">syntax:</text:span></text:p>
      <text:p text:style-name="P295"><text:span text:style-name="T131"><text:tab/></text:span><text:span text:style-name="T150">lsmod</text:span></text:p>
      <text:p text:style-name="P253"><text:span text:style-name="T125"/></text:p>
      <text:p text:style-name="P295"><text:span text:style-name="T31">example:</text:span></text:p>
      <text:p text:style-name="P322">[pic]</text:p>
      <text:p text:style-name="P343"><text:span text:style-name="T160">Command name: <text:s/></text:span><text:span text:style-name="T164">rmmod</text:span></text:p>
      <text:p text:style-name="P332"><text:span text:style-name="T31">description:</text:span></text:p>
      <text:p text:style-name="P257"><text:span text:style-name="T176"><text:tab/>Delete any module used by the kernel</text:span></text:p>
      <text:p text:style-name="P258"><text:tab/>[not Recommended . do<text:span text:style-name="T179">n’</text:span>t do it unless you are absolutely <text:tab/>sure what you are doing ]</text:p>
      <text:p text:style-name="P257"/>
      <text:p text:style-name="P241"/>
      <text:p text:style-name="P290"><text:span text:style-name="T17">syntax:</text:span></text:p>
      <text:p text:style-name="P295"><text:span text:style-name="T131"><text:tab/></text:span><text:span text:style-name="T151">mmod &lt;module_name&gt;</text:span></text:p>
      <text:p text:style-name="P295"><text:span text:style-name="T135">[you need to be a root user to perform this action]</text:span></text:p>
      <text:p text:style-name="P258"><text:span text:style-name="T179"><text:tab/></text:span><text:span text:style-name="T38">rmmod</text:span><text:span text:style-name="T17">-f ,</text:span> <text:s/>forces a module unload and may crash your <text:tab/>machine. This requires Forced Module Removal option <text:tab/>in your kernel. DANGEROUS</text:p>
      <text:p text:style-name="P258"/>
      <text:p text:style-name="P258"><text:span text:style-name="T179"><text:tab/></text:span><text:span text:style-name="T38">rmmod </text:span><text:span text:style-name="T17">-v</text:span>, <text:s/>enables more messages</text:p>
      <text:p text:style-name="P258"><text:soft-page-break/><text:span text:style-name="T179"><text:tab/></text:span><text:span text:style-name="T38">rmmod </text:span><text:span text:style-name="T39">-V</text:span><text:span text:style-name="T134">, show version</text:span></text:p>
      <text:p text:style-name="P253"><text:span text:style-name="T125"/></text:p>
      <text:p text:style-name="P295"><text:span text:style-name="T31">example:</text:span></text:p>
      <text:p text:style-name="P322">[pic]</text:p>
      <text:p text:style-name="P343"><text:span text:style-name="T160">Command name: <text:s/></text:span><text:span text:style-name="T164">modprobe</text:span></text:p>
      <text:p text:style-name="P332"><text:span text:style-name="T31">description:</text:span></text:p>
      <text:p text:style-name="P257"><text:span text:style-name="T176"><text:tab/>Adding new module to the system</text:span></text:p>
      <text:p text:style-name="P242"/>
      <text:p text:style-name="P257"/>
      <text:p text:style-name="P257"/>
      <text:p text:style-name="P290"><text:span text:style-name="T17">syntax:</text:span></text:p>
      <text:p text:style-name="P295"><text:span text:style-name="T131"><text:tab/></text:span><text:span text:style-name="T153">m</text:span><text:span text:style-name="T152">odprobe &lt;module_name&gt;</text:span></text:p>
      <text:p text:style-name="P295"><text:span text:style-name="T31">example:</text:span></text:p>
      <text:p text:style-name="P322">[pic]</text:p>
      <text:p text:style-name="P343"><text:span text:style-name="T160">Command name: <text:s/></text:span><text:span text:style-name="T164">ps</text:span></text:p>
      <text:p text:style-name="P332"><text:span text:style-name="T31">description:</text:span></text:p>
      <text:p text:style-name="P301"><text:span text:style-name="T131"><text:tab/>See the current running process of the system</text:span></text:p>
      <text:p text:style-name="P301"><text:span text:style-name="T31">syntax:</text:span></text:p>
      <text:p text:style-name="P295"><text:span text:style-name="T131"><text:tab/></text:span><text:span text:style-name="T150">ps</text:span></text:p>
      <text:p text:style-name="P295"><text:span text:style-name="T31">example:</text:span></text:p>
      <text:p text:style-name="P322">[pic]</text:p>
      <text:p text:style-name="P134"/>
      <text:p text:style-name="P343"><text:soft-page-break/><text:span text:style-name="T160">Command name: <text:s/></text:span><text:span text:style-name="T164">top</text:span></text:p>
      <text:p text:style-name="P332"><text:span text:style-name="T31">description:</text:span></text:p>
      <text:p text:style-name="P301"><text:span text:style-name="T131"><text:tab/></text:span><text:span text:style-name="T136">Top command is used for process monitoring.</text:span></text:p>
      <text:p text:style-name="P259"><text:span text:style-name="T131">[more information about top in Process management]</text:span></text:p>
      <text:p text:style-name="P301"><text:span text:style-name="T31">syntax:</text:span></text:p>
      <text:p text:style-name="P295"><text:span text:style-name="T131"><text:tab/></text:span><text:span text:style-name="T150">top</text:span></text:p>
      <text:p text:style-name="P295"><text:span text:style-name="T31">example:</text:span></text:p>
      <text:p text:style-name="P322">[pic]</text:p>
      <text:p text:style-name="P134"/>
      <text:p text:style-name="P134"/>
      <text:p text:style-name="P343"><text:span text:style-name="T160">Command name: <text:s/></text:span><text:span text:style-name="T164">renice</text:span></text:p>
      <text:p text:style-name="P332"><text:span text:style-name="T31">description:</text:span></text:p>
      <text:p text:style-name="P301"><text:span text:style-name="T131"><text:tab/></text:span><text:span text:style-name="T137">Used for changing the priority of a process running on a system. </text:span><text:span text:style-name="T136">[more info in process management chapter]</text:span></text:p>
      <text:p text:style-name="P301"><text:span text:style-name="T31">syntax:</text:span></text:p>
      <text:p text:style-name="P300"><text:span text:style-name="T131"><text:tab/></text:span><text:span text:style-name="T154">renice -n &lt;priority&gt; -p &lt;pid</text:span></text:p>
      <text:p text:style-name="P307"><text:span text:style-name="T118">example:</text:span></text:p>
      <text:p text:style-name="P322">[pic]</text:p>
      <text:p text:style-name="P343"><text:span text:style-name="T160">Command name: <text:s/></text:span><text:span text:style-name="T164">kill</text:span></text:p>
      <text:p text:style-name="P332"><text:span text:style-name="T31">description:</text:span></text:p>
      <text:p text:style-name="P301"><text:soft-page-break/><text:span text:style-name="T131"><text:tab/></text:span><text:span text:style-name="T137">Used for terminating process for this purpose</text:span></text:p>
      <text:p text:style-name="P301"><text:span text:style-name="T31">syntax:</text:span></text:p>
      <text:p text:style-name="P295"><text:span text:style-name="T131"><text:tab/></text:span><text:span text:style-name="T154">Kill -&lt;sigterm&gt; -p pid</text:span></text:p>
      <text:p text:style-name="P295"><text:span text:style-name="T31">example:</text:span></text:p>
      <text:p text:style-name="P322">[pic]</text:p>
      <text:p text:style-name="P343"><text:span text:style-name="T160">Command name: <text:s/></text:span><text:span text:style-name="T164">uptime</text:span></text:p>
      <text:p text:style-name="P332"><text:span text:style-name="T31">description:</text:span></text:p>
      <text:p text:style-name="P301"><text:span text:style-name="T131"><text:tab/></text:span><text:span text:style-name="T137">Shows the system’s running time. and load averages of <text:tab/>previous 1 minute ,5 minute and 15 minute.</text:span></text:p>
      <text:p text:style-name="P261"><text:span text:style-name="T137"><text:tab/>[this information can be found in top and htop command also]</text:span></text:p>
      <text:p text:style-name="P301"><text:span text:style-name="T31">syntax:</text:span></text:p>
      <text:p text:style-name="P295"><text:span text:style-name="T131"><text:tab/></text:span><text:span text:style-name="T150">uptime</text:span></text:p>
      <text:p text:style-name="P295"><text:span text:style-name="T31">example:</text:span></text:p>
      <text:p text:style-name="P322">[pic]</text:p>
      <text:p text:style-name="P343"><text:span text:style-name="T160">Command name: <text:s/></text:span><text:span text:style-name="T164">iostat</text:span></text:p>
      <text:p text:style-name="P332"><text:span text:style-name="T31">description:</text:span></text:p>
      <text:p text:style-name="P301"><text:span text:style-name="T131"><text:tab/></text:span><text:span text:style-name="T138">Shows the Cpu and I/O information</text:span></text:p>
      <text:p text:style-name="P301"><text:span text:style-name="T138"><text:tab/>[more information in process management Devices </text:span><text:span text:style-name="T137">]</text:span></text:p>
      <text:p text:style-name="P301"><text:span text:style-name="T31">syntax:</text:span></text:p>
      <text:p text:style-name="P295"><text:span text:style-name="T131"><text:tab/></text:span><text:span text:style-name="T134">1) </text:span><text:span text:style-name="T155">Iostat -c</text:span><text:span text:style-name="T139"> : generate cpu status only</text:span></text:p>
      <text:p text:style-name="P262"><text:tab/><text:span text:style-name="T178">2) </text:span><text:span text:style-name="T17">iostat -d</text:span> : generate I/O statistics for <text:s text:c="2"/>all the devices</text:p>
      <text:p text:style-name="P262"><text:span text:style-name="T178"><text:tab/>3) </text:span><text:span text:style-name="T17">iostat -x</text:span> : generate detail I/O statistics</text:p>
      <text:p text:style-name="P262"><text:soft-page-break/><text:span text:style-name="T178"><text:tab/>4) </text:span><text:span text:style-name="T17">iostat -x</text:span> : generate detail I/O statistics and CPU <text:tab/>information</text:p>
      <text:p text:style-name="P262"><text:span text:style-name="T178"><text:tab/>5) </text:span><text:span text:style-name="T17">iostat -p &lt;devices&gt;</text:span> : generate details for that specific <text:tab/>devices</text:p>
      <text:p text:style-name="P262"><text:span text:style-name="T178"><text:tab/>6) </text:span><text:span text:style-name="T17">iostat -m</text:span> : generate statistics in Megabyte</text:p>
      <text:p text:style-name="P262"><text:span text:style-name="T178"><text:tab/>7) </text:span><text:span text:style-name="T17">iostat -k</text:span> : generate statistics in Kilobyte</text:p>
      <text:p text:style-name="P263"><text:span text:style-name="T178"><text:tab/>8) </text:span><text:span text:style-name="T17">iostat -N</text:span> : generate LVM options</text:p>
      <text:p text:style-name="P264"><text:span text:style-name="T178"><text:tab/>9) </text:span><text:span text:style-name="T17">iostat -t </text:span>: generate statistics with timestamp</text:p>
      <text:p text:style-name="P264"><text:span text:style-name="T178"><text:tab/>10)</text:span><text:span text:style-name="T39">nfsiostat </text:span><text:span text:style-name="T134">: </text:span><text:span text:style-name="T180">Shows information of NFS devices</text:span></text:p>
      <text:p text:style-name="P295"><text:span text:style-name="T31">example:</text:span></text:p>
      <text:p text:style-name="P322">[pic]</text:p>
      <text:p text:style-name="P344"><text:span text:style-name="T160">Command name: <text:s/></text:span><text:span text:style-name="T165">hostnamectl</text:span></text:p>
      <text:p text:style-name="P333"><text:span text:style-name="T31">description:</text:span></text:p>
      <text:p text:style-name="P265"><text:span text:style-name="T181"><text:tab/>Display </text:span><text:span text:style-name="T137"><text:s/>hostname </text:span><text:span text:style-name="T181">and its related settings also</text:span><text:span text:style-name="T137"> change <text:tab/></text:span><text:span text:style-name="T181">hostname and </text:span><text:span text:style-name="T137">its related settings</text:span></text:p>
      <text:p text:style-name="P302"><text:span text:style-name="T31">syntax:</text:span></text:p>
      <text:p text:style-name="P269"><text:tab/><text:span text:style-name="T17">Hostnamectl </text:span>: provide information about current host and its properties</text:p>
      <text:p text:style-name="P269"/>
      <text:p text:style-name="P269"><text:span text:style-name="T182"><text:tab/></text:span><text:span text:style-name="T32">hostnamectl set-hostname &lt;hostname&gt;</text:span><text:span text:style-name="T182"> :It will change <text:tab/>the hostname</text:span></text:p>
      <text:p text:style-name="P269"/>
      <text:p text:style-name="P296"><text:span text:style-name="T31">example:</text:span></text:p>
      <text:p text:style-name="P323">[pic]</text:p>
      <text:p text:style-name="P344"><text:soft-page-break/><text:span text:style-name="T160">Command name: <text:s/></text:span><text:span text:style-name="T165">pwd</text:span></text:p>
      <text:p text:style-name="P333"><text:span text:style-name="T31">description:</text:span></text:p>
      <text:p text:style-name="P265"><text:span text:style-name="T181"><text:tab/>Print the current directory path</text:span></text:p>
      <text:p text:style-name="P302"><text:span text:style-name="T31">syntax:</text:span></text:p>
      <text:p text:style-name="P269"><text:tab/><text:span text:style-name="T33">pwd</text:span></text:p>
      <text:p text:style-name="P269"/>
      <text:p text:style-name="P296"><text:span text:style-name="T31">example:</text:span></text:p>
      <text:p text:style-name="P323">[pic]</text:p>
      <text:p text:style-name="P344"><text:span text:style-name="T160"/></text:p>
      <text:p text:style-name="P344"><text:span text:style-name="T160">Command name: <text:s/></text:span><text:span text:style-name="T165">dmesg </text:span></text:p>
      <text:p text:style-name="P333"><text:span text:style-name="T31">description:</text:span></text:p>
      <text:p text:style-name="P265"><text:span text:style-name="T181"><text:tab/>Display the detected hardware status during boot time</text:span></text:p>
      <text:p text:style-name="P273"><text:s text:c="2"/>[the file location is <text:span text:style-name="T17">‘var/log/dmesg’</text:span>]</text:p>
      <text:p text:style-name="P302"><text:span text:style-name="T31">syntax:</text:span></text:p>
      <text:p text:style-name="P269"><text:tab/><text:span text:style-name="T33">dmesg</text:span></text:p>
      <text:p text:style-name="P269"/>
      <text:p text:style-name="P296"><text:span text:style-name="T31">example:</text:span></text:p>
      <text:p text:style-name="P323">[pic]</text:p>
      <text:p text:style-name="P344"><text:span text:style-name="T160">Command name: <text:s/></text:span><text:span text:style-name="T165">init</text:span></text:p>
      <text:p text:style-name="P333"><text:span text:style-name="T31">description:</text:span></text:p>
      <text:p text:style-name="P265"><text:span text:style-name="T181"><text:tab/>Display the detected hardware status during boot time</text:span></text:p>
      <text:p text:style-name="P273"><text:soft-page-break/><text:s text:c="2"/>[the file location is <text:span text:style-name="T17">‘var/log/dmesg’</text:span>]</text:p>
      <text:p text:style-name="P302"><text:span text:style-name="T31">syntax:</text:span></text:p>
      <text:p text:style-name="P269"><text:tab/><text:span text:style-name="T40">Init &lt;run_lavel&gt;</text:span></text:p>
      <text:p text:style-name="P239"/>
      <text:p text:style-name="P254"><text:tab/><text:span text:style-name="T17">0 <text:s/>:Power-off the machine</text:span></text:p>
      <text:p text:style-name="P284"><text:s/><text:tab/>6 <text:s/>:Reboot the machine</text:p>
      <text:p text:style-name="P284"><text:s/><text:tab/>2, 3, 4,5 :<text:span text:style-name="T183">s</text:span>tart runlevel X. </text:p>
      <text:p text:style-name="P284"><text:tab/>1, s, S :Enter rescue mode</text:p>
      <text:p text:style-name="P284"><text:tab/>q, Q : Reload init daemon configuration</text:p>
      <text:p text:style-name="P284"><text:s/><text:tab/>u, U :Reexecute init daemon</text:p>
      <text:p text:style-name="P239"/>
      <text:p text:style-name="P269"/>
      <text:p text:style-name="P296"><text:span text:style-name="T31"/></text:p>
      <text:p text:style-name="P296"><text:span text:style-name="T31">example:</text:span></text:p>
      <text:p text:style-name="P323">[pic]</text:p>
      <text:p text:style-name="P344"><text:span text:style-name="T160">Command name: <text:s/></text:span><text:span text:style-name="T165">mkswap</text:span></text:p>
      <text:p text:style-name="P333"><text:span text:style-name="T31">description:</text:span></text:p>
      <text:p text:style-name="P265"><text:span text:style-name="T181"><text:tab/>Used to format the partition used for swap space</text:span></text:p>
      <text:p text:style-name="P302"><text:span text:style-name="T31">syntax:</text:span></text:p>
      <text:p text:style-name="P269"><text:tab/><text:span text:style-name="T41">mkswap <text:s/>&lt;file_system&gt;</text:span></text:p>
      <text:p text:style-name="P269"/>
      <text:p text:style-name="P296"><text:span text:style-name="T31">example:</text:span></text:p>
      <text:p text:style-name="P323">[pic]</text:p>
      <text:p text:style-name="P344"><text:span text:style-name="T160">Command name: <text:s/></text:span><text:span text:style-name="T165">swapon</text:span></text:p>
      <text:p text:style-name="P333"><text:soft-page-break/><text:span text:style-name="T31">description:</text:span></text:p>
      <text:p text:style-name="P265"><text:span text:style-name="T181"><text:tab/>To activate the swap space</text:span></text:p>
      <text:p text:style-name="P302"><text:span text:style-name="T31">syntax:</text:span></text:p>
      <text:p text:style-name="P269"><text:tab/><text:span text:style-name="T41">swapon -a &lt;file_system&gt;:</text:span></text:p>
      <text:p text:style-name="P274"><text:tab/>[enable all swaps from <text:span text:style-name="T17">/etc/fstab</text:span>] </text:p>
      <text:p text:style-name="P269"/>
      <text:p text:style-name="P296"><text:span text:style-name="T31">example:</text:span></text:p>
      <text:p text:style-name="P323">[pic]</text:p>
      <text:p text:style-name="P344"><text:span text:style-name="T160"/></text:p>
      <text:p text:style-name="P344"><text:span text:style-name="T160">Command name: <text:s/></text:span><text:span text:style-name="T165">swapoff</text:span></text:p>
      <text:p text:style-name="P333"><text:span text:style-name="T31">description:</text:span></text:p>
      <text:p text:style-name="P265"><text:span text:style-name="T181"><text:tab/>To deactivate the swap partition </text:span></text:p>
      <text:p text:style-name="P302"><text:span text:style-name="T31">syntax:</text:span></text:p>
      <text:p text:style-name="P269"><text:tab/><text:span text:style-name="T41">swapoff </text:span><text:span text:style-name="T42">&lt;</text:span><text:span text:style-name="T41">file_system</text:span><text:span text:style-name="T42">&gt;</text:span></text:p>
      <text:p text:style-name="P269"/>
      <text:p text:style-name="P296"><text:span text:style-name="T31">example:</text:span></text:p>
      <text:p text:style-name="P323">[pic]</text:p>
      <text:p text:style-name="P344"><text:span text:style-name="T160">Command name: <text:s/></text:span><text:span text:style-name="T165">mkfs</text:span></text:p>
      <text:p text:style-name="P333"><text:span text:style-name="T31">description:</text:span></text:p>
      <text:p text:style-name="P265"><text:span text:style-name="T181"><text:tab/>To format the partition this tools is used</text:span></text:p>
      <text:p text:style-name="P275"><text:tab/>[more information about file system]</text:p>
      <text:p text:style-name="P302"><text:span text:style-name="T31">syntax:</text:span></text:p>
      <text:p text:style-name="P302"><text:soft-page-break/><text:span text:style-name="T31"><text:tab/></text:span><text:span text:style-name="T33">mkfs -t &lt;fs_type&gt; &lt;file_system&gt;</text:span></text:p>
      <text:p text:style-name="P269"><text:tab/><text:span text:style-name="T184">To format the partition this tools is used</text:span></text:p>
      <text:p text:style-name="P275"><text:tab/>[more information about file system]</text:p>
      <text:p text:style-name="P276"><text:tab/><text:span text:style-name="T185">1) </text:span><text:span text:style-name="T17">mkfs.ext2 /dev/sdx</text:span>: for ext2 file system</text:p>
      <text:p text:style-name="P276"><text:tab/><text:span text:style-name="T185">2) </text:span><text:span text:style-name="T17">mkfs.ext3 /dev/sdx</text:span>:for ext3 file system <text:s/></text:p>
      <text:p text:style-name="P276"><text:tab/><text:span text:style-name="T185">3) </text:span><text:span text:style-name="T17">mkfs.ext4 /dev/sdx</text:span>: for ext3 file system</text:p>
      <text:p text:style-name="P276"><text:tab/><text:span text:style-name="T185">4) </text:span><text:span text:style-name="T17">mkfs.minix /dev/sdx</text:span> :for minix file system </text:p>
      <text:p text:style-name="P276"><text:tab/><text:span text:style-name="T185">5) </text:span><text:span text:style-name="T17">mkfs.xfs /dev/sdx</text:span> :for xfs file system</text:p>
      <text:p text:style-name="P269"/>
      <text:p text:style-name="P296"><text:span text:style-name="T31">example:</text:span></text:p>
      <text:p text:style-name="P344"><text:span text:style-name="T30">[pic]</text:span></text:p>
      <text:p text:style-name="P345"><text:span text:style-name="T160">Command name: <text:s/></text:span><text:span text:style-name="T166">poweroff</text:span></text:p>
      <text:p text:style-name="P334"><text:span text:style-name="T31">description:</text:span></text:p>
      <text:p text:style-name="P266"><text:span text:style-name="T181"><text:tab/>power off the machine</text:span></text:p>
      <text:p text:style-name="P303"><text:span text:style-name="T31">syntax:</text:span></text:p>
      <text:p text:style-name="P270"><text:tab/><text:span text:style-name="T43">poweroff</text:span></text:p>
      <text:p text:style-name="P270"/>
      <text:p text:style-name="P297"><text:span text:style-name="T31">example:</text:span></text:p>
      <text:p text:style-name="P324">[pic]</text:p>
      <text:p text:style-name="P345"><text:span text:style-name="T160">Command name: <text:s/></text:span><text:span text:style-name="T166">whoami</text:span></text:p>
      <text:p text:style-name="P334"><text:span text:style-name="T31">description:</text:span></text:p>
      <text:p text:style-name="P266"><text:span text:style-name="T181"><text:tab/>Display the username which is currently logged in</text:span></text:p>
      <text:p text:style-name="P303"><text:span text:style-name="T31">syntax:</text:span></text:p>
      <text:p text:style-name="P270"><text:soft-page-break/><text:tab/><text:span text:style-name="T43">whoami</text:span></text:p>
      <text:p text:style-name="P270"/>
      <text:p text:style-name="P297"><text:span text:style-name="T31">example:</text:span></text:p>
      <text:p text:style-name="P324">[pic]</text:p>
      <text:p text:style-name="P345"><text:span text:style-name="T160">Command name: <text:s/></text:span><text:span text:style-name="T166">wc</text:span></text:p>
      <text:p text:style-name="P334"><text:span text:style-name="T31">description:</text:span></text:p>
      <text:p text:style-name="P266"><text:span text:style-name="T181"><text:tab/>Used to find out number of lines, word count, byte and characters count in the files specified in the file arguments</text:span></text:p>
      <text:p text:style-name="P243"/>
      <text:p text:style-name="P303"><text:span text:style-name="T31">syntax:</text:span></text:p>
      <text:p text:style-name="P270"><text:tab/><text:span text:style-name="T185">1) </text:span><text:span text:style-name="T43">wc &lt;file_names&gt;</text:span></text:p>
      <text:p text:style-name="P277"><text:tab/><text:span text:style-name="T185">2) </text:span><text:span text:style-name="T17">wc -m &lt;file&gt;</text:span> : print the character in in the file</text:p>
      <text:p text:style-name="P277"><text:tab/><text:span text:style-name="T185">3) </text:span><text:span text:style-name="T17">wc -w &lt;file&gt;</text:span> : print the word in in the file</text:p>
      <text:p text:style-name="P277"><text:tab/><text:span text:style-name="T185">4) </text:span><text:span text:style-name="T17">wc -l &lt;file&gt;</text:span> : print the line <text:s/>in in the file</text:p>
      <text:p text:style-name="P270"/>
      <text:p text:style-name="P297"><text:span text:style-name="T31">example:</text:span></text:p>
      <text:p text:style-name="P324">[pic]</text:p>
      <text:p text:style-name="P345"><text:span text:style-name="T160">Command name: <text:s/></text:span><text:span text:style-name="T166">w</text:span></text:p>
      <text:p text:style-name="P334"><text:span text:style-name="T31">description:</text:span></text:p>
      <text:p text:style-name="P266"><text:span text:style-name="T181"><text:tab/>Used to show who is logged in to the computer and what</text:span><text:span text:style-name="T156"> they are doing</text:span></text:p>
      <text:p text:style-name="P243"/>
      <text:p text:style-name="P303"><text:span text:style-name="T31">syntax:</text:span></text:p>
      <text:p text:style-name="P270"><text:soft-page-break/><text:tab/><text:span text:style-name="T43">w</text:span></text:p>
      <text:p text:style-name="P285"/>
      <text:p text:style-name="P297"><text:span text:style-name="T31">example:</text:span></text:p>
      <text:p text:style-name="P324">[pic]</text:p>
      <text:p text:style-name="P345"><text:span text:style-name="T160">Command name: <text:s/></text:span><text:span text:style-name="T166">arch</text:span></text:p>
      <text:p text:style-name="P334"><text:span text:style-name="T31">description:</text:span></text:p>
      <text:p text:style-name="P266"><text:span text:style-name="T181"><text:tab/></text:span>Display the computer architecture </text:p>
      <text:p text:style-name="P243"/>
      <text:p text:style-name="P303"><text:span text:style-name="T31">syntax:</text:span></text:p>
      <text:p text:style-name="P270"><text:tab/><text:span text:style-name="T43">arch</text:span></text:p>
      <text:p text:style-name="P297"><text:span text:style-name="T31">example:</text:span></text:p>
      <text:p text:style-name="P324">[pic]</text:p>
      <text:p text:style-name="P345"><text:span text:style-name="T160">Command name: <text:s/></text:span><text:span text:style-name="T166">alias</text:span></text:p>
      <text:p text:style-name="P334"><text:span text:style-name="T31">description:</text:span></text:p>
      <text:p text:style-name="P266"><text:span text:style-name="T181"><text:tab/>I</text:span>nstructs the shell to replace one string with another string while executing the commands</text:p>
      <text:p text:style-name="P260"/>
      <text:p text:style-name="P303"><text:span text:style-name="T31">syntax:</text:span></text:p>
      <text:p text:style-name="P285"><text:tab/><text:span text:style-name="T186">Alias &lt;string&gt;=’&lt;target straing&gt;’</text:span></text:p>
      <text:p text:style-name="P297"><text:span text:style-name="T31">example:</text:span></text:p>
      <text:p text:style-name="P324">[pic]</text:p>
      <text:p text:style-name="P134"/>
      <text:p text:style-name="P345"><text:soft-page-break/><text:span text:style-name="T160">Command name: <text:s/></text:span><text:span text:style-name="T166">bg</text:span></text:p>
      <text:p text:style-name="P334"><text:span text:style-name="T31">description:</text:span></text:p>
      <text:p text:style-name="P266"><text:span text:style-name="T181"><text:tab/></text:span>Used to send any foreground job to background</text:p>
      <text:p text:style-name="P303"><text:span text:style-name="T31">syntax:</text:span></text:p>
      <text:p text:style-name="P270"><text:tab/><text:span text:style-name="T43">bg</text:span></text:p>
      <text:p text:style-name="P297"><text:span text:style-name="T31">example:</text:span></text:p>
      <text:p text:style-name="P324">[pic]</text:p>
      <text:p text:style-name="P345"><text:span text:style-name="T160">Command name: <text:s/></text:span><text:span text:style-name="T166">cp</text:span></text:p>
      <text:p text:style-name="P334"><text:span text:style-name="T31">description:</text:span></text:p>
      <text:p text:style-name="P266"><text:span text:style-name="T181"><text:tab/></text:span>Used to copy a file or <text:s/>a group file from one destination <text:tab/>to other</text:p>
      <text:p text:style-name="P303"><text:span text:style-name="T31">syntax:</text:span></text:p>
      <text:p text:style-name="P270"><text:tab/><text:span text:style-name="T44">cp &lt;source_file&gt; &lt;target_destination&gt;</text:span></text:p>
      <text:p text:style-name="P297"><text:span text:style-name="T31">example:</text:span></text:p>
      <text:p text:style-name="P324">[pic]</text:p>
      <text:p text:style-name="P345"><text:span text:style-name="T160">Command name: <text:s/></text:span><text:span text:style-name="T166">echo</text:span></text:p>
      <text:p text:style-name="P334"><text:span text:style-name="T31">description:</text:span></text:p>
      <text:p text:style-name="P266"><text:span text:style-name="T181"><text:tab/></text:span>Used to display line of text/string that are passed as an argument</text:p>
      <text:p text:style-name="P303"><text:span text:style-name="T31">syntax:</text:span></text:p>
      <text:p text:style-name="P270"><text:tab/><text:span text:style-name="T43">echo &lt;arguments&gt; </text:span></text:p>
      <text:p text:style-name="P297"><text:span text:style-name="T31">example:</text:span></text:p>
      <text:p text:style-name="P324"><text:soft-page-break/>[pic]</text:p>
      <text:p text:style-name="P345"><text:span text:style-name="T160">Command name: <text:s/></text:span><text:span text:style-name="T166">fdisk</text:span></text:p>
      <text:p text:style-name="P334"><text:span text:style-name="T31">description:</text:span></text:p>
      <text:p text:style-name="P266"><text:span text:style-name="T181"><text:tab/></text:span>Format disk <text:span text:style-name="T187">as well as </text:span>creating and manipulating disk <text:tab/>partition table</text:p>
      <text:p text:style-name="P278"><text:tab/>[more information in disk management chapter]</text:p>
      <text:p text:style-name="P303"><text:span text:style-name="T31">syntax:</text:span></text:p>
      <text:p text:style-name="P270"><text:tab/><text:span text:style-name="T45">fdisk &lt;file_system&gt;</text:span></text:p>
      <text:p text:style-name="P297"><text:span text:style-name="T31">example:</text:span></text:p>
      <text:p text:style-name="P324">[pic]</text:p>
      <text:p text:style-name="P347"><text:span text:style-name="T160">Command name: <text:s/></text:span><text:span text:style-name="T168">cf</text:span><text:span text:style-name="T166">disk</text:span></text:p>
      <text:p text:style-name="P336"><text:span text:style-name="T31">description:</text:span></text:p>
      <text:p text:style-name="P268"><text:span text:style-name="T181"><text:tab/></text:span>Format disk <text:span text:style-name="T187">as well as </text:span>creating and manipulating disk <text:tab/>partition table <text:span text:style-name="T189">using a text based GUI interface</text:span></text:p>
      <text:p text:style-name="P279"><text:tab/>[more information in disk management chapter]</text:p>
      <text:p text:style-name="P305"><text:span text:style-name="T31">syntax:</text:span></text:p>
      <text:p text:style-name="P272"><text:tab/><text:span text:style-name="T34">sudo cfdisk</text:span></text:p>
      <text:p text:style-name="P299"><text:span text:style-name="T31">example:</text:span></text:p>
      <text:p text:style-name="P326">[pic]</text:p>
      <text:p text:style-name="P324"/>
      <text:p text:style-name="P324"/>
      <text:p text:style-name="P324"><text:soft-page-break/></text:p>
      <text:p text:style-name="P324"/>
      <text:p text:style-name="P345"><text:span text:style-name="T160">Command name: <text:s/></text:span><text:span text:style-name="T166">lsblk</text:span></text:p>
      <text:p text:style-name="P334"><text:span text:style-name="T31">description:</text:span></text:p>
      <text:p text:style-name="P267"><text:span text:style-name="T181"><text:tab/></text:span>Displays the total amount of free space available along with the amount of memory used and swap memory in the system</text:p>
      <text:p text:style-name="P303"><text:span text:style-name="T31">syntax:</text:span></text:p>
      <text:p text:style-name="P270"><text:tab/><text:span text:style-name="T46">lsblk</text:span></text:p>
      <text:p text:style-name="P297"><text:span text:style-name="T31">example:</text:span></text:p>
      <text:p text:style-name="P324">[pic]</text:p>
      <text:p text:style-name="P346"><text:span text:style-name="T160">Command name: <text:s/></text:span><text:span text:style-name="T166">ls</text:span><text:span text:style-name="T167">mod</text:span></text:p>
      <text:p text:style-name="P335"><text:span text:style-name="T31">description:</text:span></text:p>
      <text:p text:style-name="P280"><text:span text:style-name="T187"><text:tab/>List <text:s/>the current kernel </text:span>modules that are currently loaded</text:p>
      <text:p text:style-name="P280"><text:tab/>[it actually print the content of the ‘/proc/modules’ with <text:tab/>a nice format]</text:p>
      <text:p text:style-name="P280"/>
      <text:p text:style-name="P304"><text:span text:style-name="T31">syntax:</text:span></text:p>
      <text:p text:style-name="P271"><text:tab/><text:span text:style-name="T46">lsmod</text:span></text:p>
      <text:p text:style-name="P298"><text:span text:style-name="T31">example:</text:span></text:p>
      <text:p text:style-name="P325">[pic]</text:p>
      <text:p text:style-name="P346"><text:soft-page-break/><text:span text:style-name="T160">Command name: <text:s/></text:span><text:span text:style-name="T166">ls</text:span><text:span text:style-name="T167">pci</text:span></text:p>
      <text:p text:style-name="P335"><text:span text:style-name="T31">description:</text:span></text:p>
      <text:p text:style-name="P280"><text:span text:style-name="T187"><text:tab/></text:span>Display the information about the currently connected <text:tab/>PCI Buses .</text:p>
      <text:p text:style-name="P280"><text:tab/>[list of devices that are connected to the computer]</text:p>
      <text:p text:style-name="P304"><text:span text:style-name="T31">syntax:</text:span></text:p>
      <text:p text:style-name="P271"><text:tab/><text:span text:style-name="T46">lspci</text:span></text:p>
      <text:p text:style-name="P298"><text:span text:style-name="T31">example:</text:span></text:p>
      <text:p text:style-name="P325">[pic]</text:p>
      <text:p text:style-name="P346"><text:span text:style-name="T160">Command name: <text:s/></text:span><text:span text:style-name="T166">ls</text:span><text:span text:style-name="T167">hw</text:span></text:p>
      <text:p text:style-name="P335"><text:span text:style-name="T31">description:</text:span></text:p>
      <text:p text:style-name="P282"><text:span text:style-name="T187"><text:tab/></text:span>List all the Details information of the hardware of the computer</text:p>
      <text:p text:style-name="P304"><text:span text:style-name="T31">syntax:</text:span></text:p>
      <text:p text:style-name="P271"><text:tab/><text:span text:style-name="T46">ls</text:span><text:span text:style-name="T42">hw</text:span></text:p>
      <text:p text:style-name="P298"><text:span text:style-name="T31">example:</text:span></text:p>
      <text:p text:style-name="P325">[pic]</text:p>
      <text:p text:style-name="P346"><text:span text:style-name="T160">Command name: <text:s/></text:span><text:span text:style-name="T166">ls</text:span><text:span text:style-name="T167">hcpu</text:span></text:p>
      <text:p text:style-name="P335"><text:span text:style-name="T31">description:</text:span></text:p>
      <text:p text:style-name="P280"><text:span text:style-name="T187"><text:tab/></text:span>Display the <text:span text:style-name="T188">detailed information about the CPU</text:span></text:p>
      <text:p text:style-name="P304"><text:span text:style-name="T31">syntax:</text:span></text:p>
      <text:p text:style-name="P271"><text:tab/><text:span text:style-name="T46">lscpu</text:span></text:p>
      <text:p text:style-name="P298"><text:soft-page-break/><text:span text:style-name="T31">example:</text:span></text:p>
      <text:p text:style-name="P325">[pic]</text:p>
      <text:p text:style-name="P346"><text:span text:style-name="T160">Command name: <text:s/></text:span><text:span text:style-name="T167">man</text:span></text:p>
      <text:p text:style-name="P335"><text:span text:style-name="T31">description:</text:span></text:p>
      <text:p text:style-name="P280"><text:span text:style-name="T187"><text:tab/>Display the reference of the tools or command that are you using</text:span></text:p>
      <text:p text:style-name="P304"><text:span text:style-name="T31">syntax:</text:span></text:p>
      <text:p text:style-name="P271"><text:tab/><text:span text:style-name="T46">man &lt;command&gt;</text:span></text:p>
      <text:p text:style-name="P298"><text:span text:style-name="T31">example:</text:span></text:p>
      <text:p text:style-name="P325">[pic]</text:p>
      <text:p text:style-name="P347"><text:span text:style-name="T160">Command name: <text:s/></text:span><text:span text:style-name="T168">sudo</text:span></text:p>
      <text:p text:style-name="P336"><text:span text:style-name="T31">description:</text:span></text:p>
      <text:p text:style-name="P281"><text:span text:style-name="T187"><text:tab/>give you the superuser privileges </text:span></text:p>
      <text:p text:style-name="P305"><text:span text:style-name="T31">syntax:</text:span></text:p>
      <text:p text:style-name="P272"><text:tab/><text:span text:style-name="T42">sudo &lt;command&gt;</text:span></text:p>
      <text:p text:style-name="P299"><text:span text:style-name="T31">example:</text:span></text:p>
      <text:p text:style-name="P326">[pic]</text:p>
      <text:p text:style-name="P347"><text:span text:style-name="T160">Command name: <text:s/></text:span><text:span text:style-name="T168">ip</text:span></text:p>
      <text:p text:style-name="P336"><text:span text:style-name="T31">description:</text:span></text:p>
      <text:p text:style-name="P281"><text:span text:style-name="T187"><text:tab/>Used for performing several network administration </text:span><text:soft-page-break/><text:span text:style-name="T187">tasks</text:span></text:p>
      <text:p text:style-name="P305"><text:span text:style-name="T31">syntax:</text:span></text:p>
      <text:p text:style-name="P272"><text:tab/><text:span text:style-name="T47">Ip &lt;option&gt; &lt;command&gt;</text:span></text:p>
      <text:p text:style-name="P299"><text:span text:style-name="T31">example:</text:span></text:p>
      <text:p text:style-name="P326">[pic]</text:p>
      <text:p text:style-name="P347"><text:span text:style-name="T160">Command name: <text:s/></text:span><text:span text:style-name="T168">touch</text:span></text:p>
      <text:p text:style-name="P336"><text:span text:style-name="T31">description:</text:span></text:p>
      <text:p text:style-name="P281"><text:span text:style-name="T187"><text:tab/>Create an empty file</text:span></text:p>
      <text:p text:style-name="P305"><text:span text:style-name="T31">syntax:</text:span></text:p>
      <text:p text:style-name="P272"><text:tab/><text:span text:style-name="T34">touch &lt;file_name&gt;</text:span></text:p>
      <text:p text:style-name="P299"><text:span text:style-name="T31">example:</text:span></text:p>
      <text:p text:style-name="P326">[pic]</text:p>
      <text:p text:style-name="P347"><text:span text:style-name="T160">Command name: <text:s/></text:span><text:span text:style-name="T168">ifconfig</text:span></text:p>
      <text:p text:style-name="P336"><text:span text:style-name="T31">description:</text:span></text:p>
      <text:p text:style-name="P281"><text:span text:style-name="T187"><text:tab/>shows the ip address related information </text:span></text:p>
      <text:p text:style-name="P305"><text:span text:style-name="T31">syntax:</text:span></text:p>
      <text:p text:style-name="P272"><text:tab/><text:span text:style-name="T34">ifconfig</text:span></text:p>
      <text:p text:style-name="P299"><text:span text:style-name="T31">example:</text:span></text:p>
      <text:p text:style-name="P326">[pic]</text:p>
      <text:p text:style-name="P347"><text:span text:style-name="T160">Command name: <text:s/></text:span><text:span text:style-name="T168">gerp</text:span></text:p>
      <text:p text:style-name="P336"><text:span text:style-name="T31">description:</text:span></text:p>
      <text:p text:style-name="P281"><text:soft-page-break/><text:span text:style-name="T187"><text:tab/>global regular expression used for searching keyword </text:span></text:p>
      <text:p text:style-name="P305"><text:span text:style-name="T31">syntax:</text:span></text:p>
      <text:p text:style-name="P272"><text:tab/><text:span text:style-name="T34">ls | grep initrd</text:span></text:p>
      <text:p text:style-name="P299"><text:span text:style-name="T31">example:</text:span></text:p>
      <text:p text:style-name="P326">[pic]</text:p>
      <text:p text:style-name="P347"><text:span text:style-name="T160">Command name: <text:s/></text:span><text:span text:style-name="T168">wget</text:span></text:p>
      <text:p text:style-name="P336"><text:span text:style-name="T31">description:</text:span></text:p>
      <text:p text:style-name="P281"><text:span text:style-name="T187"><text:tab/>interactive cli based <text:s/>downloader <text:s/></text:span></text:p>
      <text:p text:style-name="P305"><text:span text:style-name="T31">syntax</text:span></text:p>
      <text:p text:style-name="P272"><text:tab/><text:span text:style-name="T34">wget &lt;download_url&gt;</text:span></text:p>
      <text:p text:style-name="P299"><text:span text:style-name="T31">example:</text:span></text:p>
      <text:p text:style-name="P326">[pic]</text:p>
      <text:p text:style-name="P347"><text:span text:style-name="T160">Command name: <text:s/></text:span><text:span text:style-name="T168">reboot</text:span></text:p>
      <text:p text:style-name="P336"><text:span text:style-name="T31">description:</text:span></text:p>
      <text:p text:style-name="P281"><text:span text:style-name="T187"><text:tab/>reboot the system <text:s/></text:span></text:p>
      <text:p text:style-name="P305"><text:span text:style-name="T31">syntax</text:span></text:p>
      <text:p text:style-name="P272"><text:tab/><text:span text:style-name="T34">reboot</text:span></text:p>
      <text:p text:style-name="P299"><text:span text:style-name="T31">example:</text:span></text:p>
      <text:p text:style-name="P326">[pic]</text:p>
      <text:p text:style-name="P347"><text:span text:style-name="T160">Command name: <text:s/></text:span><text:span text:style-name="T168">ping</text:span></text:p>
      <text:p text:style-name="P336"><text:soft-page-break/><text:span text:style-name="T31">description:</text:span></text:p>
      <text:p text:style-name="P281"><text:span text:style-name="T187"><text:tab/>test any host or network which is alive physically and logically</text:span></text:p>
      <text:p text:style-name="P281"/>
      <text:p text:style-name="P305"><text:span text:style-name="T31">syntax</text:span></text:p>
      <text:p text:style-name="P272"><text:tab/><text:span text:style-name="T34">ping <text:s/>&lt;pi_address/domain_name&gt;</text:span></text:p>
      <text:p text:style-name="P299"><text:span text:style-name="T31">example:</text:span></text:p>
      <text:p text:style-name="P326">[pic]</text:p>
      <text:p text:style-name="P348">These are the basic commands to run a linux system .There are a lot of command more to maintain the server.</text:p>
      <text:p text:style-name="P134"/>
      <text:p text:style-name="P310">***</text:p>
      <text:p text:style-name="P134"/>
      <text:p text:style-name="P134"/>
      <text:p text:style-name="P134"/>
      <text:p text:style-name="P134"/>
      <text:p text:style-name="P134"/>
      <text:p text:style-name="P134"/>
      <text:p text:style-name="P134"/>
      <text:p text:style-name="P134"/>
      <text:h text:style-name="P226" text:outline-level="1">ip addressing</text:h>
      <text:p text:style-name="P349"/>
      <text:p text:style-name="P232">COMPUTER NETWORK</text:p>
      <text:p text:style-name="P151"/>
      <text:p text:style-name="P152"><text:tab/></text:p>
      <text:p text:style-name="P159">A computer network is a group of computer and other computing peripherals that linked together through some kind of communication channels to communicate with each other and share their resources among a width range of users.</text:p>
      <text:p text:style-name="P159"><text:tab/></text:p>
      <text:p text:style-name="P159">Their jobs are </text:p>
      <text:p text:style-name="P159"><text:tab/></text:p>
      <text:p text:style-name="P159"><text:tab/>1) Facilitate communication via email,file server,web <text:tab/>server,instant messaging etc</text:p>
      <text:p text:style-name="P159"><text:tab/>2) Share resources of the hardware like printer or <text:tab/>scanner</text:p>
      <text:p text:style-name="P159"><text:tab/>3) Enable File sharing</text:p>
      <text:p text:style-name="P159"><text:tab/>4) create a centralized control among the total network</text:p>
      <text:p text:style-name="P134"/>
      <text:p text:style-name="P134"/>
      <text:p text:style-name="P232"><text:soft-page-break/></text:p>
      <text:p text:style-name="P232">TYPES OF COMPUTER NETWORK</text:p>
      <text:p text:style-name="P134"/>
      <text:p text:style-name="P159"><text:span text:style-name="T191">Network Basically divided into</text:span> <text:span text:style-name="T191">three groups:</text:span></text:p>
      <text:p text:style-name="P159"><text:tab/><text:span text:style-name="T17"><text:tab/></text:span><text:span text:style-name="T49">1) Local Area Network (LAN)</text:span></text:p>
      <text:p text:style-name="P152"><text:tab/><text:tab/><text:span text:style-name="T191">2) Metropolitan Area Network (MAN)</text:span></text:p>
      <text:p text:style-name="P152"><text:span text:style-name="T191"><text:tab/><text:tab/>3) Wide Area Network (WAN)</text:span></text:p>
      <text:p text:style-name="P159"><text:tab/> </text:p>
      <text:p text:style-name="P159"/>
      <text:p text:style-name="P159"/>
      <text:p text:style-name="P234">LAN</text:p>
      <text:p text:style-name="P337"><text:span text:style-name="T192">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span></text:p>
      <text:p text:style-name="P134"><text:span text:style-name="T169"/></text:p>
      <text:p text:style-name="P134"><text:span text:style-name="T169"/></text:p>
      <text:p text:style-name="P134"><text:span text:style-name="T169"/></text:p>
      <text:p text:style-name="P233"><text:soft-page-break/></text:p>
      <text:p text:style-name="P234">MAN</text:p>
      <text:p text:style-name="P218"/>
      <text:p text:style-name="P160"><text:span text:style-name="T192">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span></text:p>
      <text:p text:style-name="P338"/>
      <text:p text:style-name="P350"/>
      <text:p text:style-name="P183"><text:span text:style-name="T193"><text:tab/><text:tab/><text:tab/></text:span><text:span text:style-name="T200"><text:tab/>W</text:span><text:span text:style-name="T199">AN</text:span></text:p>
      <text:p text:style-name="P160"/>
      <text:p text:style-name="P160"><text:tab/>A <text:span text:style-name="T193">wide</text:span> area network (<text:span text:style-name="T193">W</text:span>AN) <text:span text:style-name="T193">within a large scale of geographical area is called WAN. It is created by connecting different LAN from a long distance. And the transmission speed generally is slower than the LAN or MAN</text:span> <text:span text:style-name="T193">but the data transfer rate is increasing .</text:span></text:p>
      <text:p text:style-name="P160"/>
      <text:p text:style-name="P184"><text:tab/><text:tab/><text:span text:style-name="T199">TCP/IP PROTOCOL SUITE</text:span></text:p>
      <text:p text:style-name="P161"/>
      <text:p text:style-name="P161">A majority of the internet users use a protocol suite called Internet protocol suite which is also known as the TCP/IP protocol suite.The two protocols are <text:span text:style-name="T17">TCP </text:span>(Transmission <text:soft-page-break/>control protocol) &amp; IP (internet protocol).In here TCP is a connection oriented protocol means it transmit data in a sequence and it has a acknowledgment process. If the acknowledgment are not recived </text:p>
      <text:p text:style-name="P161"/>
      <text:p text:style-name="P161"/>
      <text:p text:style-name="P161"><draw:frame draw:style-name="fr3" draw:name="Image16" text:anchor-type="paragraph" svg:width="5.8335in" svg:height="4.1563in" draw:z-index="16"><draw:image xlink:href="Pictures/10000201000002300000018FAC15967BBF94B53D.png" xlink:type="simple" xlink:show="embed" xlink:actuate="onLoad" loext:mime-type="image/png"/></draw:frame><text:s/></text:p>
      <text:p text:style-name="P161"/>
      <text:p text:style-name="P161">then the data will be re <text:span text:style-name="T190">transmitted</text:span> it can guarantee the delivery of the data to the host and IP is used to maintain the address of the specific host. </text:p>
      <text:p text:style-name="P161"/>
      <text:p text:style-name="P161"><text:soft-page-break/></text:p>
      <text:p text:style-name="P161"><draw:frame draw:style-name="fr3" draw:name="Image17" text:anchor-type="paragraph" svg:width="5.8327in" svg:height="2.1028in" draw:z-index="17"><draw:image xlink:href="Pictures/10000201000001470000009A61286A1428EBD72D.png" xlink:type="simple" xlink:show="embed" xlink:actuate="onLoad" loext:mime-type="image/png"/></draw:frame></text:p>
      <text:p text:style-name="P161"/>
      <text:p text:style-name="P189"/>
      <text:p text:style-name="P188"><text:span text:style-name="T194"><text:tab/><text:tab/><text:tab/>IP Addressing</text:span></text:p>
      <text:p text:style-name="P152"><text:tab/></text:p>
      <text:p text:style-name="P159"><text:span text:style-name="T194">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span></text:p>
      <text:p text:style-name="P159"/>
      <text:p text:style-name="P186"><text:tab/></text:p>
      <text:p text:style-name="P187"><text:span text:style-name="T199"><text:tab/>Important Clement of a IP address</text:span></text:p>
      <text:p text:style-name="P185"/>
      <text:p text:style-name="P152"/>
      <text:p text:style-name="P152"><text:span text:style-name="T194">Bit: </text:span><text:span text:style-name="T77">Bit is one digit either 0 or 1</text:span></text:p>
      <text:p text:style-name="P162"><text:tab/></text:p>
      <text:p text:style-name="P152"><text:soft-page-break/><text:span text:style-name="T194">Byte: </text:span><text:span text:style-name="T77"><text:s/>made up with 8 bits its just a ordinary 8 bit binary number.</text:span></text:p>
      <text:p text:style-name="P162"/>
      <text:p text:style-name="P152"><text:span text:style-name="T195">Network Address : </text:span><text:span text:style-name="T78"><text:s/>Network address is used send packets to the network .for example 10.0.0.0,192.168.0.0 etc</text:span></text:p>
      <text:p text:style-name="P163"/>
      <text:p text:style-name="P152"><text:span text:style-name="T195">Broadcast Address : </text:span><text:span text:style-name="T78">It is used by the host to send information to all the nodes on a network. The address are like 192.168.0.255,172.166.255.255</text:span></text:p>
      <text:p text:style-name="P163"/>
      <text:p text:style-name="P163">Every ip address there are two different parts</text:p>
      <text:p text:style-name="P163"><text:tab/></text:p>
      <text:p text:style-name="P163"><text:tab/><text:span text:style-name="T17">1) Network part</text:span></text:p>
      <text:p text:style-name="P158"><text:tab/>2) Host Part</text:p>
      <text:p text:style-name="P163"><text:tab/></text:p>
      <text:p text:style-name="P153"><text:span text:style-name="T78">E</text:span><text:span text:style-name="T55">very ip address gives the information about the network and the hosts</text:span></text:p>
      <text:p text:style-name="P164"/>
      <text:p text:style-name="P190">Subnet Mask</text:p>
      <text:p text:style-name="P190"/>
      <text:p text:style-name="P153"><text:tab/><text:span text:style-name="T55">A <text:s/>subnet mask is a 32 bit umber that <text:s/>masks an ip address and devides the ip address to a network address and hosts address.</text:span></text:p>
      <text:p text:style-name="P164">Is is done by setting all the network bits to ‘1’ and setting hosts bit to ‘0’</text:p>
      <text:p text:style-name="P164"/>
      <text:p text:style-name="P153">[Two host ip address are reserved for special purpose The ‘0’ <text:soft-page-break/>address and the ‘255’ address.the ‘0’ address is reserved for the Network .so if any ip address have a ‘0’ on its last its a network address. <text:span text:style-name="T196">and ‘255’ is the broadcast address they cant be assign to a host</text:span>]</text:p>
      <text:p text:style-name="P163"><text:tab/> </text:p>
      <text:p text:style-name="P163"/>
      <text:p text:style-name="P191"><text:span text:style-name="T195">5 </text:span>types of IP address:</text:p>
      <text:p text:style-name="P163"><text:tab/></text:p>
      <text:p text:style-name="P152"><text:span text:style-name="T78"><text:tab/></text:span><text:span text:style-name="T79">1) class A ip address</text:span></text:p>
      <text:p text:style-name="P165"><text:tab/>2) class B ip address</text:p>
      <text:p text:style-name="P165"><text:tab/>3) class C ip address</text:p>
      <text:p text:style-name="P165"><text:tab/>4) class D ip address</text:p>
      <text:p text:style-name="P165"><text:s text:c="12"/>5) class E ip address</text:p>
      <text:p text:style-name="P165"/>
      <text:p text:style-name="P182">Class A ip address:</text:p>
      <text:p text:style-name="P165"><text:tab/></text:p>
      <text:p text:style-name="P165"><text:tab/>In class A ip address the first byte is reserved for the network address and three remaining bytes are for the hosts.</text:p>
      <text:p text:style-name="P166">[it starts with 0.0.0.0 and ends with 127.255.255.255]</text:p>
      <text:p text:style-name="P167">subnet mask: 255.0.0.0</text:p>
      <text:p text:style-name="P165"/>
      <text:p text:style-name="P165"><draw:frame draw:style-name="fr3" draw:name="Image18" text:anchor-type="paragraph" svg:width="5.3701in" svg:height="2.0957in" draw:z-index="18"><draw:image xlink:href="Pictures/1000020100000136000000A20786AA0F134FC765.png" xlink:type="simple" xlink:show="embed" xlink:actuate="onLoad" loext:mime-type="image/png"/></draw:frame><text:soft-page-break/></text:p>
      <text:p text:style-name="P155"><text:span text:style-name="T79">I</text:span><text:span text:style-name="T55">t has a small network with huge number hosts.</text:span></text:p>
      <text:p text:style-name="P166"/>
      <text:p text:style-name="P165"/>
      <text:p text:style-name="P194"><text:span text:style-name="T55">Class </text:span><text:span text:style-name="T80">B</text:span><text:span text:style-name="T55"> ip address:</text:span></text:p>
      <text:p text:style-name="P191"><text:tab/></text:p>
      <text:p text:style-name="P154"><text:span text:style-name="T55"><text:tab/>In class A ip address the first </text:span><text:span text:style-name="T80">two </text:span><text:span text:style-name="T55"><text:s/>byte</text:span><text:span text:style-name="T80">s</text:span><text:span text:style-name="T55"> is reserved for the network address and </text:span><text:span text:style-name="T80">two</text:span><text:span text:style-name="T55"> remaining bytes are for the hosts. </text:span><text:span text:style-name="T80">More network less hosts</text:span></text:p>
      <text:p text:style-name="P166">[it starts with 128.0.0.0 and ends with 191.255.255.255]</text:p>
      <text:p text:style-name="P167">subnet mask : 255.255.0.0</text:p>
      <text:p text:style-name="P166"/>
      <text:p text:style-name="P194"><text:span text:style-name="T55">Class </text:span><text:span text:style-name="T80">C</text:span><text:span text:style-name="T55"> ip address:</text:span></text:p>
      <text:p text:style-name="P165"><text:tab/></text:p>
      <text:p text:style-name="P154"><text:span text:style-name="T55"><text:tab/>clas</text:span><text:span text:style-name="T80">s</text:span><text:span text:style-name="T55"> </text:span><text:span text:style-name="T80">C</text:span><text:span text:style-name="T55"> ip address the first </text:span><text:span text:style-name="T80">three </text:span><text:span text:style-name="T55"><text:s/>byte</text:span><text:span text:style-name="T80">s</text:span><text:span text:style-name="T55"> is reserved for the network address and <text:s/>remaining </text:span><text:span text:style-name="T80">one </text:span><text:span text:style-name="T55"><text:s/>bytes are for the hosts. </text:span><text:span text:style-name="T80"><text:s/>If you need <text:s/>a lot of network and small number of hosts in every networks class C ip address is used.</text:span></text:p>
      <text:p text:style-name="P166">[it starts with 192.0.0.0 and ends with 223.255.255.255]</text:p>
      <text:p text:style-name="P167"><text:soft-page-break/>subnet mask : 255.255.255.0</text:p>
      <text:p text:style-name="P165"/>
      <text:p text:style-name="P194"><text:span text:style-name="T55">Class </text:span><text:span text:style-name="T80">D</text:span><text:span text:style-name="T55"> ip address:</text:span></text:p>
      <text:p text:style-name="P165"><text:tab/></text:p>
      <text:p text:style-name="P166"><text:tab/>class D ip address is a special address. Its called a multicast address. It is basically used for finding router</text:p>
      <text:p text:style-name="P166">[it starts with 224.0.0.0 and ends with 239.255.255.255]</text:p>
      <text:p text:style-name="P166"/>
      <text:p text:style-name="P166"/>
      <text:p text:style-name="P194"><text:span text:style-name="T55">Class </text:span><text:span text:style-name="T80">E</text:span><text:span text:style-name="T55"> ip address:</text:span></text:p>
      <text:p text:style-name="P165"><text:tab/></text:p>
      <text:p text:style-name="P166"><text:tab/>Reserved for the Scientific Experiment </text:p>
      <text:p text:style-name="P166"/>
      <text:p text:style-name="P166"/>
      <text:p text:style-name="P166"/>
      <text:p text:style-name="P192"><text:span text:style-name="T197">P</text:span>rivate IP address:</text:p>
      <text:p text:style-name="P156"><text:tab/></text:p>
      <text:p text:style-name="P156"><text:tab/><text:span text:style-name="T55">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156"><text:tab/></text:p>
      <text:p text:style-name="P156"/>
      <text:p text:style-name="P156"/>
      <text:p text:style-name="P156"/>
      <text:p text:style-name="P156"/>
      <text:p text:style-name="P156"><draw:frame draw:style-name="fr2" draw:name="Image19" text:anchor-type="paragraph" svg:x="0.2173in" svg:y="-0.0102in" svg:width="4.5008in" svg:height="2.2047in" draw:z-index="19"><draw:image xlink:href="Pictures/10000201000001640000008ECFA4585DE3735BF6.png" xlink:type="simple" xlink:show="embed" xlink:actuate="onLoad" loext:mime-type="image/png"/></draw:frame><text:soft-page-break/></text:p>
      <text:p text:style-name="P156"/>
      <text:p text:style-name="P156"/>
      <text:p text:style-name="P192"/>
      <text:p text:style-name="P192"/>
      <text:p text:style-name="P192"/>
      <text:p text:style-name="P192">Loopback address</text:p>
      <text:p text:style-name="P192"/>
      <text:p text:style-name="P156"><text:tab/><text:span text:style-name="T81">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198">localhost</text:span><text:span text:style-name="T81"> </text:span></text:p>
      <text:p text:style-name="P168"/>
      <text:p text:style-name="P168">it starts with 127.0.0.0 and ends 127.255.255.255</text:p>
      <text:p text:style-name="P168"/>
      <text:p text:style-name="P168"/>
      <text:p text:style-name="P193">Ping</text:p>
      <text:p text:style-name="P169"/>
      <text:p text:style-name="P157"><text:span text:style-name="T55"><text:tab/>ping stands for </text:span>Packet Internet Gopher<text:span text:style-name="T55"> is a ICMP echo request and reply message that used to check the physical and logical connectivity of the machine on a internet network.</text:span></text:p>
      <text:p text:style-name="P169"/>
      <text:p text:style-name="P169"/>
      <text:p text:style-name="P193"><text:soft-page-break/>Traceroute</text:p>
      <text:p text:style-name="P169"><text:tab/></text:p>
      <text:p text:style-name="P169"><text:tab/>Traceroue is used to find the path of the packet traverses through the internet.</text:p>
      <text:p text:style-name="P337"/>
      <text:p text:style-name="P311">***</text:p>
      <text:p text:style-name="P337"/>
      <text:p text:style-name="P337"/>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oft-page-break/><text:span text:style-name="T169"/></text:p>
      <text:h text:style-name="P227" text:outline-level="1">SETTING STATIC IP IN CENTOS7</text:h>
      <text:p text:style-name="P235"><text:span text:style-name="T169">EASY WAY</text:span></text:p>
      <text:p text:style-name="P219"><text:span text:style-name="T169"/></text:p>
      <text:p text:style-name="P349"><text:span text:style-name="T169"/></text:p>
      <text:p text:style-name="P170">Every Server needs to have a network connection. without a <text:s/>static ip address you cant run a server .Giving a server a static ip address is the most important thin<text:span text:style-name="T202">g</text:span> to do.</text:p>
      <text:p text:style-name="P170"/>
      <text:p text:style-name="P170">When you install a server the most of the time your installer automatically configure your server network and gets the ip address from a DHCP server. But to run a server you need a static ip address. <text:span text:style-name="T201">So we need to change its network from DHCP to static and give the server a static ip address .Here we talk about how to give static ip address to a centos7/Redhat7 server.</text:span></text:p>
      <text:p text:style-name="P170"/>
      <text:p text:style-name="P171">There are multiple way to give server static address ,Here we talk about <text:span text:style-name="T202">easy</text:span> method</text:p>
      <text:p text:style-name="P202"><text:span text:style-name="T169"/></text:p>
      <text:p text:style-name="P202"><text:span text:style-name="T169"/></text:p>
      <text:p text:style-name="P202"><text:span text:style-name="T169"/></text:p>
      <text:p text:style-name="P195"><text:soft-page-break/>first <text:span text:style-name="T202">step</text:span></text:p>
      <text:p text:style-name="P203"/>
      <text:p text:style-name="P172">you need to select a static <text:s/>ip address , <text:span text:style-name="T203">subnet mask</text:span> and the gateway that you give your machine .<text:span text:style-name="T203">according</text:span> to your net<text:span text:style-name="T203">work specifications.</text:span></text:p>
      <text:p text:style-name="P172"/>
      <text:p text:style-name="P173">In his example we used a virtual centos7 box . And we give the following ip address <text:span text:style-name="T204">subnet mask ,</text:span>gate way <text:span text:style-name="T204">and DNS</text:span></text:p>
      <text:p text:style-name="P206"/>
      <text:p text:style-name="P214">ip address : 192.168.0.10</text:p>
      <text:p text:style-name="P214">subnet mask: 255.255.255.0</text:p>
      <text:p text:style-name="P214">Gateway:192.168.0.1</text:p>
      <text:p text:style-name="P214">DNS: 8.8.8.8</text:p>
      <text:p text:style-name="P213"/>
      <text:p text:style-name="P195">second <text:span text:style-name="T202">step </text:span></text:p>
      <text:p text:style-name="P205"/>
      <text:p text:style-name="P205"><text:tab/><text:span text:style-name="T170">you need to find the network interface that you give the static ip address</text:span></text:p>
      <text:p text:style-name="P174">A Server can have multiple network interface.</text:p>
      <text:p text:style-name="P174"/>
      <text:p text:style-name="P174">In our virtual machine <text:span text:style-name="T205">there are two network interface. We can see the interface from this command</text:span></text:p>
      <text:p text:style-name="P207"/>
      <text:p text:style-name="P178"><text:tab/>=&gt;ifconfig</text:p>
      <text:p text:style-name="P175"><text:soft-page-break/>or</text:p>
      <text:p text:style-name="P178"><text:tab/>=&gt; ip address show</text:p>
      <text:p text:style-name="P175"/>
      <text:p text:style-name="P175">result:</text:p>
      <text:p text:style-name="P208"/>
      <text:p text:style-name="P208"><draw:frame draw:style-name="fr3" draw:name="Image20" text:anchor-type="paragraph" svg:width="5.7346in" svg:height="4.2902in" draw:z-index="20"><draw:image xlink:href="Pictures/1000020100000408000002E213E3C55D02B0B833.png" xlink:type="simple" xlink:show="embed" xlink:actuate="onLoad" loext:mime-type="image/png"/></draw:frame></text:p>
      <text:p text:style-name="P175">we are currently connected to the server with a ssh connection through eth0.So we cant change the ip address to eth0.this will disconnect the ssh connectivity <text:s/>.we are going to give the static ip address to the eth1 interface</text:p>
      <text:p text:style-name="P208"/>
      <text:p text:style-name="P196"><text:soft-page-break/>Third <text:span text:style-name="T202">step</text:span></text:p>
      <text:p text:style-name="P208"/>
      <text:p text:style-name="P144"><text:span text:style-name="T158"><text:tab/>use the nmtui command and you have to be root to give this command</text:span></text:p>
      <text:p text:style-name="P144"><text:span text:style-name="T158"/></text:p>
      <text:p text:style-name="P178">=&gt;sudo nmtui</text:p>
      <text:p text:style-name="P208"/>
      <text:p text:style-name="P144"><text:span text:style-name="T158">After giving this command this screen appear. From there Select The</text:span><text:span text:style-name="T159"> “Edit a connection”</text:span></text:p>
      <text:p text:style-name="P208"/>
      <text:p text:style-name="P208"><draw:frame draw:style-name="fr3" draw:name="Image21" text:anchor-type="paragraph" svg:width="5.6618in" svg:height="2.972in" draw:z-index="21"><draw:image xlink:href="Pictures/100002010000028E00000144AE4F3D228B3E42CB.png" xlink:type="simple" xlink:show="embed" xlink:actuate="onLoad" loext:mime-type="image/png"/></draw:frame></text:p>
      <text:p text:style-name="P208"/>
      <text:p text:style-name="P208"/>
      <text:p text:style-name="P208"/>
      <text:p text:style-name="P196"><text:soft-page-break/>Fourth <text:span text:style-name="T202">step</text:span></text:p>
      <text:p text:style-name="P196"/>
      <text:p text:style-name="P208"><text:tab/><text:span text:style-name="T169">it will </text:span><text:span text:style-name="T171">show you all the interface .choose your interface in this case we will choose eth1.</text:span></text:p>
      <text:p text:style-name="P208"><draw:frame draw:style-name="fr3" draw:name="Image22" text:anchor-type="paragraph" svg:width="5.7972in" svg:height="2.5217in" draw:z-index="22"><draw:image xlink:href="Pictures/1000020100000490000001EB8AF0F0899DFE435D.png" xlink:type="simple" xlink:show="embed" xlink:actuate="onLoad" loext:mime-type="image/png"/></draw:frame></text:p>
      <text:p text:style-name="P208"/>
      <text:p text:style-name="P199">Fifth <text:span text:style-name="T202">step</text:span></text:p>
      <text:p text:style-name="P199"/>
      <text:p text:style-name="P176"><text:s/>we choose the ipv4 and from the option we choose ‘manual’ and Edit the menu</text:p>
      <text:p text:style-name="P204"/>
      <text:p text:style-name="P204"><draw:frame draw:style-name="fr3" draw:name="Image23" text:anchor-type="paragraph" svg:width="5.8181in" svg:height="4.7563in" draw:z-index="23"><draw:image xlink:href="Pictures/10000201000004780000038B8A40826F41671255.png" xlink:type="simple" xlink:show="embed" xlink:actuate="onLoad" loext:mime-type="image/png"/></draw:frame><text:soft-page-break/></text:p>
      <text:p text:style-name="P204"/>
      <text:p text:style-name="P197">Sixth <text:span text:style-name="T202">step</text:span></text:p>
      <text:p text:style-name="P197"/>
      <text:p text:style-name="P176"><text:s/>we give the ip address.we have to give the subnet mask with CIDR notation.</text:p>
      <text:p text:style-name="P176">Gateway and the <text:s/>The DNS address and click ok. Then quit the program.</text:p>
      <text:p text:style-name="P204"/>
      <text:p text:style-name="P197"><text:soft-page-break/>Seventh <text:span text:style-name="T202">step </text:span></text:p>
      <text:p text:style-name="P197"/>
      <text:p text:style-name="P176"><text:s/>if we see our ip address we can see the the ip address still dont change.to make the change we need to restart the interface.</text:p>
      <text:p text:style-name="P176"/>
      <text:p text:style-name="P176">We shutdown the interface with this command</text:p>
      <text:p text:style-name="P176"/>
      <text:p text:style-name="P179">=&gt;sudo ifdown eth1</text:p>
      <text:p text:style-name="P176"/>
      <text:p text:style-name="P176">Then we start the interface again</text:p>
      <text:p text:style-name="P175"/>
      <text:p text:style-name="P179">=&gt;sudo ifup eth1</text:p>
      <text:p text:style-name="P204"/>
      <text:p text:style-name="P204"/>
      <text:p text:style-name="P204"><draw:frame draw:style-name="fr3" draw:name="Image24" text:anchor-type="paragraph" svg:width="5.7138in" svg:height="1.3008in" draw:z-index="24"><draw:image xlink:href="Pictures/10000201000005020000011669F3E68410CD9623.png" xlink:type="simple" xlink:show="embed" xlink:actuate="onLoad" loext:mime-type="image/png"/></draw:frame></text:p>
      <text:p text:style-name="P197">Eighth <text:span text:style-name="T202">step </text:span></text:p>
      <text:p text:style-name="P176"><text:tab/>Then if we check ip address using</text:p>
      <text:p text:style-name="P176"><text:tab/><text:span text:style-name="T17">=&gt;ifconfig eth1</text:span></text:p>
      <text:p text:style-name="P204"/>
      <text:p text:style-name="P204"/>
      <text:p text:style-name="P145"><draw:frame draw:style-name="fr3" draw:name="Image25" text:anchor-type="paragraph" svg:width="5.7244in" svg:height="1.9028in" draw:z-index="25"><draw:image xlink:href="Pictures/100002010000041D0000014E1772FCDFDF69FD96.png" xlink:type="simple" xlink:show="embed" xlink:actuate="onLoad" loext:mime-type="image/png"/></draw:frame><text:soft-page-break/><text:span text:style-name="T158">we can see the ip address changed .</text:span></text:p>
      <text:p text:style-name="P204"/>
      <text:p text:style-name="P197">Ninth <text:span text:style-name="T202">step</text:span></text:p>
      <text:p text:style-name="P197"/>
      <text:p text:style-name="P176">We have to test the connection via pinging a network.</text:p>
      <text:p text:style-name="P176"/>
      <text:p text:style-name="P179">=&gt;ping 8.8.8.8</text:p>
      <text:p text:style-name="P211"/>
      <text:p text:style-name="P204"><draw:frame draw:style-name="fr3" draw:name="Image26" text:anchor-type="paragraph" svg:width="5.7138in" svg:height="2.322in" draw:z-index="26"><draw:image xlink:href="Pictures/100002010000036900000152803E3B734E96584A.png" xlink:type="simple" xlink:show="embed" xlink:actuate="onLoad" loext:mime-type="image/png"/></draw:frame></text:p>
      <text:p text:style-name="P204"/>
      <text:p text:style-name="P149"><text:soft-page-break/><text:span text:style-name="T173">So the connection is up and running. </text:span><text:span text:style-name="T174">Thats is the easy way of giving an ip address to a cenos7/Redhat7 server <text:s/>a static address.</text:span></text:p>
      <text:p text:style-name="P349"><text:span text:style-name="T169"/></text:p>
      <text:p text:style-name="P236"><text:span text:style-name="T172">TRADITIONAL</text:span><text:span text:style-name="T169"> WAY</text:span></text:p>
      <text:p text:style-name="P215"/>
      <text:p text:style-name="P212"/>
      <text:p text:style-name="P203">first:</text:p>
      <text:p text:style-name="P203"/>
      <text:p text:style-name="P172">you need to select a static <text:s/>ip address , <text:span text:style-name="T203">subnet mask</text:span> and the gateway that you give your machine .<text:span text:style-name="T203">according</text:span> to your net<text:span text:style-name="T203">work specifications.</text:span></text:p>
      <text:p text:style-name="P172"/>
      <text:p text:style-name="P173">we give the following ip address <text:span text:style-name="T204">subnet mask ,</text:span>gate way <text:span text:style-name="T204">and Dns</text:span></text:p>
      <text:p text:style-name="P173"/>
      <text:p text:style-name="P210">I <text:span text:style-name="T209">p address : 192.168.0.10</text:span></text:p>
      <text:p text:style-name="P214">subnet mask: 255.255.255.0</text:p>
      <text:p text:style-name="P214">Gateway:192.168.0.1</text:p>
      <text:p text:style-name="P214">DNS: 8.8.8.8</text:p>
      <text:p text:style-name="P150"/>
      <text:p text:style-name="P212"/>
      <text:p text:style-name="P212"><text:soft-page-break/></text:p>
      <text:p text:style-name="P195">second <text:span text:style-name="T202">step</text:span></text:p>
      <text:p text:style-name="P205"/>
      <text:p text:style-name="P172"><text:tab/><text:span text:style-name="T204">you need to find the network interface that you give the static ip address</text:span></text:p>
      <text:p text:style-name="P174">A Server can have multiple network interface.</text:p>
      <text:p text:style-name="P174"/>
      <text:p text:style-name="P174">In our virtual machine <text:span text:style-name="T205">there are two network interface. We can see the interface from this command</text:span></text:p>
      <text:p text:style-name="P174"/>
      <text:p text:style-name="P178">=&gt;ifconfig</text:p>
      <text:p text:style-name="P175">or</text:p>
      <text:p text:style-name="P178">=&gt; ip address show</text:p>
      <text:p text:style-name="P208"><draw:frame draw:style-name="fr3" draw:name="Image27" text:anchor-type="paragraph" svg:width="5.5472in" svg:height="4.2902in" draw:z-index="27"><draw:image xlink:href="Pictures/1000020100000408000002E213E3C55D02B0B833.png" xlink:type="simple" xlink:show="embed" xlink:actuate="onLoad" loext:mime-type="image/png"/></draw:frame><text:soft-page-break/></text:p>
      <text:p text:style-name="P208"/>
      <text:p text:style-name="P175">we are currently connected to the server with a ssh connection through eth0.So we cant change the ip address to eth0.this will disconnect the ssh connectivity <text:s/>.we are going to give the static ip address to the eth1 interface</text:p>
      <text:p text:style-name="P175"/>
      <text:p text:style-name="P175"/>
      <text:p text:style-name="P200">Third <text:span text:style-name="T202">step</text:span></text:p>
      <text:p text:style-name="P200"/>
      <text:p text:style-name="P175"><text:tab/><text:span text:style-name="T207">we have to do to the </text:span><text:span text:style-name="T50">‘/etc/sysconfig/network-scripts’</text:span><text:span text:style-name="T207"> </text:span><text:soft-page-break/><text:span text:style-name="T207">directory</text:span></text:p>
      <text:p text:style-name="P175"/>
      <text:p text:style-name="P180">=&gt; cd /etc/sysconfig/network-scripts</text:p>
      <text:p text:style-name="P177"/>
      <text:p text:style-name="P177">In this directory There are a lot of files .From there we have to select the ‘<text:span text:style-name="T17">ifcfg-eth1</text:span>’ [yours can be different .<text:span text:style-name="T208">select the file based on your interface it will be like ifcfg-&lt;interface&gt;</text:span>]</text:p>
      <text:p text:style-name="P175"/>
      <text:p text:style-name="P208"/>
      <text:p text:style-name="P198"><draw:frame draw:style-name="fr3" draw:name="Image28" text:anchor-type="paragraph" svg:width="5.6618in" svg:height="1.5717in" draw:z-index="28"><draw:image xlink:href="Pictures/10000201000004C10000013F4922753BD3E9F312.png" xlink:type="simple" xlink:show="embed" xlink:actuate="onLoad" loext:mime-type="image/png"/></draw:frame></text:p>
      <text:p text:style-name="P198">Fourth <text:span text:style-name="T202">step</text:span></text:p>
      <text:p text:style-name="P146"><text:span text:style-name="T158"/></text:p>
      <text:p text:style-name="P146"><text:span text:style-name="T158">we have to edit the file with a text editor with root privileges.</text:span></text:p>
      <text:p text:style-name="P216"><text:span text:style-name="T158">In that file we have to change the</text:span></text:p>
      <text:p text:style-name="P147"><text:span text:style-name="T158">BOOTPROTO=static</text:span></text:p>
      <text:p text:style-name="P181">ONBOOT=yes</text:p>
      <text:p text:style-name="P181">IPADDR=192.168.0.10</text:p>
      <text:p text:style-name="P181">PREFIX=24</text:p>
      <text:p text:style-name="P181">GATEWAY=192.168.0.1</text:p>
      <text:p text:style-name="P217">DNS1=8.8.8.<text:span text:style-name="T202">8</text:span></text:p>
      <text:p text:style-name="P181"/>
      <text:p text:style-name="P181"><text:soft-page-break/></text:p>
      <text:p text:style-name="P181"/>
      <text:p text:style-name="P209"><draw:frame draw:style-name="fr4" draw:name="Image29" text:anchor-type="paragraph" svg:width="5.3181in" svg:height="3.5756in" draw:z-index="29"><draw:image xlink:href="Pictures/10000201000003F70000025D2DBE1D458EA9A101.png" xlink:type="simple" xlink:show="embed" xlink:actuate="onLoad" loext:mime-type="image/png"/></draw:frame></text:p>
      <text:p text:style-name="P209"/>
      <text:p text:style-name="P201">fifth <text:span text:style-name="T202">step</text:span></text:p>
      <text:p text:style-name="P176"><text:s/>if we see our ip address we can see the the ip address still dont change.to make the change we need to restart the interface.</text:p>
      <text:p text:style-name="P176"/>
      <text:p text:style-name="P176">We shutdown the interface with this command</text:p>
      <text:p text:style-name="P176"/>
      <text:p text:style-name="P179">=&gt;sudo ifdown eth1</text:p>
      <text:p text:style-name="P176"/>
      <text:p text:style-name="P176">Then we start the interface again</text:p>
      <text:p text:style-name="P175"><text:soft-page-break/></text:p>
      <text:p text:style-name="P179">=&gt;sudo ifup eth1</text:p>
      <text:p text:style-name="P176"/>
      <text:p text:style-name="P176"/>
      <text:p text:style-name="P204"><draw:frame draw:style-name="fr3" draw:name="Image30" text:anchor-type="paragraph" svg:width="5.589in" svg:height="1.3008in" draw:z-index="30"><draw:image xlink:href="Pictures/10000201000005020000011669F3E68410CD9623.png" xlink:type="simple" xlink:show="embed" xlink:actuate="onLoad" loext:mime-type="image/png"/></draw:frame></text:p>
      <text:p text:style-name="P197"><text:span text:style-name="T208">Sixth step</text:span></text:p>
      <text:p text:style-name="P204"><text:tab/><text:span text:style-name="T169">Then if we check ip address using</text:span></text:p>
      <text:p text:style-name="P148"><text:span text:style-name="T158">=&gt;ifconfig eth1</text:span></text:p>
      <text:p text:style-name="P148"><text:span text:style-name="T158"/></text:p>
      <text:p text:style-name="P204"><draw:frame draw:style-name="fr3" draw:name="Image31" text:anchor-type="paragraph" svg:width="5.4953in" svg:height="1.9028in" draw:z-index="31"><draw:image xlink:href="Pictures/100002010000041D0000014E1772FCDFDF69FD96.png" xlink:type="simple" xlink:show="embed" xlink:actuate="onLoad" loext:mime-type="image/png"/></draw:frame></text:p>
      <text:p text:style-name="P176"/>
      <text:p text:style-name="P176">we can see the ip address changed .</text:p>
      <text:p text:style-name="P176"/>
      <text:p text:style-name="P197"><text:span text:style-name="T208">Seventh step</text:span></text:p>
      <text:p text:style-name="P204"><text:soft-page-break/></text:p>
      <text:p text:style-name="P176">We have to test the connection via pinging a network.</text:p>
      <text:p text:style-name="P176"/>
      <text:p text:style-name="P179">=&gt;ping 8.8.8.8</text:p>
      <text:p text:style-name="P204"><draw:frame draw:style-name="fr3" draw:name="Image32" text:anchor-type="paragraph" svg:width="5.5575in" svg:height="2.322in" draw:z-index="32"><draw:image xlink:href="Pictures/100002010000036900000152803E3B734E96584A.png" xlink:type="simple" xlink:show="embed" xlink:actuate="onLoad" loext:mime-type="image/png"/></draw:frame></text:p>
      <text:p text:style-name="P204"/>
      <text:p text:style-name="P176">So the connection is up and running. <text:span text:style-name="T206">Thats is the another way of giving an ip address to a cenos7/Redhat7 server <text:s/>a static address.</text:span></text:p>
      <text:p text:style-name="P204"><text:span text:style-name="T169"/></text:p>
      <text:p text:style-name="P349"><text:span text:style-name="T169"/></text:p>
      <text:p text:style-name="P349"><text:span text:style-name="T169"/></text:p>
      <text:p text:style-name="P349"><text:span text:style-name="T169"/></text:p>
      <text:p text:style-name="P349"><text:span text:style-name="T169"/></text:p>
      <text:h text:style-name="P228" text:outline-level="1">SETTING STATIC IP IN <text:span text:style-name="T202">ubuntu</text:span></text:h>
      <text:p text:style-name="P236"><text:span text:style-name="T169">EASY WAY</text:span></text:p>
      <text:p text:style-name="P349"><text:span text:style-name="T169"/></text:p>
      <text:p text:style-name="P134"><text:span text:style-name="T169"/></text:p>
      <text:p text:style-name="P134"><text:span text:style-name="T169"/></text:p>
      <text:p text:style-name="P134"><text:span text:style-name="T169"/></text:p>
      <text:p text:style-name="P134"><text:span text:style-name="T169"/></text:p>
      <text:p text:style-name="P134"><text:span text:style-name="T169"/></text:p>
      <text:p text:style-name="P134"><text:span text:style-name="T169"/></text:p>
      <text:p text:style-name="P134"><text:span text:style-name="T169"/></text:p>
      <text:p text:style-name="P134"><text:span text:style-name="T169"/></text:p>
      <text:p text:style-name="P134"><text:span text:style-name="T169"/></text:p>
      <text:p text:style-name="P134"><text:span text:style-name="T169"/></text:p>
      <text:p text:style-name="P90">Vivamus mauris velit, congue eget ultrices eu, pharetra id <text:soft-page-break/>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P90">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P102"/>
      <text:p text:style-name="P102">The rest of this <text:span text:style-name="Book_20_Title"><text:span text:style-name="T51">template</text:span></text:span> is just dummy text that you can replace or delete.</text:p>
      <text:p text:style-name="P104">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text:soft-page-break/>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P90">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P90"/>
      <text:p text:style-name="P97">***</text:p>
      <text:p text:style-name="P104">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text:soft-page-break/>ipsum dolor sit amet, consectetur adipiscing elit. Mauris in scelerisque quam.</text:p>
      <text:p text:style-name="P90">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P90">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P90">In a sapien tincidunt, ultrices magna ultrices, eleifend urna. In sed nisi sapien. Donec eu tortor et erat dictum elementum sed nec justo. Etiam sit amet <text:s/>dignissim erat. Fusce elementum eget <text:s/>augue <text:s/>vel fer- mentum. Vestibulum bibendum nec nulla <text:soft-page-break/>sit amet lobortis. Aenean ac hendrerit risus. Nullam placerat suscipit enim et fringilla. Donec luctus enim eget <text:s/>ornare ullamcorper. Vivamus dolor lectus, varius at mi la- cinia, auctor lobortis sem.</text:p>
      <text:p text:style-name="P90">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P90">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P90">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text:soft-page-break/>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P90"><draw:custom-shape text:anchor-type="paragraph" draw:z-index="0" draw:name="Rectangle 3" draw:style-name="gr1" draw:text-style-name="P351"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text:soft-page-break/>In aliquam ornare libero, in dignissim velit elementum eget.</text:p>
      <text:h text:style-name="P85" text:outline-level="1"/>
      <text:h text:style-name="P85" text:outline-level="1"/>
      <text:h text:style-name="P85" text:outline-level="1"><text:soft-page-break/></text:h>
      <text:h text:style-name="P85" text:outline-level="1"><text:bookmark-start text:name="_Toc428025524"/><text:bookmark-start text:name="__RefHeading___Toc3007_1865421729"/>5 <text:span text:style-name="T8">could be a subtitle</text:span><text:bookmark-end text:name="_Toc428025524"/> <text:bookmark-end text:name="__RefHeading___Toc3007_1865421729"/></text:h>
      <text:p text:style-name="Quote"/>
      <text:p text:style-name="P38"/>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text:span><text:soft-page-break/><text:span text:style-name="First_20_Paragraph_20_Char">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51">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text:soft-page-break/>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text:soft-page-break/>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text:soft-page-break/>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text:soft-page-break/>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text:soft-page-break/>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312"><text:bookmark-start text:name="_Toc428025526"/></text:p>
      <text:h text:style-name="P82" text:outline-level="1"><text:bookmark-start text:name="__RefHeading___Toc3009_1865421729"/>ABOUT THE AUTHOR<text:bookmark-end text:name="__RefHeading___Toc3009_1865421729"/><text:bookmark-end text:name="_Toc428025526"/></text:h>
      <text:p text:style-name="P12"/>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1"/>
      <text:p text:style-name="P16">www.website.com</text:p>
      <text:p text:style-name="P142"/>
      <text:h text:style-name="P84" text:outline-level="1"><text:bookmark-start text:name="__RefHeading___Toc3011_1865421729"/><text:bookmark-start text:name="_Toc428025525"/>Acknowledgments<text:bookmark-end text:name="__RefHeading___Toc3011_1865421729"/><text:bookmark-end text:name="_Toc428025525"/></text:h>
      <text:p text:style-name="P12"/>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2"/>
      <text:p text:style-name="P313"/>
      <text:p text:style-name="P103">Thanks for reading! Please add a short review on Amazon</text:p>
      <text:p text:style-name="P103">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4"/>
      <text:p text:style-name="P14"/>
      <text:p text:style-name="P14"/>
      <text:p text:style-name="P13"><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4"/>
      <text:p text:style-name="P14">Thanks and good luck!</text:p>
      <text:p text:style-name="P15">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945945114"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91304469352246"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91303322269952"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91304830240646"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91304194929964"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91304395301980" text:continue-numbering="true" text:style-name="WWNum18">
          <text:list-item>
            <text:p text:style-name="MP3"><text:span text:style-name="page_20_number"/></text:p>
          </text:list-item>
        </text:list>
        <text:p text:style-name="MP4"><text:page-number text:select-page="current">99</text:page-number></text:p>
      </style:footer>
      <style:footer-left>
        <text:p text:style-name="MP5"><text:tab/></text:p>
        <text:p text:style-name="MP6"><text:page-number text:select-page="current">98</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91304669414250" text:continue-numbering="true" text:style-name="WWNum18">
          <text:list-item>
            <text:p text:style-name="MP3"><text:span text:style-name="page_20_number"/></text:p>
          </text:list-item>
        </text:list>
        <text:p text:style-name="MP4"><text:page-number text:select-page="current">101</text:page-number></text:p>
      </style:footer>
      <style:footer-left>
        <text:p text:style-name="MP5"><text:tab/></text:p>
        <text:p text:style-name="MP6"><text:page-number text:select-page="current">102</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91303973908412" text:continue-numbering="true" text:style-name="WWNum18">
          <text:list-item>
            <text:p text:style-name="MP3"><text:span text:style-name="page_20_number"/></text:p>
          </text:list-item>
        </text:list>
        <text:p text:style-name="MP4"><text:page-number text:select-page="current">103</text:page-number></text:p>
      </style:footer>
      <style:footer-left>
        <text:p text:style-name="MP5"><text:tab/></text:p>
        <text:p text:style-name="MP6"><text:page-number text:select-page="current">102</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91304000790769" text:continue-numbering="true" text:style-name="WWNum18">
          <text:list-item>
            <text:p text:style-name="MP3"><text:span text:style-name="page_20_number"/></text:p>
          </text:list-item>
        </text:list>
        <text:p text:style-name="MP4"><text:page-number text:select-page="current">103</text:page-number></text:p>
      </style:footer>
      <style:footer-left>
        <text:p text:style-name="MP5"><text:tab/></text:p>
        <text:p text:style-name="MP6"><text:page-number text:select-page="current">104</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45</meta:editing-cycles>
    <meta:print-date>2015-08-22T12:29:00</meta:print-date>
    <meta:creation-date>2015-08-21T19:05:00</meta:creation-date>
    <dc:date>2019-09-15T09:13:02.146073863</dc:date>
    <meta:editing-duration>PT7H28M35S</meta:editing-duration>
    <meta:generator>LibreOffice/6.0.7.3$Linux_X86_64 LibreOffice_project/00m0$Build-3</meta:generator>
    <meta:document-statistic meta:table-count="0" meta:image-count="32" meta:object-count="0" meta:page-count="108" meta:paragraph-count="949" meta:word-count="8873" meta:character-count="54426" meta:non-whitespace-character-count="45604"/>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